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75pt"/>
    </style:style>
    <style:style style:name="co2" style:family="table-column">
      <style:table-column-properties fo:break-before="auto" style:column-width="116.79pt"/>
    </style:style>
    <style:style style:name="co3" style:family="table-column">
      <style:table-column-properties fo:break-before="auto" style:column-width="67.15pt"/>
    </style:style>
    <style:style style:name="co4" style:family="table-column">
      <style:table-column-properties fo:break-before="auto" style:column-width="201.8pt"/>
    </style:style>
    <style:style style:name="co5" style:family="table-column">
      <style:table-column-properties fo:break-before="auto" style:column-width="26.9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Коефициенти - Първи Вариант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1" table:default-cell-style-name="Default"/>
        <table:table-column table:style-name="co5" table:number-columns-repeated="987" table:default-cell-style-name="Default"/>
        <table:table-row table:style-name="ro1">
          <table:table-cell office:value-type="string" calcext:value-type="string">
            <text:p>Lucky Six при сфера с 90 топки от която се теглят 35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рябва да бъдат познати поне 6 топк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грачът избира първоначално от 6 до 10 числ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ефициентът за печалба се определя от номера под който е позната шеста топка в талон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рой цветове с 6 или повече топки от един цвят: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Вероятност</text:p>
          </table:table-cell>
          <table:table-cell office:value-type="float" office:value="0.388282426" calcext:value-type="float">
            <text:p>0.388282426</text:p>
          </table:table-cell>
          <table:table-cell office:value-type="float" office:value="0.46955682" calcext:value-type="float">
            <text:p>0.46955682</text:p>
          </table:table-cell>
          <table:table-cell office:value-type="float" office:value="0.132476999" calcext:value-type="float">
            <text:p>0.132476999</text:p>
          </table:table-cell>
          <table:table-cell office:value-type="float" office:value="0.00954989" calcext:value-type="float">
            <text:p>0.00954989</text:p>
          </table:table-cell>
          <table:table-cell office:value-type="float" office:value="0.000133716" calcext:value-type="float">
            <text:p>0.000133716</text:p>
          </table:table-cell>
          <table:table-cell office:value-type="float" office:value="0.000000149" calcext:value-type="float">
            <text:p>0.00000014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RTP%</text:p>
          </table:table-cell>
          <table:table-cell table:style-name="ce3" table:formula="of:= 100 * [.G10] * [.G11]" office:value-type="float" office:value="0" calcext:value-type="float">
            <text:p>0.00</text:p>
          </table:table-cell>
          <table:table-cell table:style-name="ce3" table:formula="of:= 100 * [.H10] * [.H11]" office:value-type="float" office:value="93.911364" calcext:value-type="float">
            <text:p>93.91</text:p>
          </table:table-cell>
          <table:table-cell table:style-name="ce3" table:formula="of:= 100 * [.I10] * [.I11]" office:value-type="float" office:value="92.7338993" calcext:value-type="float">
            <text:p>92.73</text:p>
          </table:table-cell>
          <table:table-cell table:style-name="ce3" table:formula="of:= 100 * SUM([.J10:.Q10]) * [.J11]" office:value-type="float" office:value="91.9956725" calcext:value-type="float">
            <text:p>92.00</text:p>
          </table:table-cell>
          <table:table-cell table:style-name="ce3" table:number-columns-repeated="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Брой топки за познаване</text:p>
          </table:table-cell>
          <table:table-cell table:style-name="ce1" office:value-type="string" calcext:value-type="string">
            <text:p>Залог за комбинация</text:p>
          </table:table-cell>
          <table:table-cell table:style-name="ce1" office:value-type="string" calcext:value-type="string">
            <text:p>Комбинации</text:p>
          </table:table-cell>
          <table:table-cell table:style-name="ce1" office:value-type="string" calcext:value-type="string">
            <text:p>Минимален общ залог</text:p>
          </table:table-cell>
          <table:table-cell/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6</text:p>
          </table:table-cell>
          <table:table-cell table:style-name="ce3" table:formula="of:= [.D15] / [.C15]" office:value-type="float" office:value="0.1" calcext:value-type="float">
            <text:p>0.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997393565" calcext:value-type="float">
            <text:p>0.997393565</text:p>
          </table:table-cell>
          <table:table-cell office:value-type="float" office:value="0.000000001" calcext:value-type="float">
            <text:p>0.000000001</text:p>
          </table:table-cell>
          <table:table-cell office:value-type="float" office:value="0.000000012" calcext:value-type="float">
            <text:p>0.000000012</text:p>
          </table:table-cell>
          <table:table-cell office:value-type="float" office:value="0.000000053" calcext:value-type="float">
            <text:p>0.000000053</text:p>
          </table:table-cell>
          <table:table-cell office:value-type="float" office:value="0.000000091" calcext:value-type="float">
            <text:p>0.000000091</text:p>
          </table:table-cell>
          <table:table-cell office:value-type="float" office:value="0.000000192" calcext:value-type="float">
            <text:p>0.000000192</text:p>
          </table:table-cell>
          <table:table-cell office:value-type="float" office:value="0.000000397" calcext:value-type="float">
            <text:p>0.000000397</text:p>
          </table:table-cell>
          <table:table-cell office:value-type="float" office:value="0.000000838" calcext:value-type="float">
            <text:p>0.000000838</text:p>
          </table:table-cell>
          <table:table-cell office:value-type="float" office:value="0.000001281" calcext:value-type="float">
            <text:p>0.000001281</text:p>
          </table:table-cell>
          <table:table-cell office:value-type="float" office:value="0.00000215" calcext:value-type="float">
            <text:p>0.00000215</text:p>
          </table:table-cell>
          <table:table-cell office:value-type="float" office:value="0.000003185" calcext:value-type="float">
            <text:p>0.000003185</text:p>
          </table:table-cell>
          <table:table-cell office:value-type="float" office:value="0.000004829" calcext:value-type="float">
            <text:p>0.000004829</text:p>
          </table:table-cell>
          <table:table-cell office:value-type="float" office:value="0.000006943" calcext:value-type="float">
            <text:p>0.000006943</text:p>
          </table:table-cell>
          <table:table-cell office:value-type="float" office:value="0.000009933" calcext:value-type="float">
            <text:p>0.000009933</text:p>
          </table:table-cell>
          <table:table-cell office:value-type="float" office:value="0.000013792" calcext:value-type="float">
            <text:p>0.000013792</text:p>
          </table:table-cell>
          <table:table-cell office:value-type="float" office:value="0.000018741" calcext:value-type="float">
            <text:p>0.000018741</text:p>
          </table:table-cell>
          <table:table-cell office:value-type="float" office:value="0.000025037" calcext:value-type="float">
            <text:p>0.000025037</text:p>
          </table:table-cell>
          <table:table-cell office:value-type="float" office:value="0.000033151" calcext:value-type="float">
            <text:p>0.000033151</text:p>
          </table:table-cell>
          <table:table-cell office:value-type="float" office:value="0.000042148" calcext:value-type="float">
            <text:p>0.000042148</text:p>
          </table:table-cell>
          <table:table-cell office:value-type="float" office:value="0.000053904" calcext:value-type="float">
            <text:p>0.000053904</text:p>
          </table:table-cell>
          <table:table-cell office:value-type="float" office:value="0.00006822" calcext:value-type="float">
            <text:p>0.00006822</text:p>
          </table:table-cell>
          <table:table-cell office:value-type="float" office:value="0.00008478" calcext:value-type="float">
            <text:p>0.00008478</text:p>
          </table:table-cell>
          <table:table-cell office:value-type="float" office:value="0.000105193" calcext:value-type="float">
            <text:p>0.000105193</text:p>
          </table:table-cell>
          <table:table-cell office:value-type="float" office:value="0.000129636" calcext:value-type="float">
            <text:p>0.000129636</text:p>
          </table:table-cell>
          <table:table-cell office:value-type="float" office:value="0.000157828" calcext:value-type="float">
            <text:p>0.000157828</text:p>
          </table:table-cell>
          <table:table-cell office:value-type="float" office:value="0.000191153" calcext:value-type="float">
            <text:p>0.000191153</text:p>
          </table:table-cell>
          <table:table-cell office:value-type="float" office:value="0.000228689" calcext:value-type="float">
            <text:p>0.000228689</text:p>
          </table:table-cell>
          <table:table-cell office:value-type="float" office:value="0.000272946" calcext:value-type="float">
            <text:p>0.000272946</text:p>
          </table:table-cell>
          <table:table-cell office:value-type="float" office:value="0.000324266" calcext:value-type="float">
            <text:p>0.000324266</text:p>
          </table:table-cell>
          <table:table-cell office:value-type="float" office:value="0.000381141" calcext:value-type="float">
            <text:p>0.000381141</text:p>
          </table:table-cell>
          <table:table-cell office:value-type="float" office:value="0.000445905" calcext:value-type="float">
            <text:p>0.00044590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7</text:p>
          </table:table-cell>
          <table:table-cell table:style-name="ce3" table:formula="of:= [.D16] / [.C16]" office:value-type="float" office:value="0.107142857142857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987154912" calcext:value-type="float">
            <text:p>0.987154912</text:p>
          </table:table-cell>
          <table:table-cell office:value-type="float" office:value="0.000000011" calcext:value-type="float">
            <text:p>0.000000011</text:p>
          </table:table-cell>
          <table:table-cell office:value-type="float" office:value="0.00000007" calcext:value-type="float">
            <text:p>0.00000007</text:p>
          </table:table-cell>
          <table:table-cell office:value-type="float" office:value="0.00000024" calcext:value-type="float">
            <text:p>0.00000024</text:p>
          </table:table-cell>
          <table:table-cell office:value-type="float" office:value="0.000000601" calcext:value-type="float">
            <text:p>0.000000601</text:p>
          </table:table-cell>
          <table:table-cell office:value-type="float" office:value="0.000001284" calcext:value-type="float">
            <text:p>0.000001284</text:p>
          </table:table-cell>
          <table:table-cell office:value-type="float" office:value="0.000002658" calcext:value-type="float">
            <text:p>0.000002658</text:p>
          </table:table-cell>
          <table:table-cell office:value-type="float" office:value="0.000004923" calcext:value-type="float">
            <text:p>0.000004923</text:p>
          </table:table-cell>
          <table:table-cell office:value-type="float" office:value="0.000008311" calcext:value-type="float">
            <text:p>0.000008311</text:p>
          </table:table-cell>
          <table:table-cell office:value-type="float" office:value="0.000013073" calcext:value-type="float">
            <text:p>0.000013073</text:p>
          </table:table-cell>
          <table:table-cell office:value-type="float" office:value="0.000020062" calcext:value-type="float">
            <text:p>0.000020062</text:p>
          </table:table-cell>
          <table:table-cell office:value-type="float" office:value="0.000029728" calcext:value-type="float">
            <text:p>0.000029728</text:p>
          </table:table-cell>
          <table:table-cell office:value-type="float" office:value="0.000042997" calcext:value-type="float">
            <text:p>0.000042997</text:p>
          </table:table-cell>
          <table:table-cell office:value-type="float" office:value="0.000059758" calcext:value-type="float">
            <text:p>0.000059758</text:p>
          </table:table-cell>
          <table:table-cell office:value-type="float" office:value="0.0000816" calcext:value-type="float">
            <text:p>0.0000816</text:p>
          </table:table-cell>
          <table:table-cell office:value-type="float" office:value="0.000108702" calcext:value-type="float">
            <text:p>0.000108702</text:p>
          </table:table-cell>
          <table:table-cell office:value-type="float" office:value="0.00014287" calcext:value-type="float">
            <text:p>0.00014287</text:p>
          </table:table-cell>
          <table:table-cell office:value-type="float" office:value="0.000184895" calcext:value-type="float">
            <text:p>0.000184895</text:p>
          </table:table-cell>
          <table:table-cell office:value-type="float" office:value="0.000236615" calcext:value-type="float">
            <text:p>0.000236615</text:p>
          </table:table-cell>
          <table:table-cell office:value-type="float" office:value="0.000297621" calcext:value-type="float">
            <text:p>0.000297621</text:p>
          </table:table-cell>
          <table:table-cell office:value-type="float" office:value="0.000369771" calcext:value-type="float">
            <text:p>0.000369771</text:p>
          </table:table-cell>
          <table:table-cell office:value-type="float" office:value="0.000455235" calcext:value-type="float">
            <text:p>0.000455235</text:p>
          </table:table-cell>
          <table:table-cell office:value-type="float" office:value="0.000553621" calcext:value-type="float">
            <text:p>0.000553621</text:p>
          </table:table-cell>
          <table:table-cell office:value-type="float" office:value="0.000669589" calcext:value-type="float">
            <text:p>0.000669589</text:p>
          </table:table-cell>
          <table:table-cell office:value-type="float" office:value="0.000802031" calcext:value-type="float">
            <text:p>0.000802031</text:p>
          </table:table-cell>
          <table:table-cell office:value-type="float" office:value="0.000953319" calcext:value-type="float">
            <text:p>0.000953319</text:p>
          </table:table-cell>
          <table:table-cell office:value-type="float" office:value="0.001125344" calcext:value-type="float">
            <text:p>0.001125344</text:p>
          </table:table-cell>
          <table:table-cell office:value-type="float" office:value="0.001320334" calcext:value-type="float">
            <text:p>0.001320334</text:p>
          </table:table-cell>
          <table:table-cell office:value-type="float" office:value="0.001535778" calcext:value-type="float">
            <text:p>0.001535778</text:p>
          </table:table-cell>
          <table:table-cell office:value-type="float" office:value="0.001777547" calcext:value-type="float">
            <text:p>0.001777547</text:p>
          </table:table-cell>
          <table:table-cell office:value-type="float" office:value="0.0020465" calcext:value-type="float">
            <text:p>0.002046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8</text:p>
          </table:table-cell>
          <table:table-cell table:style-name="ce3" table:formula="of:= [.D17] / [.C17]" office:value-type="float" office:value="0.107142857142857" calcext:value-type="float">
            <text:p>0.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963820934" calcext:value-type="float">
            <text:p>0.963820934</text:p>
          </table:table-cell>
          <table:table-cell office:value-type="float" office:value="0.000000034" calcext:value-type="float">
            <text:p>0.000000034</text:p>
          </table:table-cell>
          <table:table-cell office:value-type="float" office:value="0.000000267" calcext:value-type="float">
            <text:p>0.000000267</text:p>
          </table:table-cell>
          <table:table-cell office:value-type="float" office:value="0.000000942" calcext:value-type="float">
            <text:p>0.000000942</text:p>
          </table:table-cell>
          <table:table-cell office:value-type="float" office:value="0.000002377" calcext:value-type="float">
            <text:p>0.000002377</text:p>
          </table:table-cell>
          <table:table-cell office:value-type="float" office:value="0.000005125" calcext:value-type="float">
            <text:p>0.000005125</text:p>
          </table:table-cell>
          <table:table-cell office:value-type="float" office:value="0.000010037" calcext:value-type="float">
            <text:p>0.000010037</text:p>
          </table:table-cell>
          <table:table-cell office:value-type="float" office:value="0.000017894" calcext:value-type="float">
            <text:p>0.000017894</text:p>
          </table:table-cell>
          <table:table-cell office:value-type="float" office:value="0.000029915" calcext:value-type="float">
            <text:p>0.000029915</text:p>
          </table:table-cell>
          <table:table-cell office:value-type="float" office:value="0.00004728" calcext:value-type="float">
            <text:p>0.00004728</text:p>
          </table:table-cell>
          <table:table-cell office:value-type="float" office:value="0.000071485" calcext:value-type="float">
            <text:p>0.000071485</text:p>
          </table:table-cell>
          <table:table-cell office:value-type="float" office:value="0.00010483" calcext:value-type="float">
            <text:p>0.00010483</text:p>
          </table:table-cell>
          <table:table-cell office:value-type="float" office:value="0.000147491" calcext:value-type="float">
            <text:p>0.000147491</text:p>
          </table:table-cell>
          <table:table-cell office:value-type="float" office:value="0.000204417" calcext:value-type="float">
            <text:p>0.000204417</text:p>
          </table:table-cell>
          <table:table-cell office:value-type="float" office:value="0.000274748" calcext:value-type="float">
            <text:p>0.000274748</text:p>
          </table:table-cell>
          <table:table-cell office:value-type="float" office:value="0.00036229" calcext:value-type="float">
            <text:p>0.00036229</text:p>
          </table:table-cell>
          <table:table-cell office:value-type="float" office:value="0.000469213" calcext:value-type="float">
            <text:p>0.000469213</text:p>
          </table:table-cell>
          <table:table-cell office:value-type="float" office:value="0.000598831" calcext:value-type="float">
            <text:p>0.000598831</text:p>
          </table:table-cell>
          <table:table-cell office:value-type="float" office:value="0.00075056" calcext:value-type="float">
            <text:p>0.00075056</text:p>
          </table:table-cell>
          <table:table-cell office:value-type="float" office:value="0.000930619" calcext:value-type="float">
            <text:p>0.000930619</text:p>
          </table:table-cell>
          <table:table-cell office:value-type="float" office:value="0.001140122" calcext:value-type="float">
            <text:p>0.001140122</text:p>
          </table:table-cell>
          <table:table-cell office:value-type="float" office:value="0.001384639" calcext:value-type="float">
            <text:p>0.001384639</text:p>
          </table:table-cell>
          <table:table-cell office:value-type="float" office:value="0.001656016" calcext:value-type="float">
            <text:p>0.001656016</text:p>
          </table:table-cell>
          <table:table-cell office:value-type="float" office:value="0.001969334" calcext:value-type="float">
            <text:p>0.001969334</text:p>
          </table:table-cell>
          <table:table-cell office:value-type="float" office:value="0.002322011" calcext:value-type="float">
            <text:p>0.002322011</text:p>
          </table:table-cell>
          <table:table-cell office:value-type="float" office:value="0.002712428" calcext:value-type="float">
            <text:p>0.002712428</text:p>
          </table:table-cell>
          <table:table-cell office:value-type="float" office:value="0.003146274" calcext:value-type="float">
            <text:p>0.003146274</text:p>
          </table:table-cell>
          <table:table-cell office:value-type="float" office:value="0.003623205" calcext:value-type="float">
            <text:p>0.003623205</text:p>
          </table:table-cell>
          <table:table-cell office:value-type="float" office:value="0.004148356" calcext:value-type="float">
            <text:p>0.004148356</text:p>
          </table:table-cell>
          <table:table-cell office:value-type="float" office:value="0.00471479" calcext:value-type="float">
            <text:p>0.00471479</text:p>
          </table:table-cell>
          <table:table-cell office:value-type="float" office:value="0.005333536" calcext:value-type="float">
            <text:p>0.005333536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9</text:p>
          </table:table-cell>
          <table:table-cell table:style-name="ce3" table:formula="of:= [.D18] / [.C18]" office:value-type="float" office:value="0.107142857142857" calcext:value-type="float">
            <text:p>0.11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92363057" calcext:value-type="float">
            <text:p>0.92363057</text:p>
          </table:table-cell>
          <table:table-cell office:value-type="float" office:value="0.000000149" calcext:value-type="float">
            <text:p>0.000000149</text:p>
          </table:table-cell>
          <table:table-cell office:value-type="float" office:value="0.000000783" calcext:value-type="float">
            <text:p>0.000000783</text:p>
          </table:table-cell>
          <table:table-cell office:value-type="float" office:value="0.000002713" calcext:value-type="float">
            <text:p>0.000002713</text:p>
          </table:table-cell>
          <table:table-cell office:value-type="float" office:value="0.000006578" calcext:value-type="float">
            <text:p>0.000006578</text:p>
          </table:table-cell>
          <table:table-cell office:value-type="float" office:value="0.000014696" calcext:value-type="float">
            <text:p>0.000014696</text:p>
          </table:table-cell>
          <table:table-cell office:value-type="float" office:value="0.000027966" calcext:value-type="float">
            <text:p>0.000027966</text:p>
          </table:table-cell>
          <table:table-cell office:value-type="float" office:value="0.000049898" calcext:value-type="float">
            <text:p>0.000049898</text:p>
          </table:table-cell>
          <table:table-cell office:value-type="float" office:value="0.000081857" calcext:value-type="float">
            <text:p>0.000081857</text:p>
          </table:table-cell>
          <table:table-cell office:value-type="float" office:value="0.000128013" calcext:value-type="float">
            <text:p>0.000128013</text:p>
          </table:table-cell>
          <table:table-cell office:value-type="float" office:value="0.000191392" calcext:value-type="float">
            <text:p>0.000191392</text:p>
          </table:table-cell>
          <table:table-cell office:value-type="float" office:value="0.000275913" calcext:value-type="float">
            <text:p>0.000275913</text:p>
          </table:table-cell>
          <table:table-cell office:value-type="float" office:value="0.000384496" calcext:value-type="float">
            <text:p>0.000384496</text:p>
          </table:table-cell>
          <table:table-cell office:value-type="float" office:value="0.000522141" calcext:value-type="float">
            <text:p>0.000522141</text:p>
          </table:table-cell>
          <table:table-cell office:value-type="float" office:value="0.000691543" calcext:value-type="float">
            <text:p>0.000691543</text:p>
          </table:table-cell>
          <table:table-cell office:value-type="float" office:value="0.000900871" calcext:value-type="float">
            <text:p>0.000900871</text:p>
          </table:table-cell>
          <table:table-cell office:value-type="float" office:value="0.001150088" calcext:value-type="float">
            <text:p>0.001150088</text:p>
          </table:table-cell>
          <table:table-cell office:value-type="float" office:value="0.001444543" calcext:value-type="float">
            <text:p>0.001444543</text:p>
          </table:table-cell>
          <table:table-cell office:value-type="float" office:value="0.001788363" calcext:value-type="float">
            <text:p>0.001788363</text:p>
          </table:table-cell>
          <table:table-cell office:value-type="float" office:value="0.002178615" calcext:value-type="float">
            <text:p>0.002178615</text:p>
          </table:table-cell>
          <table:table-cell office:value-type="float" office:value="0.002628545" calcext:value-type="float">
            <text:p>0.002628545</text:p>
          </table:table-cell>
          <table:table-cell office:value-type="float" office:value="0.003137069" calcext:value-type="float">
            <text:p>0.003137069</text:p>
          </table:table-cell>
          <table:table-cell office:value-type="float" office:value="0.003701292" calcext:value-type="float">
            <text:p>0.003701292</text:p>
          </table:table-cell>
          <table:table-cell office:value-type="float" office:value="0.004326635" calcext:value-type="float">
            <text:p>0.004326635</text:p>
          </table:table-cell>
          <table:table-cell office:value-type="float" office:value="0.005005823" calcext:value-type="float">
            <text:p>0.005005823</text:p>
          </table:table-cell>
          <table:table-cell office:value-type="float" office:value="0.005755256" calcext:value-type="float">
            <text:p>0.005755256</text:p>
          </table:table-cell>
          <table:table-cell office:value-type="float" office:value="0.006561072" calcext:value-type="float">
            <text:p>0.006561072</text:p>
          </table:table-cell>
          <table:table-cell office:value-type="float" office:value="0.007425176" calcext:value-type="float">
            <text:p>0.007425176</text:p>
          </table:table-cell>
          <table:table-cell office:value-type="float" office:value="0.008342541" calcext:value-type="float">
            <text:p>0.008342541</text:p>
          </table:table-cell>
          <table:table-cell office:value-type="float" office:value="0.009312362" calcext:value-type="float">
            <text:p>0.009312362</text:p>
          </table:table-cell>
          <table:table-cell office:value-type="float" office:value="0.010333041" calcext:value-type="float">
            <text:p>0.010333041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10</text:p>
          </table:table-cell>
          <table:table-cell table:style-name="ce3" table:formula="of:= [.D19] / [.C19]" office:value-type="float" office:value="0.107142857142857" calcext:value-type="float">
            <text:p>0.11</text:p>
          </table:table-cell>
          <table:table-cell office:value-type="float" office:value="210" calcext:value-type="float">
            <text:p>210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865559455" calcext:value-type="float">
            <text:p>0.865559455</text:p>
          </table:table-cell>
          <table:table-cell office:value-type="float" office:value="0.000000367" calcext:value-type="float">
            <text:p>0.000000367</text:p>
          </table:table-cell>
          <table:table-cell office:value-type="float" office:value="0.000001959" calcext:value-type="float">
            <text:p>0.000001959</text:p>
          </table:table-cell>
          <table:table-cell office:value-type="float" office:value="0.000006347" calcext:value-type="float">
            <text:p>0.000006347</text:p>
          </table:table-cell>
          <table:table-cell office:value-type="float" office:value="0.000016291" calcext:value-type="float">
            <text:p>0.000016291</text:p>
          </table:table-cell>
          <table:table-cell office:value-type="float" office:value="0.000034898" calcext:value-type="float">
            <text:p>0.000034898</text:p>
          </table:table-cell>
          <table:table-cell office:value-type="float" office:value="0.000066201" calcext:value-type="float">
            <text:p>0.000066201</text:p>
          </table:table-cell>
          <table:table-cell office:value-type="float" office:value="0.000114541" calcext:value-type="float">
            <text:p>0.000114541</text:p>
          </table:table-cell>
          <table:table-cell office:value-type="float" office:value="0.000187585" calcext:value-type="float">
            <text:p>0.000187585</text:p>
          </table:table-cell>
          <table:table-cell office:value-type="float" office:value="0.000289147" calcext:value-type="float">
            <text:p>0.000289147</text:p>
          </table:table-cell>
          <table:table-cell office:value-type="float" office:value="0.000424964" calcext:value-type="float">
            <text:p>0.000424964</text:p>
          </table:table-cell>
          <table:table-cell office:value-type="float" office:value="0.000604536" calcext:value-type="float">
            <text:p>0.000604536</text:p>
          </table:table-cell>
          <table:table-cell office:value-type="float" office:value="0.00083139" calcext:value-type="float">
            <text:p>0.00083139</text:p>
          </table:table-cell>
          <table:table-cell office:value-type="float" office:value="0.001111639" calcext:value-type="float">
            <text:p>0.001111639</text:p>
          </table:table-cell>
          <table:table-cell office:value-type="float" office:value="0.001455391" calcext:value-type="float">
            <text:p>0.001455391</text:p>
          </table:table-cell>
          <table:table-cell office:value-type="float" office:value="0.001868091" calcext:value-type="float">
            <text:p>0.001868091</text:p>
          </table:table-cell>
          <table:table-cell office:value-type="float" office:value="0.002342584" calcext:value-type="float">
            <text:p>0.002342584</text:p>
          </table:table-cell>
          <table:table-cell office:value-type="float" office:value="0.002897425" calcext:value-type="float">
            <text:p>0.002897425</text:p>
          </table:table-cell>
          <table:table-cell office:value-type="float" office:value="0.003529086" calcext:value-type="float">
            <text:p>0.003529086</text:p>
          </table:table-cell>
          <table:table-cell office:value-type="float" office:value="0.004241661" calcext:value-type="float">
            <text:p>0.004241661</text:p>
          </table:table-cell>
          <table:table-cell office:value-type="float" office:value="0.005031056" calcext:value-type="float">
            <text:p>0.005031056</text:p>
          </table:table-cell>
          <table:table-cell office:value-type="float" office:value="0.005897289" calcext:value-type="float">
            <text:p>0.005897289</text:p>
          </table:table-cell>
          <table:table-cell office:value-type="float" office:value="0.006848611" calcext:value-type="float">
            <text:p>0.006848611</text:p>
          </table:table-cell>
          <table:table-cell office:value-type="float" office:value="0.007877961" calcext:value-type="float">
            <text:p>0.007877961</text:p>
          </table:table-cell>
          <table:table-cell office:value-type="float" office:value="0.00896953" calcext:value-type="float">
            <text:p>0.00896953</text:p>
          </table:table-cell>
          <table:table-cell office:value-type="float" office:value="0.010121027" calcext:value-type="float">
            <text:p>0.010121027</text:p>
          </table:table-cell>
          <table:table-cell office:value-type="float" office:value="0.011336869" calcext:value-type="float">
            <text:p>0.011336869</text:p>
          </table:table-cell>
          <table:table-cell office:value-type="float" office:value="0.01260126" calcext:value-type="float">
            <text:p>0.01260126</text:p>
          </table:table-cell>
          <table:table-cell office:value-type="float" office:value="0.01390318" calcext:value-type="float">
            <text:p>0.01390318</text:p>
          </table:table-cell>
          <table:table-cell office:value-type="float" office:value="0.015241039" calcext:value-type="float">
            <text:p>0.015241039</text:p>
          </table:table-cell>
          <table:table-cell office:value-type="float" office:value="0.01658862" calcext:value-type="float">
            <text:p>0.01658862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Общо RTP%</text:p>
          </table:table-cell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29:.AK29])" office:value-type="float" office:value="91.133513" calcext:value-type="float">
            <text:p>91.13</text:p>
          </table:table-cell>
          <table:table-cell office:value-type="string" calcext:value-type="string">
            <text:p>RTP%</text:p>
          </table:table-cell>
          <table:table-cell table:formula="of:= 100 * [.G15] * [.G22] / [.$D15]" office:value-type="float" office:value="0" calcext:value-type="float">
            <text:p>0</text:p>
          </table:table-cell>
          <table:table-cell table:formula="of:= 100 * [.H15] * [.H22] / [.$D15]" office:value-type="float" office:value="0.1" calcext:value-type="float">
            <text:p>0.1</text:p>
          </table:table-cell>
          <table:table-cell table:formula="of:= 100 * [.I15] * [.I22] / [.$D15]" office:value-type="float" office:value="1.08" calcext:value-type="float">
            <text:p>1.08</text:p>
          </table:table-cell>
          <table:table-cell table:formula="of:= 100 * [.J15] * [.J22] / [.$D15]" office:value-type="float" office:value="4.24" calcext:value-type="float">
            <text:p>4.24</text:p>
          </table:table-cell>
          <table:table-cell table:formula="of:= 100 * [.K15] * [.K22] / [.$D15]" office:value-type="float" office:value="6.37" calcext:value-type="float">
            <text:p>6.37</text:p>
          </table:table-cell>
          <table:table-cell table:formula="of:= 100 * [.L15] * [.L22] / [.$D15]" office:value-type="float" office:value="11.52" calcext:value-type="float">
            <text:p>11.52</text:p>
          </table:table-cell>
          <table:table-cell table:formula="of:= 100 * [.M15] * [.M22] / [.$D15]" office:value-type="float" office:value="19.85" calcext:value-type="float">
            <text:p>19.85</text:p>
          </table:table-cell>
          <table:table-cell table:formula="of:= 100 * [.N15] * [.N22] / [.$D15]" office:value-type="float" office:value="20.95" calcext:value-type="float">
            <text:p>20.95</text:p>
          </table:table-cell>
          <table:table-cell table:formula="of:= 100 * [.O15] * [.O22] / [.$D15]" office:value-type="float" office:value="1.281" calcext:value-type="float">
            <text:p>1.281</text:p>
          </table:table-cell>
          <table:table-cell table:formula="of:= 100 * [.P15] * [.P22] / [.$D15]" office:value-type="float" office:value="1.6125" calcext:value-type="float">
            <text:p>1.6125</text:p>
          </table:table-cell>
          <table:table-cell table:formula="of:= 100 * [.Q15] * [.Q22] / [.$D15]" office:value-type="float" office:value="1.5925" calcext:value-type="float">
            <text:p>1.5925</text:p>
          </table:table-cell>
          <table:table-cell table:formula="of:= 100 * [.R15] * [.R22] / [.$D15]" office:value-type="float" office:value="1.20725" calcext:value-type="float">
            <text:p>1.20725</text:p>
          </table:table-cell>
          <table:table-cell table:formula="of:= 100 * [.S15] * [.S22] / [.$D15]" office:value-type="float" office:value="0.6943" calcext:value-type="float">
            <text:p>0.6943</text:p>
          </table:table-cell>
          <table:table-cell table:formula="of:= 100 * [.T15] * [.T22] / [.$D15]" office:value-type="float" office:value="0.89397" calcext:value-type="float">
            <text:p>0.89397</text:p>
          </table:table-cell>
          <table:table-cell table:formula="of:= 100 * [.U15] * [.U22] / [.$D15]" office:value-type="float" office:value="1.10336" calcext:value-type="float">
            <text:p>1.10336</text:p>
          </table:table-cell>
          <table:table-cell table:formula="of:= 100 * [.V15] * [.V22] / [.$D15]" office:value-type="float" office:value="1.31187" calcext:value-type="float">
            <text:p>1.31187</text:p>
          </table:table-cell>
          <table:table-cell table:formula="of:= 100 * [.W15] * [.W22] / [.$D15]" office:value-type="float" office:value="1.50222" calcext:value-type="float">
            <text:p>1.50222</text:p>
          </table:table-cell>
          <table:table-cell table:formula="of:= 100 * [.X15] * [.X22] / [.$D15]" office:value-type="float" office:value="1.65755" calcext:value-type="float">
            <text:p>1.65755</text:p>
          </table:table-cell>
          <table:table-cell table:formula="of:= 100 * [.Y15] * [.Y22] / [.$D15]" office:value-type="float" office:value="1.68592" calcext:value-type="float">
            <text:p>1.68592</text:p>
          </table:table-cell>
          <table:table-cell table:formula="of:= 100 * [.Z15] * [.Z22] / [.$D15]" office:value-type="float" office:value="1.61712" calcext:value-type="float">
            <text:p>1.61712</text:p>
          </table:table-cell>
          <table:table-cell table:formula="of:= 100 * [.AA15] * [.AA22] / [.$D15]" office:value-type="float" office:value="1.3644" calcext:value-type="float">
            <text:p>1.3644</text:p>
          </table:table-cell>
          <table:table-cell table:formula="of:= 100 * [.AB15] * [.AB22] / [.$D15]" office:value-type="float" office:value="0.8478" calcext:value-type="float">
            <text:p>0.8478</text:p>
          </table:table-cell>
          <table:table-cell table:formula="of:= 100 * [.AC15] * [.AC22] / [.$D15]" office:value-type="float" office:value="0.946737" calcext:value-type="float">
            <text:p>0.946737</text:p>
          </table:table-cell>
          <table:table-cell table:formula="of:= 100 * [.AD15] * [.AD22] / [.$D15]" office:value-type="float" office:value="1.037088" calcext:value-type="float">
            <text:p>1.037088</text:p>
          </table:table-cell>
          <table:table-cell table:formula="of:= 100 * [.AE15] * [.AE22] / [.$D15]" office:value-type="float" office:value="1.104796" calcext:value-type="float">
            <text:p>1.104796</text:p>
          </table:table-cell>
          <table:table-cell table:formula="of:= 100 * [.AF15] * [.AF22] / [.$D15]" office:value-type="float" office:value="1.146918" calcext:value-type="float">
            <text:p>1.146918</text:p>
          </table:table-cell>
          <table:table-cell table:formula="of:= 100 * [.AG15] * [.AG22] / [.$D15]" office:value-type="float" office:value="1.143445" calcext:value-type="float">
            <text:p>1.143445</text:p>
          </table:table-cell>
          <table:table-cell table:formula="of:= 100 * [.AH15] * [.AH22] / [.$D15]" office:value-type="float" office:value="1.091784" calcext:value-type="float">
            <text:p>1.091784</text:p>
          </table:table-cell>
          <table:table-cell table:formula="of:= 100 * [.AI15] * [.AI22] / [.$D15]" office:value-type="float" office:value="0.972798" calcext:value-type="float">
            <text:p>0.972798</text:p>
          </table:table-cell>
          <table:table-cell table:formula="of:= 100 * [.AJ15] * [.AJ22] / [.$D15]" office:value-type="float" office:value="0.762282" calcext:value-type="float">
            <text:p>0.762282</text:p>
          </table:table-cell>
          <table:table-cell table:formula="of:= 100 * [.AK15] * [.AK22] / [.$D15]" office:value-type="float" office:value="0.445905" calcext:value-type="float">
            <text:p>0.445905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0:.AK30])" office:value-type="float" office:value="73.6036234666666" calcext:value-type="float">
            <text:p>73.60</text:p>
          </table:table-cell>
          <table:table-cell office:value-type="string" calcext:value-type="string">
            <text:p>RTP%</text:p>
          </table:table-cell>
          <table:table-cell table:formula="of:= 100 * [.G16] * [.G23] / [.$D16]" office:value-type="float" office:value="0" calcext:value-type="float">
            <text:p>0</text:p>
          </table:table-cell>
          <table:table-cell table:formula="of:= 100 * [.H16] * [.H23] / [.$D16]" office:value-type="float" office:value="0.146666666666667" calcext:value-type="float">
            <text:p>0.1466666667</text:p>
          </table:table-cell>
          <table:table-cell table:formula="of:= 100 * [.I16] * [.I23] / [.$D16]" office:value-type="float" office:value="0.84" calcext:value-type="float">
            <text:p>0.84</text:p>
          </table:table-cell>
          <table:table-cell table:formula="of:= 100 * [.J16] * [.J23] / [.$D16]" office:value-type="float" office:value="2.56" calcext:value-type="float">
            <text:p>2.56</text:p>
          </table:table-cell>
          <table:table-cell table:formula="of:= 100 * [.K16] * [.K23] / [.$D16]" office:value-type="float" office:value="5.60933333333333" calcext:value-type="float">
            <text:p>5.6093333333</text:p>
          </table:table-cell>
          <table:table-cell table:formula="of:= 100 * [.L16] * [.L23] / [.$D16]" office:value-type="float" office:value="10.272" calcext:value-type="float">
            <text:p>10.272</text:p>
          </table:table-cell>
          <table:table-cell table:formula="of:= 100 * [.M16] * [.M23] / [.$D16]" office:value-type="float" office:value="17.72" calcext:value-type="float">
            <text:p>17.72</text:p>
          </table:table-cell>
          <table:table-cell table:formula="of:= 100 * [.N16] * [.N23] / [.$D16]" office:value-type="float" office:value="16.41" calcext:value-type="float">
            <text:p>16.41</text:p>
          </table:table-cell>
          <table:table-cell table:formula="of:= 100 * [.O16] * [.O23] / [.$D16]" office:value-type="float" office:value="1.10813333333333" calcext:value-type="float">
            <text:p>1.1081333333</text:p>
          </table:table-cell>
          <table:table-cell table:formula="of:= 100 * [.P16] * [.P23] / [.$D16]" office:value-type="float" office:value="1.3073" calcext:value-type="float">
            <text:p>1.3073</text:p>
          </table:table-cell>
          <table:table-cell table:formula="of:= 100 * [.Q16] * [.Q23] / [.$D16]" office:value-type="float" office:value="1.33746666666667" calcext:value-type="float">
            <text:p>1.3374666667</text:p>
          </table:table-cell>
          <table:table-cell table:formula="of:= 100 * [.R16] * [.R23] / [.$D16]" office:value-type="float" office:value="0.990933333333333" calcext:value-type="float">
            <text:p>0.9909333333</text:p>
          </table:table-cell>
          <table:table-cell table:formula="of:= 100 * [.S16] * [.S23] / [.$D16]" office:value-type="float" office:value="0.573293333333333" calcext:value-type="float">
            <text:p>0.5732933333</text:p>
          </table:table-cell>
          <table:table-cell table:formula="of:= 100 * [.T16] * [.T23] / [.$D16]" office:value-type="float" office:value="0.717096" calcext:value-type="float">
            <text:p>0.717096</text:p>
          </table:table-cell>
          <table:table-cell table:formula="of:= 100 * [.U16] * [.U23] / [.$D16]" office:value-type="float" office:value="0.8704" calcext:value-type="float">
            <text:p>0.8704</text:p>
          </table:table-cell>
          <table:table-cell table:formula="of:= 100 * [.V16] * [.V23] / [.$D16]" office:value-type="float" office:value="1.014552" calcext:value-type="float">
            <text:p>1.014552</text:p>
          </table:table-cell>
          <table:table-cell table:formula="of:= 100 * [.W16] * [.W23] / [.$D16]" office:value-type="float" office:value="1.14296" calcext:value-type="float">
            <text:p>1.14296</text:p>
          </table:table-cell>
          <table:table-cell table:formula="of:= 100 * [.X16] * [.X23] / [.$D16]" office:value-type="float" office:value="1.23263333333333" calcext:value-type="float">
            <text:p>1.2326333333</text:p>
          </table:table-cell>
          <table:table-cell table:formula="of:= 100 * [.Y16] * [.Y23] / [.$D16]" office:value-type="float" office:value="1.26194666666667" calcext:value-type="float">
            <text:p>1.2619466667</text:p>
          </table:table-cell>
          <table:table-cell table:formula="of:= 100 * [.Z16] * [.Z23] / [.$D16]" office:value-type="float" office:value="1.190484" calcext:value-type="float">
            <text:p>1.190484</text:p>
          </table:table-cell>
          <table:table-cell table:formula="of:= 100 * [.AA16] * [.AA23] / [.$D16]" office:value-type="float" office:value="0.986056" calcext:value-type="float">
            <text:p>0.986056</text:p>
          </table:table-cell>
          <table:table-cell table:formula="of:= 100 * [.AB16] * [.AB23] / [.$D16]" office:value-type="float" office:value="0.60698" calcext:value-type="float">
            <text:p>0.60698</text:p>
          </table:table-cell>
          <table:table-cell table:formula="of:= 100 * [.AC16] * [.AC23] / [.$D16]" office:value-type="float" office:value="0.6643452" calcext:value-type="float">
            <text:p>0.6643452</text:p>
          </table:table-cell>
          <table:table-cell table:formula="of:= 100 * [.AD16] * [.AD23] / [.$D16]" office:value-type="float" office:value="0.714228266666667" calcext:value-type="float">
            <text:p>0.7142282667</text:p>
          </table:table-cell>
          <table:table-cell table:formula="of:= 100 * [.AE16] * [.AE23] / [.$D16]" office:value-type="float" office:value="0.748562266666667" calcext:value-type="float">
            <text:p>0.7485622667</text:p>
          </table:table-cell>
          <table:table-cell table:formula="of:= 100 * [.AF16] * [.AF23] / [.$D16]" office:value-type="float" office:value="0.7626552" calcext:value-type="float">
            <text:p>0.7626552</text:p>
          </table:table-cell>
          <table:table-cell table:formula="of:= 100 * [.AG16] * [.AG23] / [.$D16]" office:value-type="float" office:value="0.750229333333333" calcext:value-type="float">
            <text:p>0.7502293333</text:p>
          </table:table-cell>
          <table:table-cell table:formula="of:= 100 * [.AH16] * [.AH23] / [.$D16]" office:value-type="float" office:value="0.704178133333333" calcext:value-type="float">
            <text:p>0.7041781333</text:p>
          </table:table-cell>
          <table:table-cell table:formula="of:= 100 * [.AI16] * [.AI23] / [.$D16]" office:value-type="float" office:value="0.6143112" calcext:value-type="float">
            <text:p>0.6143112</text:p>
          </table:table-cell>
          <table:table-cell table:formula="of:= 100 * [.AJ16] * [.AJ23] / [.$D16]" office:value-type="float" office:value="0.474012533333333" calcext:value-type="float">
            <text:p>0.4740125333</text:p>
          </table:table-cell>
          <table:table-cell table:formula="of:= 100 * [.AK16] * [.AK23] / [.$D16]" office:value-type="float" office:value="0.272866666666667" calcext:value-type="float">
            <text:p>0.2728666667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1:.AK31])" office:value-type="float" office:value="66.8998578333333" calcext:value-type="float">
            <text:p>66.90</text:p>
          </table:table-cell>
          <table:table-cell office:value-type="string" calcext:value-type="string">
            <text:p>RTP%</text:p>
          </table:table-cell>
          <table:table-cell table:formula="of:= 100 * [.G17] * [.G24] / [.$D17]" office:value-type="float" office:value="0" calcext:value-type="float">
            <text:p>0</text:p>
          </table:table-cell>
          <table:table-cell table:formula="of:= 100 * [.H17] * [.H24] / [.$D17]" office:value-type="float" office:value="0.113333333333333" calcext:value-type="float">
            <text:p>0.1133333333</text:p>
          </table:table-cell>
          <table:table-cell table:formula="of:= 100 * [.I17] * [.I24] / [.$D17]" office:value-type="float" office:value="0.801" calcext:value-type="float">
            <text:p>0.801</text:p>
          </table:table-cell>
          <table:table-cell table:formula="of:= 100 * [.J17] * [.J24] / [.$D17]" office:value-type="float" office:value="2.512" calcext:value-type="float">
            <text:p>2.512</text:p>
          </table:table-cell>
          <table:table-cell table:formula="of:= 100 * [.K17] * [.K24] / [.$D17]" office:value-type="float" office:value="5.54633333333333" calcext:value-type="float">
            <text:p>5.5463333333</text:p>
          </table:table-cell>
          <table:table-cell table:formula="of:= 100 * [.L17] * [.L24] / [.$D17]" office:value-type="float" office:value="10.25" calcext:value-type="float">
            <text:p>10.25</text:p>
          </table:table-cell>
          <table:table-cell table:formula="of:= 100 * [.M17] * [.M24] / [.$D17]" office:value-type="float" office:value="16.7283333333333" calcext:value-type="float">
            <text:p>16.7283333333</text:p>
          </table:table-cell>
          <table:table-cell table:formula="of:= 100 * [.N17] * [.N24] / [.$D17]" office:value-type="float" office:value="14.9116666666667" calcext:value-type="float">
            <text:p>14.9116666667</text:p>
          </table:table-cell>
          <table:table-cell table:formula="of:= 100 * [.O17] * [.O24] / [.$D17]" office:value-type="float" office:value="0.997166666666667" calcext:value-type="float">
            <text:p>0.9971666667</text:p>
          </table:table-cell>
          <table:table-cell table:formula="of:= 100 * [.P17] * [.P24] / [.$D17]" office:value-type="float" office:value="1.182" calcext:value-type="float">
            <text:p>1.182</text:p>
          </table:table-cell>
          <table:table-cell table:formula="of:= 100 * [.Q17] * [.Q24] / [.$D17]" office:value-type="float" office:value="1.19141666666667" calcext:value-type="float">
            <text:p>1.1914166667</text:p>
          </table:table-cell>
          <table:table-cell table:formula="of:= 100 * [.R17] * [.R24] / [.$D17]" office:value-type="float" office:value="0.873583333333333" calcext:value-type="float">
            <text:p>0.8735833333</text:p>
          </table:table-cell>
          <table:table-cell table:formula="of:= 100 * [.S17] * [.S24] / [.$D17]" office:value-type="float" office:value="0.491636666666667" calcext:value-type="float">
            <text:p>0.4916366667</text:p>
          </table:table-cell>
          <table:table-cell table:formula="of:= 100 * [.T17] * [.T24] / [.$D17]" office:value-type="float" office:value="0.613251" calcext:value-type="float">
            <text:p>0.613251</text:p>
          </table:table-cell>
          <table:table-cell table:formula="of:= 100 * [.U17] * [.U24] / [.$D17]" office:value-type="float" office:value="0.732661333333333" calcext:value-type="float">
            <text:p>0.7326613333</text:p>
          </table:table-cell>
          <table:table-cell table:formula="of:= 100 * [.V17] * [.V24] / [.$D17]" office:value-type="float" office:value="0.845343333333334" calcext:value-type="float">
            <text:p>0.8453433333</text:p>
          </table:table-cell>
          <table:table-cell table:formula="of:= 100 * [.W17] * [.W24] / [.$D17]" office:value-type="float" office:value="0.938426" calcext:value-type="float">
            <text:p>0.938426</text:p>
          </table:table-cell>
          <table:table-cell table:formula="of:= 100 * [.X17] * [.X24] / [.$D17]" office:value-type="float" office:value="0.998051666666667" calcext:value-type="float">
            <text:p>0.9980516667</text:p>
          </table:table-cell>
          <table:table-cell table:formula="of:= 100 * [.Y17] * [.Y24] / [.$D17]" office:value-type="float" office:value="1.00074666666667" calcext:value-type="float">
            <text:p>1.0007466667</text:p>
          </table:table-cell>
          <table:table-cell table:formula="of:= 100 * [.Z17] * [.Z24] / [.$D17]" office:value-type="float" office:value="0.930619" calcext:value-type="float">
            <text:p>0.930619</text:p>
          </table:table-cell>
          <table:table-cell table:formula="of:= 100 * [.AA17] * [.AA24] / [.$D17]" office:value-type="float" office:value="0.760081333333333" calcext:value-type="float">
            <text:p>0.7600813333</text:p>
          </table:table-cell>
          <table:table-cell table:formula="of:= 100 * [.AB17] * [.AB24] / [.$D17]" office:value-type="float" office:value="0.461546333333333" calcext:value-type="float">
            <text:p>0.4615463333</text:p>
          </table:table-cell>
          <table:table-cell table:formula="of:= 100 * [.AC17] * [.AC24] / [.$D17]" office:value-type="float" office:value="0.4968048" calcext:value-type="float">
            <text:p>0.4968048</text:p>
          </table:table-cell>
          <table:table-cell table:formula="of:= 100 * [.AD17] * [.AD24] / [.$D17]" office:value-type="float" office:value="0.525155733333333" calcext:value-type="float">
            <text:p>0.5251557333</text:p>
          </table:table-cell>
          <table:table-cell table:formula="of:= 100 * [.AE17] * [.AE24] / [.$D17]" office:value-type="float" office:value="0.541802566666667" calcext:value-type="float">
            <text:p>0.5418025667</text:p>
          </table:table-cell>
          <table:table-cell table:formula="of:= 100 * [.AF17] * [.AF24] / [.$D17]" office:value-type="float" office:value="0.5424856" calcext:value-type="float">
            <text:p>0.5424856</text:p>
          </table:table-cell>
          <table:table-cell table:formula="of:= 100 * [.AG17] * [.AG24] / [.$D17]" office:value-type="float" office:value="0.524379" calcext:value-type="float">
            <text:p>0.524379</text:p>
          </table:table-cell>
          <table:table-cell table:formula="of:= 100 * [.AH17] * [.AH24] / [.$D17]" office:value-type="float" office:value="0.483094" calcext:value-type="float">
            <text:p>0.483094</text:p>
          </table:table-cell>
          <table:table-cell table:formula="of:= 100 * [.AI17] * [.AI24] / [.$D17]" office:value-type="float" office:value="0.4148356" calcext:value-type="float">
            <text:p>0.4148356</text:p>
          </table:table-cell>
          <table:table-cell table:formula="of:= 100 * [.AJ17] * [.AJ24] / [.$D17]" office:value-type="float" office:value="0.314319333333333" calcext:value-type="float">
            <text:p>0.3143193333</text:p>
          </table:table-cell>
          <table:table-cell table:formula="of:= 100 * [.AK17] * [.AK24] / [.$D17]" office:value-type="float" office:value="0.177784533333333" calcext:value-type="float">
            <text:p>0.1777845333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2:.AK32])" office:value-type="float" office:value="60.5867016333333" calcext:value-type="float">
            <text:p>60.59</text:p>
          </table:table-cell>
          <table:table-cell office:value-type="string" calcext:value-type="string">
            <text:p>RTP%</text:p>
          </table:table-cell>
          <table:table-cell table:formula="of:= 100 * [.G18] * [.G25] / [.$D18]" office:value-type="float" office:value="0" calcext:value-type="float">
            <text:p>0</text:p>
          </table:table-cell>
          <table:table-cell table:formula="of:= 100 * [.H18] * [.H25] / [.$D18]" office:value-type="float" office:value="0.165555555555556" calcext:value-type="float">
            <text:p>0.1655555556</text:p>
          </table:table-cell>
          <table:table-cell table:formula="of:= 100 * [.I18] * [.I25] / [.$D18]" office:value-type="float" office:value="0.783" calcext:value-type="float">
            <text:p>0.783</text:p>
          </table:table-cell>
          <table:table-cell table:formula="of:= 100 * [.J18] * [.J25] / [.$D18]" office:value-type="float" office:value="2.41155555555556" calcext:value-type="float">
            <text:p>2.4115555556</text:p>
          </table:table-cell>
          <table:table-cell table:formula="of:= 100 * [.K18] * [.K25] / [.$D18]" office:value-type="float" office:value="5.11622222222222" calcext:value-type="float">
            <text:p>5.1162222222</text:p>
          </table:table-cell>
          <table:table-cell table:formula="of:= 100 * [.L18] * [.L25] / [.$D18]" office:value-type="float" office:value="9.79733333333333" calcext:value-type="float">
            <text:p>9.7973333333</text:p>
          </table:table-cell>
          <table:table-cell table:formula="of:= 100 * [.M18] * [.M25] / [.$D18]" office:value-type="float" office:value="15.5366666666667" calcext:value-type="float">
            <text:p>15.5366666667</text:p>
          </table:table-cell>
          <table:table-cell table:formula="of:= 100 * [.N18] * [.N25] / [.$D18]" office:value-type="float" office:value="13.8605555555556" calcext:value-type="float">
            <text:p>13.8605555556</text:p>
          </table:table-cell>
          <table:table-cell table:formula="of:= 100 * [.O18] * [.O25] / [.$D18]" office:value-type="float" office:value="0.909522222222222" calcext:value-type="float">
            <text:p>0.9095222222</text:p>
          </table:table-cell>
          <table:table-cell table:formula="of:= 100 * [.P18] * [.P25] / [.$D18]" office:value-type="float" office:value="1.066775" calcext:value-type="float">
            <text:p>1.066775</text:p>
          </table:table-cell>
          <table:table-cell table:formula="of:= 100 * [.Q18] * [.Q25] / [.$D18]" office:value-type="float" office:value="1.06328888888889" calcext:value-type="float">
            <text:p>1.0632888889</text:p>
          </table:table-cell>
          <table:table-cell table:formula="of:= 100 * [.R18] * [.R25] / [.$D18]" office:value-type="float" office:value="0.766425" calcext:value-type="float">
            <text:p>0.766425</text:p>
          </table:table-cell>
          <table:table-cell table:formula="of:= 100 * [.S18] * [.S25] / [.$D18]" office:value-type="float" office:value="0.427217777777778" calcext:value-type="float">
            <text:p>0.4272177778</text:p>
          </table:table-cell>
          <table:table-cell table:formula="of:= 100 * [.T18] * [.T25] / [.$D18]" office:value-type="float" office:value="0.522141" calcext:value-type="float">
            <text:p>0.522141</text:p>
          </table:table-cell>
          <table:table-cell table:formula="of:= 100 * [.U18] * [.U25] / [.$D18]" office:value-type="float" office:value="0.614704888888889" calcext:value-type="float">
            <text:p>0.6147048889</text:p>
          </table:table-cell>
          <table:table-cell table:formula="of:= 100 * [.V18] * [.V25] / [.$D18]" office:value-type="float" office:value="0.700677444444444" calcext:value-type="float">
            <text:p>0.7006774444</text:p>
          </table:table-cell>
          <table:table-cell table:formula="of:= 100 * [.W18] * [.W25] / [.$D18]" office:value-type="float" office:value="0.766725333333333" calcext:value-type="float">
            <text:p>0.7667253333</text:p>
          </table:table-cell>
          <table:table-cell table:formula="of:= 100 * [.X18] * [.X25] / [.$D18]" office:value-type="float" office:value="0.802523888888889" calcext:value-type="float">
            <text:p>0.8025238889</text:p>
          </table:table-cell>
          <table:table-cell table:formula="of:= 100 * [.Y18] * [.Y25] / [.$D18]" office:value-type="float" office:value="0.794828" calcext:value-type="float">
            <text:p>0.794828</text:p>
          </table:table-cell>
          <table:table-cell table:formula="of:= 100 * [.Z18] * [.Z25] / [.$D18]" office:value-type="float" office:value="0.726205" calcext:value-type="float">
            <text:p>0.726205</text:p>
          </table:table-cell>
          <table:table-cell table:formula="of:= 100 * [.AA18] * [.AA25] / [.$D18]" office:value-type="float" office:value="0.584121111111111" calcext:value-type="float">
            <text:p>0.5841211111</text:p>
          </table:table-cell>
          <table:table-cell table:formula="of:= 100 * [.AB18] * [.AB25] / [.$D18]" office:value-type="float" office:value="0.348563222222222" calcext:value-type="float">
            <text:p>0.3485632222</text:p>
          </table:table-cell>
          <table:table-cell table:formula="of:= 100 * [.AC18] * [.AC25] / [.$D18]" office:value-type="float" office:value="0.3701292" calcext:value-type="float">
            <text:p>0.3701292</text:p>
          </table:table-cell>
          <table:table-cell table:formula="of:= 100 * [.AD18] * [.AD25] / [.$D18]" office:value-type="float" office:value="0.384589777777778" calcext:value-type="float">
            <text:p>0.3845897778</text:p>
          </table:table-cell>
          <table:table-cell table:formula="of:= 100 * [.AE18] * [.AE25] / [.$D18]" office:value-type="float" office:value="0.389341788888889" calcext:value-type="float">
            <text:p>0.3893417889</text:p>
          </table:table-cell>
          <table:table-cell table:formula="of:= 100 * [.AF18] * [.AF25] / [.$D18]" office:value-type="float" office:value="0.383683733333333" calcext:value-type="float">
            <text:p>0.3836837333</text:p>
          </table:table-cell>
          <table:table-cell table:formula="of:= 100 * [.AG18] * [.AG25] / [.$D18]" office:value-type="float" office:value="0.364504" calcext:value-type="float">
            <text:p>0.364504</text:p>
          </table:table-cell>
          <table:table-cell table:formula="of:= 100 * [.AH18] * [.AH25] / [.$D18]" office:value-type="float" office:value="0.330007822222222" calcext:value-type="float">
            <text:p>0.3300078222</text:p>
          </table:table-cell>
          <table:table-cell table:formula="of:= 100 * [.AI18] * [.AI25] / [.$D18]" office:value-type="float" office:value="0.2780847" calcext:value-type="float">
            <text:p>0.2780847</text:p>
          </table:table-cell>
          <table:table-cell table:formula="of:= 100 * [.AJ18] * [.AJ25] / [.$D18]" office:value-type="float" office:value="0.206941377777778" calcext:value-type="float">
            <text:p>0.2069413778</text:p>
          </table:table-cell>
          <table:table-cell table:formula="of:= 100 * [.AK18] * [.AK25] / [.$D18]" office:value-type="float" office:value="0.114811566666667" calcext:value-type="float">
            <text:p>0.1148115667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3:.AK33])" office:value-type="float" office:value="55.4867451644444" calcext:value-type="float">
            <text:p>55.49</text:p>
          </table:table-cell>
          <table:table-cell office:value-type="string" calcext:value-type="string">
            <text:p>RTP%</text:p>
          </table:table-cell>
          <table:table-cell table:formula="of:= 100 * [.G19] * [.G26] / [.$D19]" office:value-type="float" office:value="0" calcext:value-type="float">
            <text:p>0</text:p>
          </table:table-cell>
          <table:table-cell table:formula="of:= 100 * [.H19] * [.H26] / [.$D19]" office:value-type="float" office:value="0.163111111111111" calcext:value-type="float">
            <text:p>0.1631111111</text:p>
          </table:table-cell>
          <table:table-cell table:formula="of:= 100 * [.I19] * [.I26] / [.$D19]" office:value-type="float" office:value="0.7836" calcext:value-type="float">
            <text:p>0.7836</text:p>
          </table:table-cell>
          <table:table-cell table:formula="of:= 100 * [.J19] * [.J26] / [.$D19]" office:value-type="float" office:value="2.25671111111111" calcext:value-type="float">
            <text:p>2.2567111111</text:p>
          </table:table-cell>
          <table:table-cell table:formula="of:= 100 * [.K19] * [.K26] / [.$D19]" office:value-type="float" office:value="5.06831111111111" calcext:value-type="float">
            <text:p>5.0683111111</text:p>
          </table:table-cell>
          <table:table-cell table:formula="of:= 100 * [.L19] * [.L26] / [.$D19]" office:value-type="float" office:value="9.30613333333334" calcext:value-type="float">
            <text:p>9.3061333333</text:p>
          </table:table-cell>
          <table:table-cell table:formula="of:= 100 * [.M19] * [.M26] / [.$D19]" office:value-type="float" office:value="14.7113333333333" calcext:value-type="float">
            <text:p>14.7113333333</text:p>
          </table:table-cell>
          <table:table-cell table:formula="of:= 100 * [.N19] * [.N26] / [.$D19]" office:value-type="float" office:value="12.7267777777778" calcext:value-type="float">
            <text:p>12.7267777778</text:p>
          </table:table-cell>
          <table:table-cell table:formula="of:= 100 * [.O19] * [.O26] / [.$D19]" office:value-type="float" office:value="0.833711111111111" calcext:value-type="float">
            <text:p>0.8337111111</text:p>
          </table:table-cell>
          <table:table-cell table:formula="of:= 100 * [.P19] * [.P26] / [.$D19]" office:value-type="float" office:value="0.963823333333333" calcext:value-type="float">
            <text:p>0.9638233333</text:p>
          </table:table-cell>
          <table:table-cell table:formula="of:= 100 * [.Q19] * [.Q26] / [.$D19]" office:value-type="float" office:value="0.944364444444445" calcext:value-type="float">
            <text:p>0.9443644444</text:p>
          </table:table-cell>
          <table:table-cell table:formula="of:= 100 * [.R19] * [.R26] / [.$D19]" office:value-type="float" office:value="0.671706666666667" calcext:value-type="float">
            <text:p>0.6717066667</text:p>
          </table:table-cell>
          <table:table-cell table:formula="of:= 100 * [.S19] * [.S26] / [.$D19]" office:value-type="float" office:value="0.369506666666667" calcext:value-type="float">
            <text:p>0.3695066667</text:p>
          </table:table-cell>
          <table:table-cell table:formula="of:= 100 * [.T19] * [.T26] / [.$D19]" office:value-type="float" office:value="0.4446556" calcext:value-type="float">
            <text:p>0.4446556</text:p>
          </table:table-cell>
          <table:table-cell table:formula="of:= 100 * [.U19] * [.U26] / [.$D19]" office:value-type="float" office:value="0.517472355555556" calcext:value-type="float">
            <text:p>0.5174723556</text:p>
          </table:table-cell>
          <table:table-cell table:formula="of:= 100 * [.V19] * [.V26] / [.$D19]" office:value-type="float" office:value="0.581183866666667" calcext:value-type="float">
            <text:p>0.5811838667</text:p>
          </table:table-cell>
          <table:table-cell table:formula="of:= 100 * [.W19] * [.W26] / [.$D19]" office:value-type="float" office:value="0.624689066666667" calcext:value-type="float">
            <text:p>0.6246890667</text:p>
          </table:table-cell>
          <table:table-cell table:formula="of:= 100 * [.X19] * [.X26] / [.$D19]" office:value-type="float" office:value="0.643872222222222" calcext:value-type="float">
            <text:p>0.6438722222</text:p>
          </table:table-cell>
          <table:table-cell table:formula="of:= 100 * [.Y19] * [.Y26] / [.$D19]" office:value-type="float" office:value="0.627393066666667" calcext:value-type="float">
            <text:p>0.6273930667</text:p>
          </table:table-cell>
          <table:table-cell table:formula="of:= 100 * [.Z19] * [.Z26] / [.$D19]" office:value-type="float" office:value="0.5655548" calcext:value-type="float">
            <text:p>0.5655548</text:p>
          </table:table-cell>
          <table:table-cell table:formula="of:= 100 * [.AA19] * [.AA26] / [.$D19]" office:value-type="float" office:value="0.447204977777778" calcext:value-type="float">
            <text:p>0.4472049778</text:p>
          </table:table-cell>
          <table:table-cell table:formula="of:= 100 * [.AB19] * [.AB26] / [.$D19]" office:value-type="float" office:value="0.262101733333333" calcext:value-type="float">
            <text:p>0.2621017333</text:p>
          </table:table-cell>
          <table:table-cell table:formula="of:= 100 * [.AC19] * [.AC26] / [.$D19]" office:value-type="float" office:value="0.27394444" calcext:value-type="float">
            <text:p>0.27394444</text:p>
          </table:table-cell>
          <table:table-cell table:formula="of:= 100 * [.AD19] * [.AD26] / [.$D19]" office:value-type="float" office:value="0.28010528" calcext:value-type="float">
            <text:p>0.28010528</text:p>
          </table:table-cell>
          <table:table-cell table:formula="of:= 100 * [.AE19] * [.AE26] / [.$D19]" office:value-type="float" office:value="0.279052044444444" calcext:value-type="float">
            <text:p>0.2790520444</text:p>
          </table:table-cell>
          <table:table-cell table:formula="of:= 100 * [.AF19] * [.AF26] / [.$D19]" office:value-type="float" office:value="0.269894053333333" calcext:value-type="float">
            <text:p>0.2698940533</text:p>
          </table:table-cell>
          <table:table-cell table:formula="of:= 100 * [.AG19] * [.AG26] / [.$D19]" office:value-type="float" office:value="0.251930422222222" calcext:value-type="float">
            <text:p>0.2519304222</text:p>
          </table:table-cell>
          <table:table-cell table:formula="of:= 100 * [.AH19] * [.AH26] / [.$D19]" office:value-type="float" office:value="0.2240224" calcext:value-type="float">
            <text:p>0.2240224</text:p>
          </table:table-cell>
          <table:table-cell table:formula="of:= 100 * [.AI19] * [.AI26] / [.$D19]" office:value-type="float" office:value="0.185375733333333" calcext:value-type="float">
            <text:p>0.1853757333</text:p>
          </table:table-cell>
          <table:table-cell table:formula="of:= 100 * [.AJ19] * [.AJ26] / [.$D19]" office:value-type="float" office:value="0.135475902222222" calcext:value-type="float">
            <text:p>0.1354759022</text:p>
          </table:table-cell>
          <table:table-cell table:formula="of:= 100 * [.AK19] * [.AK26] / [.$D19]" office:value-type="float" office:value="0.0737272" calcext:value-type="float">
            <text:p>0.0737272</text:p>
          </table:table-cell>
          <table:table-cell table:number-columns-repeated="987"/>
        </table:table-row>
      </table:table>
      <table:table table:name="Коефициенти - Втори Вариант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number-columns-repeated="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6" table:number-columns-repeated="31" table:default-cell-style-name="Default"/>
        <table:table-column table:style-name="co5" table:number-columns-repeated="956" table:default-cell-style-name="Default"/>
        <table:table-row table:style-name="ro1">
          <table:table-cell office:value-type="string" calcext:value-type="string">
            <text:p>Lucky Six при сфера с 90 топки от която се теглят 66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рябва да бъдат познати поне 6 топк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грачът избира първоначално от 6 до 10 числ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ефициентът за печалба се определя от номера под който е позната шеста топка в талон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рой цветове с 9 или повече топки от един цвят: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Вероятност</text:p>
          </table:table-cell>
          <table:table-cell table:formula="of:= 553019549 / 1000000000" office:value-type="float" office:value="0.553019549" calcext:value-type="float">
            <text:p>0.553019549</text:p>
          </table:table-cell>
          <table:table-cell table:formula="of:= 373996505 / 1000000000" office:value-type="float" office:value="0.373996505" calcext:value-type="float">
            <text:p>0.373996505</text:p>
          </table:table-cell>
          <table:table-cell table:formula="of:= 68911059 / 1000000000" office:value-type="float" office:value="0.068911059" calcext:value-type="float">
            <text:p>0.068911059</text:p>
          </table:table-cell>
          <table:table-cell table:formula="of:= 4007312 / 1000000000" office:value-type="float" office:value="0.004007312" calcext:value-type="float">
            <text:p>0.004007312</text:p>
          </table:table-cell>
          <table:table-cell table:formula="of:= 65349 / 1000000000" office:value-type="float" office:value="0.000065349" calcext:value-type="float">
            <text:p>0.000065349</text:p>
          </table:table-cell>
          <table:table-cell table:formula="of:= 226 / 1000000000" office:value-type="float" office:value="0.000000226" calcext:value-type="float">
            <text:p>0.000000226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3.5" calcext:value-type="float">
            <text:p>13.5</text:p>
          </table:table-cell>
          <table:table-cell office:value-type="float" office:value="230" calcext:value-type="float">
            <text:p>23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RTP%</text:p>
          </table:table-cell>
          <table:table-cell table:style-name="ce3" table:formula="of:= 100 * [.G10] * [.G11]" office:value-type="float" office:value="0" calcext:value-type="float">
            <text:p>0.00</text:p>
          </table:table-cell>
          <table:table-cell table:style-name="ce3" table:formula="of:= 100 * [.H10] * [.H11]" office:value-type="float" office:value="93.49912625" calcext:value-type="float">
            <text:p>93.50</text:p>
          </table:table-cell>
          <table:table-cell table:style-name="ce3" table:formula="of:= 100 * [.I10] * [.I11]" office:value-type="float" office:value="93.02992965" calcext:value-type="float">
            <text:p>93.03</text:p>
          </table:table-cell>
          <table:table-cell table:style-name="ce3" table:formula="of:= 100 * SUM([.J10:.Q10]) * [.J11]" office:value-type="float" office:value="93.676401" calcext:value-type="float">
            <text:p>93.68</text:p>
          </table:table-cell>
          <table:table-cell table:style-name="ce3" table:number-columns-repeated="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Брой топки за познаване</text:p>
          </table:table-cell>
          <table:table-cell table:style-name="ce1" office:value-type="string" calcext:value-type="string">
            <text:p>Залог за комбинация</text:p>
          </table:table-cell>
          <table:table-cell table:style-name="ce1" office:value-type="string" calcext:value-type="string">
            <text:p>Комбинации</text:p>
          </table:table-cell>
          <table:table-cell table:style-name="ce1" office:value-type="string" calcext:value-type="string">
            <text:p>Минимален общ залог</text:p>
          </table:table-cell>
          <table:table-cell/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956"/>
        </table:table-row>
        <table:table-row table:style-name="ro1">
          <table:table-cell table:style-name="ce2" office:value-type="string" calcext:value-type="string">
            <text:p>6/6</text:p>
          </table:table-cell>
          <table:table-cell table:style-name="ce3" table:formula="of:= [.D15] / [.C15]" office:value-type="float" office:value="0.1" calcext:value-type="float">
            <text:p>0.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Вероятност</text:p>
          </table:table-cell>
          <table:table-cell table:formula="of:= 854077674 / 1000000000" office:value-type="float" office:value="0.854077674" calcext:value-type="float">
            <text:p>0.854077674</text:p>
          </table:table-cell>
          <table:table-cell table:formula="of:= 2 / 1000000000" office:value-type="float" office:value="0.000000002" calcext:value-type="float">
            <text:p>0.000000002</text:p>
          </table:table-cell>
          <table:table-cell table:formula="of:= 14 / 1000000000" office:value-type="float" office:value="0.000000014" calcext:value-type="float">
            <text:p>0.000000014</text:p>
          </table:table-cell>
          <table:table-cell table:formula="of:= 40 / 1000000000" office:value-type="float" office:value="0.00000004" calcext:value-type="float">
            <text:p>0.00000004</text:p>
          </table:table-cell>
          <table:table-cell table:formula="of:= 96 / 1000000000" office:value-type="float" office:value="0.000000096" calcext:value-type="float">
            <text:p>0.000000096</text:p>
          </table:table-cell>
          <table:table-cell table:formula="of:= 211 / 1000000000" office:value-type="float" office:value="0.000000211" calcext:value-type="float">
            <text:p>0.000000211</text:p>
          </table:table-cell>
          <table:table-cell table:formula="of:= 397 / 1000000000" office:value-type="float" office:value="0.000000397" calcext:value-type="float">
            <text:p>0.000000397</text:p>
          </table:table-cell>
          <table:table-cell table:formula="of:= 747 / 1000000000" office:value-type="float" office:value="0.000000747" calcext:value-type="float">
            <text:p>0.000000747</text:p>
          </table:table-cell>
          <table:table-cell table:formula="of:= 1287 / 1000000000" office:value-type="float" office:value="0.000001287" calcext:value-type="float">
            <text:p>0.000001287</text:p>
          </table:table-cell>
          <table:table-cell table:formula="of:= 2003 / 1000000000" office:value-type="float" office:value="0.000002003" calcext:value-type="float">
            <text:p>0.000002003</text:p>
          </table:table-cell>
          <table:table-cell table:formula="of:= 3224 / 1000000000" office:value-type="float" office:value="0.000003224" calcext:value-type="float">
            <text:p>0.000003224</text:p>
          </table:table-cell>
          <table:table-cell table:formula="of:= 4707 / 1000000000" office:value-type="float" office:value="0.000004707" calcext:value-type="float">
            <text:p>0.000004707</text:p>
          </table:table-cell>
          <table:table-cell table:formula="of:= 7162 / 1000000000" office:value-type="float" office:value="0.000007162" calcext:value-type="float">
            <text:p>0.000007162</text:p>
          </table:table-cell>
          <table:table-cell table:formula="of:= 9812 / 1000000000" office:value-type="float" office:value="0.000009812" calcext:value-type="float">
            <text:p>0.000009812</text:p>
          </table:table-cell>
          <table:table-cell table:formula="of:= 13794 / 1000000000" office:value-type="float" office:value="0.000013794" calcext:value-type="float">
            <text:p>0.000013794</text:p>
          </table:table-cell>
          <table:table-cell table:formula="of:= 18865 / 1000000000" office:value-type="float" office:value="0.000018865" calcext:value-type="float">
            <text:p>0.000018865</text:p>
          </table:table-cell>
          <table:table-cell table:formula="of:= 24794 / 1000000000" office:value-type="float" office:value="0.000024794" calcext:value-type="float">
            <text:p>0.000024794</text:p>
          </table:table-cell>
          <table:table-cell table:formula="of:= 32811 / 1000000000" office:value-type="float" office:value="0.000032811" calcext:value-type="float">
            <text:p>0.000032811</text:p>
          </table:table-cell>
          <table:table-cell table:formula="of:= 41770 / 1000000000" office:value-type="float" office:value="0.00004177" calcext:value-type="float">
            <text:p>0.00004177</text:p>
          </table:table-cell>
          <table:table-cell table:formula="of:= 53638 / 1000000000" office:value-type="float" office:value="0.000053638" calcext:value-type="float">
            <text:p>0.000053638</text:p>
          </table:table-cell>
          <table:table-cell table:formula="of:= 68527 / 1000000000" office:value-type="float" office:value="0.000068527" calcext:value-type="float">
            <text:p>0.000068527</text:p>
          </table:table-cell>
          <table:table-cell table:formula="of:= 85357 / 1000000000" office:value-type="float" office:value="0.000085357" calcext:value-type="float">
            <text:p>0.000085357</text:p>
          </table:table-cell>
          <table:table-cell table:formula="of:= 105638 / 1000000000" office:value-type="float" office:value="0.000105638" calcext:value-type="float">
            <text:p>0.000105638</text:p>
          </table:table-cell>
          <table:table-cell table:formula="of:= 130613 / 1000000000" office:value-type="float" office:value="0.000130613" calcext:value-type="float">
            <text:p>0.000130613</text:p>
          </table:table-cell>
          <table:table-cell table:formula="of:= 158717 / 1000000000" office:value-type="float" office:value="0.000158717" calcext:value-type="float">
            <text:p>0.000158717</text:p>
          </table:table-cell>
          <table:table-cell table:formula="of:= 191222 / 1000000000" office:value-type="float" office:value="0.000191222" calcext:value-type="float">
            <text:p>0.000191222</text:p>
          </table:table-cell>
          <table:table-cell table:formula="of:= 228961 / 1000000000" office:value-type="float" office:value="0.000228961" calcext:value-type="float">
            <text:p>0.000228961</text:p>
          </table:table-cell>
          <table:table-cell table:formula="of:= 272524 / 1000000000" office:value-type="float" office:value="0.000272524" calcext:value-type="float">
            <text:p>0.000272524</text:p>
          </table:table-cell>
          <table:table-cell table:formula="of:= 324250 / 1000000000" office:value-type="float" office:value="0.00032425" calcext:value-type="float">
            <text:p>0.00032425</text:p>
          </table:table-cell>
          <table:table-cell table:formula="of:= 381430 / 1000000000" office:value-type="float" office:value="0.00038143" calcext:value-type="float">
            <text:p>0.00038143</text:p>
          </table:table-cell>
          <table:table-cell table:formula="of:= 446702 / 1000000000" office:value-type="float" office:value="0.000446702" calcext:value-type="float">
            <text:p>0.000446702</text:p>
          </table:table-cell>
          <table:table-cell table:formula="of:= 523055 / 1000000000" office:value-type="float" office:value="0.000523055" calcext:value-type="float">
            <text:p>0.000523055</text:p>
          </table:table-cell>
          <table:table-cell table:formula="of:= 605358 / 1000000000" office:value-type="float" office:value="0.000605358" calcext:value-type="float">
            <text:p>0.000605358</text:p>
          </table:table-cell>
          <table:table-cell table:formula="of:= 698896 / 1000000000" office:value-type="float" office:value="0.000698896" calcext:value-type="float">
            <text:p>0.000698896</text:p>
          </table:table-cell>
          <table:table-cell table:formula="of:= 804510 / 1000000000" office:value-type="float" office:value="0.00080451" calcext:value-type="float">
            <text:p>0.00080451</text:p>
          </table:table-cell>
          <table:table-cell table:formula="of:= 924140 / 1000000000" office:value-type="float" office:value="0.00092414" calcext:value-type="float">
            <text:p>0.00092414</text:p>
          </table:table-cell>
          <table:table-cell table:formula="of:= 1056308 / 1000000000" office:value-type="float" office:value="0.001056308" calcext:value-type="float">
            <text:p>0.001056308</text:p>
          </table:table-cell>
          <table:table-cell table:formula="of:= 1203982 / 1000000000" office:value-type="float" office:value="0.001203982" calcext:value-type="float">
            <text:p>0.001203982</text:p>
          </table:table-cell>
          <table:table-cell table:formula="of:= 1363937 / 1000000000" office:value-type="float" office:value="0.001363937" calcext:value-type="float">
            <text:p>0.001363937</text:p>
          </table:table-cell>
          <table:table-cell table:formula="of:= 1547383 / 1000000000" office:value-type="float" office:value="0.001547383" calcext:value-type="float">
            <text:p>0.001547383</text:p>
          </table:table-cell>
          <table:table-cell table:formula="of:= 1743007 / 1000000000" office:value-type="float" office:value="0.001743007" calcext:value-type="float">
            <text:p>0.001743007</text:p>
          </table:table-cell>
          <table:table-cell table:formula="of:= 1963460 / 1000000000" office:value-type="float" office:value="0.00196346" calcext:value-type="float">
            <text:p>0.00196346</text:p>
          </table:table-cell>
          <table:table-cell table:formula="of:= 2200824 / 1000000000" office:value-type="float" office:value="0.002200824" calcext:value-type="float">
            <text:p>0.002200824</text:p>
          </table:table-cell>
          <table:table-cell table:formula="of:= 2464238 / 1000000000" office:value-type="float" office:value="0.002464238" calcext:value-type="float">
            <text:p>0.002464238</text:p>
          </table:table-cell>
          <table:table-cell table:formula="of:= 2750008 / 1000000000" office:value-type="float" office:value="0.002750008" calcext:value-type="float">
            <text:p>0.002750008</text:p>
          </table:table-cell>
          <table:table-cell table:formula="of:= 3064151 / 1000000000" office:value-type="float" office:value="0.003064151" calcext:value-type="float">
            <text:p>0.003064151</text:p>
          </table:table-cell>
          <table:table-cell table:formula="of:= 3402802 / 1000000000" office:value-type="float" office:value="0.003402802" calcext:value-type="float">
            <text:p>0.003402802</text:p>
          </table:table-cell>
          <table:table-cell table:formula="of:= 3769368 / 1000000000" office:value-type="float" office:value="0.003769368" calcext:value-type="float">
            <text:p>0.003769368</text:p>
          </table:table-cell>
          <table:table-cell table:formula="of:= 4172659 / 1000000000" office:value-type="float" office:value="0.004172659" calcext:value-type="float">
            <text:p>0.004172659</text:p>
          </table:table-cell>
          <table:table-cell table:formula="of:= 4609330 / 1000000000" office:value-type="float" office:value="0.00460933" calcext:value-type="float">
            <text:p>0.00460933</text:p>
          </table:table-cell>
          <table:table-cell table:formula="of:= 5078725 / 1000000000" office:value-type="float" office:value="0.005078725" calcext:value-type="float">
            <text:p>0.005078725</text:p>
          </table:table-cell>
          <table:table-cell table:formula="of:= 5584360 / 1000000000" office:value-type="float" office:value="0.00558436" calcext:value-type="float">
            <text:p>0.00558436</text:p>
          </table:table-cell>
          <table:table-cell table:formula="of:= 6131828 / 1000000000" office:value-type="float" office:value="0.006131828" calcext:value-type="float">
            <text:p>0.006131828</text:p>
          </table:table-cell>
          <table:table-cell table:formula="of:= 6719758 / 1000000000" office:value-type="float" office:value="0.006719758" calcext:value-type="float">
            <text:p>0.006719758</text:p>
          </table:table-cell>
          <table:table-cell table:formula="of:= 7362906 / 1000000000" office:value-type="float" office:value="0.007362906" calcext:value-type="float">
            <text:p>0.007362906</text:p>
          </table:table-cell>
          <table:table-cell table:formula="of:= 8039203 / 1000000000" office:value-type="float" office:value="0.008039203" calcext:value-type="float">
            <text:p>0.008039203</text:p>
          </table:table-cell>
          <table:table-cell table:formula="of:= 8775585 / 1000000000" office:value-type="float" office:value="0.008775585" calcext:value-type="float">
            <text:p>0.008775585</text:p>
          </table:table-cell>
          <table:table-cell table:formula="of:= 9552541 / 1000000000" office:value-type="float" office:value="0.009552541" calcext:value-type="float">
            <text:p>0.009552541</text:p>
          </table:table-cell>
          <table:table-cell table:formula="of:= 10393846 / 1000000000" office:value-type="float" office:value="0.010393846" calcext:value-type="float">
            <text:p>0.010393846</text:p>
          </table:table-cell>
          <table:table-cell table:formula="of:= 11285964 / 1000000000" office:value-type="float" office:value="0.011285964" calcext:value-type="float">
            <text:p>0.011285964</text:p>
          </table:table-cell>
          <table:table-cell table:formula="of:= 12249356 / 1000000000" office:value-type="float" office:value="0.012249356" calcext:value-type="float">
            <text:p>0.012249356</text:p>
          </table:table-cell>
          <table:table-cell table:formula="of:= 13271523 / 1000000000" office:value-type="float" office:value="0.013271523" calcext:value-type="float">
            <text:p>0.013271523</text:p>
          </table:table-cell>
          <table:table-cell table:number-columns-repeated="956"/>
        </table:table-row>
        <table:table-row table:style-name="ro1">
          <table:table-cell table:style-name="ce2" office:value-type="string" calcext:value-type="string">
            <text:p>6/7</text:p>
          </table:table-cell>
          <table:table-cell table:style-name="ce3" table:formula="of:= [.D16] / [.C16]" office:value-type="float" office:value="0.0714285714285714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Вероятност</text:p>
          </table:table-cell>
          <table:table-cell table:formula="of:= 603895016 / 1000000000" office:value-type="float" office:value="0.603895016" calcext:value-type="float">
            <text:p>0.603895016</text:p>
          </table:table-cell>
          <table:table-cell table:formula="of:= 14 / 1000000000" office:value-type="float" office:value="0.000000014" calcext:value-type="float">
            <text:p>0.000000014</text:p>
          </table:table-cell>
          <table:table-cell table:formula="of:= 70 / 1000000000" office:value-type="float" office:value="0.00000007" calcext:value-type="float">
            <text:p>0.00000007</text:p>
          </table:table-cell>
          <table:table-cell table:formula="of:= 220 / 1000000000" office:value-type="float" office:value="0.00000022" calcext:value-type="float">
            <text:p>0.00000022</text:p>
          </table:table-cell>
          <table:table-cell table:formula="of:= 623 / 1000000000" office:value-type="float" office:value="0.000000623" calcext:value-type="float">
            <text:p>0.000000623</text:p>
          </table:table-cell>
          <table:table-cell table:formula="of:= 1359 / 1000000000" office:value-type="float" office:value="0.000001359" calcext:value-type="float">
            <text:p>0.000001359</text:p>
          </table:table-cell>
          <table:table-cell table:formula="of:= 2631 / 1000000000" office:value-type="float" office:value="0.000002631" calcext:value-type="float">
            <text:p>0.000002631</text:p>
          </table:table-cell>
          <table:table-cell table:formula="of:= 4752 / 1000000000" office:value-type="float" office:value="0.000004752" calcext:value-type="float">
            <text:p>0.000004752</text:p>
          </table:table-cell>
          <table:table-cell table:formula="of:= 8175 / 1000000000" office:value-type="float" office:value="0.000008175" calcext:value-type="float">
            <text:p>0.000008175</text:p>
          </table:table-cell>
          <table:table-cell table:formula="of:= 12868 / 1000000000" office:value-type="float" office:value="0.000012868" calcext:value-type="float">
            <text:p>0.000012868</text:p>
          </table:table-cell>
          <table:table-cell table:formula="of:= 19861 / 1000000000" office:value-type="float" office:value="0.000019861" calcext:value-type="float">
            <text:p>0.000019861</text:p>
          </table:table-cell>
          <table:table-cell table:formula="of:= 29954 / 1000000000" office:value-type="float" office:value="0.000029954" calcext:value-type="float">
            <text:p>0.000029954</text:p>
          </table:table-cell>
          <table:table-cell table:formula="of:= 42519 / 1000000000" office:value-type="float" office:value="0.000042519" calcext:value-type="float">
            <text:p>0.000042519</text:p>
          </table:table-cell>
          <table:table-cell table:formula="of:= 59751 / 1000000000" office:value-type="float" office:value="0.000059751" calcext:value-type="float">
            <text:p>0.000059751</text:p>
          </table:table-cell>
          <table:table-cell table:formula="of:= 80950 / 1000000000" office:value-type="float" office:value="0.00008095" calcext:value-type="float">
            <text:p>0.00008095</text:p>
          </table:table-cell>
          <table:table-cell table:formula="of:= 109389 / 1000000000" office:value-type="float" office:value="0.000109389" calcext:value-type="float">
            <text:p>0.000109389</text:p>
          </table:table-cell>
          <table:table-cell table:formula="of:= 143485 / 1000000000" office:value-type="float" office:value="0.000143485" calcext:value-type="float">
            <text:p>0.000143485</text:p>
          </table:table-cell>
          <table:table-cell table:formula="of:= 185538 / 1000000000" office:value-type="float" office:value="0.000185538" calcext:value-type="float">
            <text:p>0.000185538</text:p>
          </table:table-cell>
          <table:table-cell table:formula="of:= 235660 / 1000000000" office:value-type="float" office:value="0.00023566" calcext:value-type="float">
            <text:p>0.00023566</text:p>
          </table:table-cell>
          <table:table-cell table:formula="of:= 296770 / 1000000000" office:value-type="float" office:value="0.00029677" calcext:value-type="float">
            <text:p>0.00029677</text:p>
          </table:table-cell>
          <table:table-cell table:formula="of:= 369977 / 1000000000" office:value-type="float" office:value="0.000369977" calcext:value-type="float">
            <text:p>0.000369977</text:p>
          </table:table-cell>
          <table:table-cell table:formula="of:= 455048 / 1000000000" office:value-type="float" office:value="0.000455048" calcext:value-type="float">
            <text:p>0.000455048</text:p>
          </table:table-cell>
          <table:table-cell table:formula="of:= 554406 / 1000000000" office:value-type="float" office:value="0.000554406" calcext:value-type="float">
            <text:p>0.000554406</text:p>
          </table:table-cell>
          <table:table-cell table:formula="of:= 669446 / 1000000000" office:value-type="float" office:value="0.000669446" calcext:value-type="float">
            <text:p>0.000669446</text:p>
          </table:table-cell>
          <table:table-cell table:formula="of:= 802438 / 1000000000" office:value-type="float" office:value="0.000802438" calcext:value-type="float">
            <text:p>0.000802438</text:p>
          </table:table-cell>
          <table:table-cell table:formula="of:= 954593 / 1000000000" office:value-type="float" office:value="0.000954593" calcext:value-type="float">
            <text:p>0.000954593</text:p>
          </table:table-cell>
          <table:table-cell table:formula="of:= 1125796 / 1000000000" office:value-type="float" office:value="0.001125796" calcext:value-type="float">
            <text:p>0.001125796</text:p>
          </table:table-cell>
          <table:table-cell table:formula="of:= 1320067 / 1000000000" office:value-type="float" office:value="0.001320067" calcext:value-type="float">
            <text:p>0.001320067</text:p>
          </table:table-cell>
          <table:table-cell table:formula="of:= 1535416 / 1000000000" office:value-type="float" office:value="0.001535416" calcext:value-type="float">
            <text:p>0.001535416</text:p>
          </table:table-cell>
          <table:table-cell table:formula="of:= 1779391 / 1000000000" office:value-type="float" office:value="0.001779391" calcext:value-type="float">
            <text:p>0.001779391</text:p>
          </table:table-cell>
          <table:table-cell table:formula="of:= 2047616 / 1000000000" office:value-type="float" office:value="0.002047616" calcext:value-type="float">
            <text:p>0.002047616</text:p>
          </table:table-cell>
          <table:table-cell table:formula="of:= 2345978 / 1000000000" office:value-type="float" office:value="0.002345978" calcext:value-type="float">
            <text:p>0.002345978</text:p>
          </table:table-cell>
          <table:table-cell table:formula="of:= 2675383 / 1000000000" office:value-type="float" office:value="0.002675383" calcext:value-type="float">
            <text:p>0.002675383</text:p>
          </table:table-cell>
          <table:table-cell table:formula="of:= 3034133 / 1000000000" office:value-type="float" office:value="0.003034133" calcext:value-type="float">
            <text:p>0.003034133</text:p>
          </table:table-cell>
          <table:table-cell table:formula="of:= 3429006 / 1000000000" office:value-type="float" office:value="0.003429006" calcext:value-type="float">
            <text:p>0.003429006</text:p>
          </table:table-cell>
          <table:table-cell table:formula="of:= 3854223 / 1000000000" office:value-type="float" office:value="0.003854223" calcext:value-type="float">
            <text:p>0.003854223</text:p>
          </table:table-cell>
          <table:table-cell table:formula="of:= 4313710 / 1000000000" office:value-type="float" office:value="0.00431371" calcext:value-type="float">
            <text:p>0.00431371</text:p>
          </table:table-cell>
          <table:table-cell table:formula="of:= 4817641 / 1000000000" office:value-type="float" office:value="0.004817641" calcext:value-type="float">
            <text:p>0.004817641</text:p>
          </table:table-cell>
          <table:table-cell table:formula="of:= 5350319 / 1000000000" office:value-type="float" office:value="0.005350319" calcext:value-type="float">
            <text:p>0.005350319</text:p>
          </table:table-cell>
          <table:table-cell table:formula="of:= 5924201 / 1000000000" office:value-type="float" office:value="0.005924201" calcext:value-type="float">
            <text:p>0.005924201</text:p>
          </table:table-cell>
          <table:table-cell table:formula="of:= 6539972 / 1000000000" office:value-type="float" office:value="0.006539972" calcext:value-type="float">
            <text:p>0.006539972</text:p>
          </table:table-cell>
          <table:table-cell table:formula="of:= 7192622 / 1000000000" office:value-type="float" office:value="0.007192622" calcext:value-type="float">
            <text:p>0.007192622</text:p>
          </table:table-cell>
          <table:table-cell table:formula="of:= 7889769 / 1000000000" office:value-type="float" office:value="0.007889769" calcext:value-type="float">
            <text:p>0.007889769</text:p>
          </table:table-cell>
          <table:table-cell table:formula="of:= 8626066 / 1000000000" office:value-type="float" office:value="0.008626066" calcext:value-type="float">
            <text:p>0.008626066</text:p>
          </table:table-cell>
          <table:table-cell table:formula="of:= 9395990 / 1000000000" office:value-type="float" office:value="0.00939599" calcext:value-type="float">
            <text:p>0.00939599</text:p>
          </table:table-cell>
          <table:table-cell table:formula="of:= 10206948 / 1000000000" office:value-type="float" office:value="0.010206948" calcext:value-type="float">
            <text:p>0.010206948</text:p>
          </table:table-cell>
          <table:table-cell table:formula="of:= 11062079 / 1000000000" office:value-type="float" office:value="0.011062079" calcext:value-type="float">
            <text:p>0.011062079</text:p>
          </table:table-cell>
          <table:table-cell table:formula="of:= 11946731 / 1000000000" office:value-type="float" office:value="0.011946731" calcext:value-type="float">
            <text:p>0.011946731</text:p>
          </table:table-cell>
          <table:table-cell table:formula="of:= 12872464 / 1000000000" office:value-type="float" office:value="0.012872464" calcext:value-type="float">
            <text:p>0.012872464</text:p>
          </table:table-cell>
          <table:table-cell table:formula="of:= 13825122 / 1000000000" office:value-type="float" office:value="0.013825122" calcext:value-type="float">
            <text:p>0.013825122</text:p>
          </table:table-cell>
          <table:table-cell table:formula="of:= 14810682 / 1000000000" office:value-type="float" office:value="0.014810682" calcext:value-type="float">
            <text:p>0.014810682</text:p>
          </table:table-cell>
          <table:table-cell table:formula="of:= 15831385 / 1000000000" office:value-type="float" office:value="0.015831385" calcext:value-type="float">
            <text:p>0.015831385</text:p>
          </table:table-cell>
          <table:table-cell table:formula="of:= 16884834 / 1000000000" office:value-type="float" office:value="0.016884834" calcext:value-type="float">
            <text:p>0.016884834</text:p>
          </table:table-cell>
          <table:table-cell table:formula="of:= 17936751 / 1000000000" office:value-type="float" office:value="0.017936751" calcext:value-type="float">
            <text:p>0.017936751</text:p>
          </table:table-cell>
          <table:table-cell table:formula="of:= 19010126 / 1000000000" office:value-type="float" office:value="0.019010126" calcext:value-type="float">
            <text:p>0.019010126</text:p>
          </table:table-cell>
          <table:table-cell table:formula="of:= 20100529 / 1000000000" office:value-type="float" office:value="0.020100529" calcext:value-type="float">
            <text:p>0.020100529</text:p>
          </table:table-cell>
          <table:table-cell table:formula="of:= 21194750 / 1000000000" office:value-type="float" office:value="0.02119475" calcext:value-type="float">
            <text:p>0.02119475</text:p>
          </table:table-cell>
          <table:table-cell table:formula="of:= 22300401 / 1000000000" office:value-type="float" office:value="0.022300401" calcext:value-type="float">
            <text:p>0.022300401</text:p>
          </table:table-cell>
          <table:table-cell table:formula="of:= 23388825 / 1000000000" office:value-type="float" office:value="0.023388825" calcext:value-type="float">
            <text:p>0.023388825</text:p>
          </table:table-cell>
          <table:table-cell table:formula="of:= 24457329 / 1000000000" office:value-type="float" office:value="0.024457329" calcext:value-type="float">
            <text:p>0.024457329</text:p>
          </table:table-cell>
          <table:table-cell table:formula="of:= 25513239 / 1000000000" office:value-type="float" office:value="0.025513239" calcext:value-type="float">
            <text:p>0.025513239</text:p>
          </table:table-cell>
          <table:table-cell table:formula="of:= 26524993 / 1000000000" office:value-type="float" office:value="0.026524993" calcext:value-type="float">
            <text:p>0.026524993</text:p>
          </table:table-cell>
          <table:table-cell table:number-columns-repeated="956"/>
        </table:table-row>
        <table:table-row table:style-name="ro1">
          <table:table-cell table:style-name="ce2" office:value-type="string" calcext:value-type="string">
            <text:p>6/8</text:p>
          </table:table-cell>
          <table:table-cell table:style-name="ce3" table:formula="of:= [.D17] / [.C17]" office:value-type="float" office:value="0.0625" calcext:value-type="float">
            <text:p>0.06</text:p>
          </table:table-cell>
          <table:table-cell office:value-type="float" office:value="28" calcext:value-type="float">
            <text:p>28</text:p>
          </table:table-cell>
          <table:table-cell office:value-type="float" office:value="1.75" calcext:value-type="float">
            <text:p>1.75</text:p>
          </table:table-cell>
          <table:table-cell/>
          <table:table-cell office:value-type="string" calcext:value-type="string">
            <text:p>Вероятност</text:p>
          </table:table-cell>
          <table:table-cell table:formula="of:= 361263137 / 1000000000" office:value-type="float" office:value="0.361263137" calcext:value-type="float">
            <text:p>0.361263137</text:p>
          </table:table-cell>
          <table:table-cell table:formula="of:= 48 / 1000000000" office:value-type="float" office:value="0.000000048" calcext:value-type="float">
            <text:p>0.000000048</text:p>
          </table:table-cell>
          <table:table-cell table:formula="of:= 249 / 1000000000" office:value-type="float" office:value="0.000000249" calcext:value-type="float">
            <text:p>0.000000249</text:p>
          </table:table-cell>
          <table:table-cell table:formula="of:= 901 / 1000000000" office:value-type="float" office:value="0.000000901" calcext:value-type="float">
            <text:p>0.000000901</text:p>
          </table:table-cell>
          <table:table-cell table:formula="of:= 2258 / 1000000000" office:value-type="float" office:value="0.000002258" calcext:value-type="float">
            <text:p>0.000002258</text:p>
          </table:table-cell>
          <table:table-cell table:formula="of:= 5209 / 1000000000" office:value-type="float" office:value="0.000005209" calcext:value-type="float">
            <text:p>0.000005209</text:p>
          </table:table-cell>
          <table:table-cell table:formula="of:= 9873 / 1000000000" office:value-type="float" office:value="0.000009873" calcext:value-type="float">
            <text:p>0.000009873</text:p>
          </table:table-cell>
          <table:table-cell table:formula="of:= 17975 / 1000000000" office:value-type="float" office:value="0.000017975" calcext:value-type="float">
            <text:p>0.000017975</text:p>
          </table:table-cell>
          <table:table-cell table:formula="of:= 29747 / 1000000000" office:value-type="float" office:value="0.000029747" calcext:value-type="float">
            <text:p>0.000029747</text:p>
          </table:table-cell>
          <table:table-cell table:formula="of:= 47308 / 1000000000" office:value-type="float" office:value="0.000047308" calcext:value-type="float">
            <text:p>0.000047308</text:p>
          </table:table-cell>
          <table:table-cell table:formula="of:= 71881 / 1000000000" office:value-type="float" office:value="0.000071881" calcext:value-type="float">
            <text:p>0.000071881</text:p>
          </table:table-cell>
          <table:table-cell table:formula="of:= 104073 / 1000000000" office:value-type="float" office:value="0.000104073" calcext:value-type="float">
            <text:p>0.000104073</text:p>
          </table:table-cell>
          <table:table-cell table:formula="of:= 148015 / 1000000000" office:value-type="float" office:value="0.000148015" calcext:value-type="float">
            <text:p>0.000148015</text:p>
          </table:table-cell>
          <table:table-cell table:formula="of:= 203911 / 1000000000" office:value-type="float" office:value="0.000203911" calcext:value-type="float">
            <text:p>0.000203911</text:p>
          </table:table-cell>
          <table:table-cell table:formula="of:= 274311 / 1000000000" office:value-type="float" office:value="0.000274311" calcext:value-type="float">
            <text:p>0.000274311</text:p>
          </table:table-cell>
          <table:table-cell table:formula="of:= 362515 / 1000000000" office:value-type="float" office:value="0.000362515" calcext:value-type="float">
            <text:p>0.000362515</text:p>
          </table:table-cell>
          <table:table-cell table:formula="of:= 470158 / 1000000000" office:value-type="float" office:value="0.000470158" calcext:value-type="float">
            <text:p>0.000470158</text:p>
          </table:table-cell>
          <table:table-cell table:formula="of:= 598111 / 1000000000" office:value-type="float" office:value="0.000598111" calcext:value-type="float">
            <text:p>0.000598111</text:p>
          </table:table-cell>
          <table:table-cell table:formula="of:= 749779 / 1000000000" office:value-type="float" office:value="0.000749779" calcext:value-type="float">
            <text:p>0.000749779</text:p>
          </table:table-cell>
          <table:table-cell table:formula="of:= 930468 / 1000000000" office:value-type="float" office:value="0.000930468" calcext:value-type="float">
            <text:p>0.000930468</text:p>
          </table:table-cell>
          <table:table-cell table:formula="of:= 1140276 / 1000000000" office:value-type="float" office:value="0.001140276" calcext:value-type="float">
            <text:p>0.001140276</text:p>
          </table:table-cell>
          <table:table-cell table:formula="of:= 1384948 / 1000000000" office:value-type="float" office:value="0.001384948" calcext:value-type="float">
            <text:p>0.001384948</text:p>
          </table:table-cell>
          <table:table-cell table:formula="of:= 1657527 / 1000000000" office:value-type="float" office:value="0.001657527" calcext:value-type="float">
            <text:p>0.001657527</text:p>
          </table:table-cell>
          <table:table-cell table:formula="of:= 1971324 / 1000000000" office:value-type="float" office:value="0.001971324" calcext:value-type="float">
            <text:p>0.001971324</text:p>
          </table:table-cell>
          <table:table-cell table:formula="of:= 2320010 / 1000000000" office:value-type="float" office:value="0.00232001" calcext:value-type="float">
            <text:p>0.00232001</text:p>
          </table:table-cell>
          <table:table-cell table:formula="of:= 2711548 / 1000000000" office:value-type="float" office:value="0.002711548" calcext:value-type="float">
            <text:p>0.002711548</text:p>
          </table:table-cell>
          <table:table-cell table:formula="of:= 3142679 / 1000000000" office:value-type="float" office:value="0.003142679" calcext:value-type="float">
            <text:p>0.003142679</text:p>
          </table:table-cell>
          <table:table-cell table:formula="of:= 3619866 / 1000000000" office:value-type="float" office:value="0.003619866" calcext:value-type="float">
            <text:p>0.003619866</text:p>
          </table:table-cell>
          <table:table-cell table:formula="of:= 4149629 / 1000000000" office:value-type="float" office:value="0.004149629" calcext:value-type="float">
            <text:p>0.004149629</text:p>
          </table:table-cell>
          <table:table-cell table:formula="of:= 4717439 / 1000000000" office:value-type="float" office:value="0.004717439" calcext:value-type="float">
            <text:p>0.004717439</text:p>
          </table:table-cell>
          <table:table-cell table:formula="of:= 5326041 / 1000000000" office:value-type="float" office:value="0.005326041" calcext:value-type="float">
            <text:p>0.005326041</text:p>
          </table:table-cell>
          <table:table-cell table:formula="of:= 5993339 / 1000000000" office:value-type="float" office:value="0.005993339" calcext:value-type="float">
            <text:p>0.005993339</text:p>
          </table:table-cell>
          <table:table-cell table:formula="of:= 6703071 / 1000000000" office:value-type="float" office:value="0.006703071" calcext:value-type="float">
            <text:p>0.006703071</text:p>
          </table:table-cell>
          <table:table-cell table:formula="of:= 7462196 / 1000000000" office:value-type="float" office:value="0.007462196" calcext:value-type="float">
            <text:p>0.007462196</text:p>
          </table:table-cell>
          <table:table-cell table:formula="of:= 8256592 / 1000000000" office:value-type="float" office:value="0.008256592" calcext:value-type="float">
            <text:p>0.008256592</text:p>
          </table:table-cell>
          <table:table-cell table:formula="of:= 9096588 / 1000000000" office:value-type="float" office:value="0.009096588" calcext:value-type="float">
            <text:p>0.009096588</text:p>
          </table:table-cell>
          <table:table-cell table:formula="of:= 9983234 / 1000000000" office:value-type="float" office:value="0.009983234" calcext:value-type="float">
            <text:p>0.009983234</text:p>
          </table:table-cell>
          <table:table-cell table:formula="of:= 10905460 / 1000000000" office:value-type="float" office:value="0.01090546" calcext:value-type="float">
            <text:p>0.01090546</text:p>
          </table:table-cell>
          <table:table-cell table:formula="of:= 11860604 / 1000000000" office:value-type="float" office:value="0.011860604" calcext:value-type="float">
            <text:p>0.011860604</text:p>
          </table:table-cell>
          <table:table-cell table:formula="of:= 12853536 / 1000000000" office:value-type="float" office:value="0.012853536" calcext:value-type="float">
            <text:p>0.012853536</text:p>
          </table:table-cell>
          <table:table-cell table:formula="of:= 13879991 / 1000000000" office:value-type="float" office:value="0.013879991" calcext:value-type="float">
            <text:p>0.013879991</text:p>
          </table:table-cell>
          <table:table-cell table:formula="of:= 14912343 / 1000000000" office:value-type="float" office:value="0.014912343" calcext:value-type="float">
            <text:p>0.014912343</text:p>
          </table:table-cell>
          <table:table-cell table:formula="of:= 15964383 / 1000000000" office:value-type="float" office:value="0.015964383" calcext:value-type="float">
            <text:p>0.015964383</text:p>
          </table:table-cell>
          <table:table-cell table:formula="of:= 17038085 / 1000000000" office:value-type="float" office:value="0.017038085" calcext:value-type="float">
            <text:p>0.017038085</text:p>
          </table:table-cell>
          <table:table-cell table:formula="of:= 18114800 / 1000000000" office:value-type="float" office:value="0.0181148" calcext:value-type="float">
            <text:p>0.0181148</text:p>
          </table:table-cell>
          <table:table-cell table:formula="of:= 19192731 / 1000000000" office:value-type="float" office:value="0.019192731" calcext:value-type="float">
            <text:p>0.019192731</text:p>
          </table:table-cell>
          <table:table-cell table:formula="of:= 20254822 / 1000000000" office:value-type="float" office:value="0.020254822" calcext:value-type="float">
            <text:p>0.020254822</text:p>
          </table:table-cell>
          <table:table-cell table:formula="of:= 21302416 / 1000000000" office:value-type="float" office:value="0.021302416" calcext:value-type="float">
            <text:p>0.021302416</text:p>
          </table:table-cell>
          <table:table-cell table:formula="of:= 22327806 / 1000000000" office:value-type="float" office:value="0.022327806" calcext:value-type="float">
            <text:p>0.022327806</text:p>
          </table:table-cell>
          <table:table-cell table:formula="of:= 23320721 / 1000000000" office:value-type="float" office:value="0.023320721" calcext:value-type="float">
            <text:p>0.023320721</text:p>
          </table:table-cell>
          <table:table-cell table:formula="of:= 24273621 / 1000000000" office:value-type="float" office:value="0.024273621" calcext:value-type="float">
            <text:p>0.024273621</text:p>
          </table:table-cell>
          <table:table-cell table:formula="of:= 25175797 / 1000000000" office:value-type="float" office:value="0.025175797" calcext:value-type="float">
            <text:p>0.025175797</text:p>
          </table:table-cell>
          <table:table-cell table:formula="of:= 26018012 / 1000000000" office:value-type="float" office:value="0.026018012" calcext:value-type="float">
            <text:p>0.026018012</text:p>
          </table:table-cell>
          <table:table-cell table:formula="of:= 26801091 / 1000000000" office:value-type="float" office:value="0.026801091" calcext:value-type="float">
            <text:p>0.026801091</text:p>
          </table:table-cell>
          <table:table-cell table:formula="of:= 27488289 / 1000000000" office:value-type="float" office:value="0.027488289" calcext:value-type="float">
            <text:p>0.027488289</text:p>
          </table:table-cell>
          <table:table-cell table:formula="of:= 28081851 / 1000000000" office:value-type="float" office:value="0.028081851" calcext:value-type="float">
            <text:p>0.028081851</text:p>
          </table:table-cell>
          <table:table-cell table:formula="of:= 28601085 / 1000000000" office:value-type="float" office:value="0.028601085" calcext:value-type="float">
            <text:p>0.028601085</text:p>
          </table:table-cell>
          <table:table-cell table:formula="of:= 29008203 / 1000000000" office:value-type="float" office:value="0.029008203" calcext:value-type="float">
            <text:p>0.029008203</text:p>
          </table:table-cell>
          <table:table-cell table:formula="of:= 29305091 / 1000000000" office:value-type="float" office:value="0.029305091" calcext:value-type="float">
            <text:p>0.029305091</text:p>
          </table:table-cell>
          <table:table-cell table:formula="of:= 29469136 / 1000000000" office:value-type="float" office:value="0.029469136" calcext:value-type="float">
            <text:p>0.029469136</text:p>
          </table:table-cell>
          <table:table-cell table:formula="of:= 29513546 / 1000000000" office:value-type="float" office:value="0.029513546" calcext:value-type="float">
            <text:p>0.029513546</text:p>
          </table:table-cell>
          <table:table-cell table:formula="of:= 29410346 / 1000000000" office:value-type="float" office:value="0.029410346" calcext:value-type="float">
            <text:p>0.029410346</text:p>
          </table:table-cell>
          <table:table-cell table:number-columns-repeated="956"/>
        </table:table-row>
        <table:table-row table:style-name="ro1">
          <table:table-cell table:style-name="ce2" office:value-type="string" calcext:value-type="string">
            <text:p>6/9</text:p>
          </table:table-cell>
          <table:table-cell table:style-name="ce3" table:formula="of:= [.D18] / [.C18]" office:value-type="float" office:value="0.0595238095238095" calcext:value-type="float">
            <text:p>0.06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Вероятност</text:p>
          </table:table-cell>
          <table:table-cell table:formula="of:= 187668360 / 1000000000" office:value-type="float" office:value="0.18766836" calcext:value-type="float">
            <text:p>0.18766836</text:p>
          </table:table-cell>
          <table:table-cell table:formula="of:= 138 / 1000000000" office:value-type="float" office:value="0.000000138" calcext:value-type="float">
            <text:p>0.000000138</text:p>
          </table:table-cell>
          <table:table-cell table:formula="of:= 796 / 1000000000" office:value-type="float" office:value="0.000000796" calcext:value-type="float">
            <text:p>0.000000796</text:p>
          </table:table-cell>
          <table:table-cell table:formula="of:= 2611 / 1000000000" office:value-type="float" office:value="0.000002611" calcext:value-type="float">
            <text:p>0.000002611</text:p>
          </table:table-cell>
          <table:table-cell table:formula="of:= 6799 / 1000000000" office:value-type="float" office:value="0.000006799" calcext:value-type="float">
            <text:p>0.000006799</text:p>
          </table:table-cell>
          <table:table-cell table:formula="of:= 14365 / 1000000000" office:value-type="float" office:value="0.000014365" calcext:value-type="float">
            <text:p>0.000014365</text:p>
          </table:table-cell>
          <table:table-cell table:formula="of:= 28347 / 1000000000" office:value-type="float" office:value="0.000028347" calcext:value-type="float">
            <text:p>0.000028347</text:p>
          </table:table-cell>
          <table:table-cell table:formula="of:= 49253 / 1000000000" office:value-type="float" office:value="0.000049253" calcext:value-type="float">
            <text:p>0.000049253</text:p>
          </table:table-cell>
          <table:table-cell table:formula="of:= 82335 / 1000000000" office:value-type="float" office:value="0.000082335" calcext:value-type="float">
            <text:p>0.000082335</text:p>
          </table:table-cell>
          <table:table-cell table:formula="of:= 128192 / 1000000000" office:value-type="float" office:value="0.000128192" calcext:value-type="float">
            <text:p>0.000128192</text:p>
          </table:table-cell>
          <table:table-cell table:formula="of:= 192668 / 1000000000" office:value-type="float" office:value="0.000192668" calcext:value-type="float">
            <text:p>0.000192668</text:p>
          </table:table-cell>
          <table:table-cell table:formula="of:= 276100 / 1000000000" office:value-type="float" office:value="0.0002761" calcext:value-type="float">
            <text:p>0.0002761</text:p>
          </table:table-cell>
          <table:table-cell table:formula="of:= 385909 / 1000000000" office:value-type="float" office:value="0.000385909" calcext:value-type="float">
            <text:p>0.000385909</text:p>
          </table:table-cell>
          <table:table-cell table:formula="of:= 523497 / 1000000000" office:value-type="float" office:value="0.000523497" calcext:value-type="float">
            <text:p>0.000523497</text:p>
          </table:table-cell>
          <table:table-cell table:formula="of:= 693150 / 1000000000" office:value-type="float" office:value="0.00069315" calcext:value-type="float">
            <text:p>0.00069315</text:p>
          </table:table-cell>
          <table:table-cell table:formula="of:= 902913 / 1000000000" office:value-type="float" office:value="0.000902913" calcext:value-type="float">
            <text:p>0.000902913</text:p>
          </table:table-cell>
          <table:table-cell table:formula="of:= 1150356 / 1000000000" office:value-type="float" office:value="0.001150356" calcext:value-type="float">
            <text:p>0.001150356</text:p>
          </table:table-cell>
          <table:table-cell table:formula="of:= 1443730 / 1000000000" office:value-type="float" office:value="0.00144373" calcext:value-type="float">
            <text:p>0.00144373</text:p>
          </table:table-cell>
          <table:table-cell table:formula="of:= 1785625 / 1000000000" office:value-type="float" office:value="0.001785625" calcext:value-type="float">
            <text:p>0.001785625</text:p>
          </table:table-cell>
          <table:table-cell table:formula="of:= 2180130 / 1000000000" office:value-type="float" office:value="0.00218013" calcext:value-type="float">
            <text:p>0.00218013</text:p>
          </table:table-cell>
          <table:table-cell table:formula="of:= 2629759 / 1000000000" office:value-type="float" office:value="0.002629759" calcext:value-type="float">
            <text:p>0.002629759</text:p>
          </table:table-cell>
          <table:table-cell table:formula="of:= 3134451 / 1000000000" office:value-type="float" office:value="0.003134451" calcext:value-type="float">
            <text:p>0.003134451</text:p>
          </table:table-cell>
          <table:table-cell table:formula="of:= 3699105 / 1000000000" office:value-type="float" office:value="0.003699105" calcext:value-type="float">
            <text:p>0.003699105</text:p>
          </table:table-cell>
          <table:table-cell table:formula="of:= 4322331 / 1000000000" office:value-type="float" office:value="0.004322331" calcext:value-type="float">
            <text:p>0.004322331</text:p>
          </table:table-cell>
          <table:table-cell table:formula="of:= 5009505 / 1000000000" office:value-type="float" office:value="0.005009505" calcext:value-type="float">
            <text:p>0.005009505</text:p>
          </table:table-cell>
          <table:table-cell table:formula="of:= 5755355 / 1000000000" office:value-type="float" office:value="0.005755355" calcext:value-type="float">
            <text:p>0.005755355</text:p>
          </table:table-cell>
          <table:table-cell table:formula="of:= 6558689 / 1000000000" office:value-type="float" office:value="0.006558689" calcext:value-type="float">
            <text:p>0.006558689</text:p>
          </table:table-cell>
          <table:table-cell table:formula="of:= 7426934 / 1000000000" office:value-type="float" office:value="0.007426934" calcext:value-type="float">
            <text:p>0.007426934</text:p>
          </table:table-cell>
          <table:table-cell table:formula="of:= 8344267 / 1000000000" office:value-type="float" office:value="0.008344267" calcext:value-type="float">
            <text:p>0.008344267</text:p>
          </table:table-cell>
          <table:table-cell table:formula="of:= 9314141 / 1000000000" office:value-type="float" office:value="0.009314141" calcext:value-type="float">
            <text:p>0.009314141</text:p>
          </table:table-cell>
          <table:table-cell table:formula="of:= 10339188 / 1000000000" office:value-type="float" office:value="0.010339188" calcext:value-type="float">
            <text:p>0.010339188</text:p>
          </table:table-cell>
          <table:table-cell table:formula="of:= 11399625 / 1000000000" office:value-type="float" office:value="0.011399625" calcext:value-type="float">
            <text:p>0.011399625</text:p>
          </table:table-cell>
          <table:table-cell table:formula="of:= 12503593 / 1000000000" office:value-type="float" office:value="0.012503593" calcext:value-type="float">
            <text:p>0.012503593</text:p>
          </table:table-cell>
          <table:table-cell table:formula="of:= 13638670 / 1000000000" office:value-type="float" office:value="0.01363867" calcext:value-type="float">
            <text:p>0.01363867</text:p>
          </table:table-cell>
          <table:table-cell table:formula="of:= 14803723 / 1000000000" office:value-type="float" office:value="0.014803723" calcext:value-type="float">
            <text:p>0.014803723</text:p>
          </table:table-cell>
          <table:table-cell table:formula="of:= 15981892 / 1000000000" office:value-type="float" office:value="0.015981892" calcext:value-type="float">
            <text:p>0.015981892</text:p>
          </table:table-cell>
          <table:table-cell table:formula="of:= 17166678 / 1000000000" office:value-type="float" office:value="0.017166678" calcext:value-type="float">
            <text:p>0.017166678</text:p>
          </table:table-cell>
          <table:table-cell table:formula="of:= 18354559 / 1000000000" office:value-type="float" office:value="0.018354559" calcext:value-type="float">
            <text:p>0.018354559</text:p>
          </table:table-cell>
          <table:table-cell table:formula="of:= 19526212 / 1000000000" office:value-type="float" office:value="0.019526212" calcext:value-type="float">
            <text:p>0.019526212</text:p>
          </table:table-cell>
          <table:table-cell table:formula="of:= 20687797 / 1000000000" office:value-type="float" office:value="0.020687797" calcext:value-type="float">
            <text:p>0.020687797</text:p>
          </table:table-cell>
          <table:table-cell table:formula="of:= 21821349 / 1000000000" office:value-type="float" office:value="0.021821349" calcext:value-type="float">
            <text:p>0.021821349</text:p>
          </table:table-cell>
          <table:table-cell table:formula="of:= 22903322 / 1000000000" office:value-type="float" office:value="0.022903322" calcext:value-type="float">
            <text:p>0.022903322</text:p>
          </table:table-cell>
          <table:table-cell table:formula="of:= 23953581 / 1000000000" office:value-type="float" office:value="0.023953581" calcext:value-type="float">
            <text:p>0.023953581</text:p>
          </table:table-cell>
          <table:table-cell table:formula="of:= 24942584 / 1000000000" office:value-type="float" office:value="0.024942584" calcext:value-type="float">
            <text:p>0.024942584</text:p>
          </table:table-cell>
          <table:table-cell table:formula="of:= 25840839 / 1000000000" office:value-type="float" office:value="0.025840839" calcext:value-type="float">
            <text:p>0.025840839</text:p>
          </table:table-cell>
          <table:table-cell table:formula="of:= 26675669 / 1000000000" office:value-type="float" office:value="0.026675669" calcext:value-type="float">
            <text:p>0.026675669</text:p>
          </table:table-cell>
          <table:table-cell table:formula="of:= 27412924 / 1000000000" office:value-type="float" office:value="0.027412924" calcext:value-type="float">
            <text:p>0.027412924</text:p>
          </table:table-cell>
          <table:table-cell table:formula="of:= 28056167 / 1000000000" office:value-type="float" office:value="0.028056167" calcext:value-type="float">
            <text:p>0.028056167</text:p>
          </table:table-cell>
          <table:table-cell table:formula="of:= 28583909 / 1000000000" office:value-type="float" office:value="0.028583909" calcext:value-type="float">
            <text:p>0.028583909</text:p>
          </table:table-cell>
          <table:table-cell table:formula="of:= 29020362 / 1000000000" office:value-type="float" office:value="0.029020362" calcext:value-type="float">
            <text:p>0.029020362</text:p>
          </table:table-cell>
          <table:table-cell table:formula="of:= 29311277 / 1000000000" office:value-type="float" office:value="0.029311277" calcext:value-type="float">
            <text:p>0.029311277</text:p>
          </table:table-cell>
          <table:table-cell table:formula="of:= 29483856 / 1000000000" office:value-type="float" office:value="0.029483856" calcext:value-type="float">
            <text:p>0.029483856</text:p>
          </table:table-cell>
          <table:table-cell table:formula="of:= 29506872 / 1000000000" office:value-type="float" office:value="0.029506872" calcext:value-type="float">
            <text:p>0.029506872</text:p>
          </table:table-cell>
          <table:table-cell table:formula="of:= 29403509 / 1000000000" office:value-type="float" office:value="0.029403509" calcext:value-type="float">
            <text:p>0.029403509</text:p>
          </table:table-cell>
          <table:table-cell table:formula="of:= 29160527 / 1000000000" office:value-type="float" office:value="0.029160527" calcext:value-type="float">
            <text:p>0.029160527</text:p>
          </table:table-cell>
          <table:table-cell table:formula="of:= 28776598 / 1000000000" office:value-type="float" office:value="0.028776598" calcext:value-type="float">
            <text:p>0.028776598</text:p>
          </table:table-cell>
          <table:table-cell table:formula="of:= 28253641 / 1000000000" office:value-type="float" office:value="0.028253641" calcext:value-type="float">
            <text:p>0.028253641</text:p>
          </table:table-cell>
          <table:table-cell table:formula="of:= 27594625 / 1000000000" office:value-type="float" office:value="0.027594625" calcext:value-type="float">
            <text:p>0.027594625</text:p>
          </table:table-cell>
          <table:table-cell table:formula="of:= 26805322 / 1000000000" office:value-type="float" office:value="0.026805322" calcext:value-type="float">
            <text:p>0.026805322</text:p>
          </table:table-cell>
          <table:table-cell table:formula="of:= 25876255 / 1000000000" office:value-type="float" office:value="0.025876255" calcext:value-type="float">
            <text:p>0.025876255</text:p>
          </table:table-cell>
          <table:table-cell table:formula="of:= 24828710 / 1000000000" office:value-type="float" office:value="0.02482871" calcext:value-type="float">
            <text:p>0.02482871</text:p>
          </table:table-cell>
          <table:table-cell table:formula="of:= 23676354 / 1000000000" office:value-type="float" office:value="0.023676354" calcext:value-type="float">
            <text:p>0.023676354</text:p>
          </table:table-cell>
          <table:table-cell table:number-columns-repeated="956"/>
        </table:table-row>
        <table:table-row table:style-name="ro1">
          <table:table-cell table:style-name="ce2" office:value-type="string" calcext:value-type="string">
            <text:p>6/10</text:p>
          </table:table-cell>
          <table:table-cell table:style-name="ce3" table:formula="of:= [.D19] / [.C19]" office:value-type="float" office:value="0.0547619047619048" calcext:value-type="float">
            <text:p>0.05</text:p>
          </table:table-cell>
          <table:table-cell office:value-type="float" office:value="210" calcext:value-type="float">
            <text:p>210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Вероятност</text:p>
          </table:table-cell>
          <table:table-cell table:formula="of:= 86398406 / 1000000000" office:value-type="float" office:value="0.086398406" calcext:value-type="float">
            <text:p>0.086398406</text:p>
          </table:table-cell>
          <table:table-cell table:formula="of:= 361 / 1000000000" office:value-type="float" office:value="0.000000361" calcext:value-type="float">
            <text:p>0.000000361</text:p>
          </table:table-cell>
          <table:table-cell table:formula="of:= 1902 / 1000000000" office:value-type="float" office:value="0.000001902" calcext:value-type="float">
            <text:p>0.000001902</text:p>
          </table:table-cell>
          <table:table-cell table:formula="of:= 6427 / 1000000000" office:value-type="float" office:value="0.000006427" calcext:value-type="float">
            <text:p>0.000006427</text:p>
          </table:table-cell>
          <table:table-cell table:formula="of:= 16148 / 1000000000" office:value-type="float" office:value="0.000016148" calcext:value-type="float">
            <text:p>0.000016148</text:p>
          </table:table-cell>
          <table:table-cell table:formula="of:= 34978 / 1000000000" office:value-type="float" office:value="0.000034978" calcext:value-type="float">
            <text:p>0.000034978</text:p>
          </table:table-cell>
          <table:table-cell table:formula="of:= 66249 / 1000000000" office:value-type="float" office:value="0.000066249" calcext:value-type="float">
            <text:p>0.000066249</text:p>
          </table:table-cell>
          <table:table-cell table:formula="of:= 115412 / 1000000000" office:value-type="float" office:value="0.000115412" calcext:value-type="float">
            <text:p>0.000115412</text:p>
          </table:table-cell>
          <table:table-cell table:formula="of:= 187564 / 1000000000" office:value-type="float" office:value="0.000187564" calcext:value-type="float">
            <text:p>0.000187564</text:p>
          </table:table-cell>
          <table:table-cell table:formula="of:= 289058 / 1000000000" office:value-type="float" office:value="0.000289058" calcext:value-type="float">
            <text:p>0.000289058</text:p>
          </table:table-cell>
          <table:table-cell table:formula="of:= 424683 / 1000000000" office:value-type="float" office:value="0.000424683" calcext:value-type="float">
            <text:p>0.000424683</text:p>
          </table:table-cell>
          <table:table-cell table:formula="of:= 604625 / 1000000000" office:value-type="float" office:value="0.000604625" calcext:value-type="float">
            <text:p>0.000604625</text:p>
          </table:table-cell>
          <table:table-cell table:formula="of:= 831828 / 1000000000" office:value-type="float" office:value="0.000831828" calcext:value-type="float">
            <text:p>0.000831828</text:p>
          </table:table-cell>
          <table:table-cell table:formula="of:= 1112827 / 1000000000" office:value-type="float" office:value="0.001112827" calcext:value-type="float">
            <text:p>0.001112827</text:p>
          </table:table-cell>
          <table:table-cell table:formula="of:= 1455553 / 1000000000" office:value-type="float" office:value="0.001455553" calcext:value-type="float">
            <text:p>0.001455553</text:p>
          </table:table-cell>
          <table:table-cell table:formula="of:= 1862637 / 1000000000" office:value-type="float" office:value="0.001862637" calcext:value-type="float">
            <text:p>0.001862637</text:p>
          </table:table-cell>
          <table:table-cell table:formula="of:= 2345789 / 1000000000" office:value-type="float" office:value="0.002345789" calcext:value-type="float">
            <text:p>0.002345789</text:p>
          </table:table-cell>
          <table:table-cell table:formula="of:= 2896428 / 1000000000" office:value-type="float" office:value="0.002896428" calcext:value-type="float">
            <text:p>0.002896428</text:p>
          </table:table-cell>
          <table:table-cell table:formula="of:= 3528579 / 1000000000" office:value-type="float" office:value="0.003528579" calcext:value-type="float">
            <text:p>0.003528579</text:p>
          </table:table-cell>
          <table:table-cell table:formula="of:= 4243909 / 1000000000" office:value-type="float" office:value="0.004243909" calcext:value-type="float">
            <text:p>0.004243909</text:p>
          </table:table-cell>
          <table:table-cell table:formula="of:= 5030719 / 1000000000" office:value-type="float" office:value="0.005030719" calcext:value-type="float">
            <text:p>0.005030719</text:p>
          </table:table-cell>
          <table:table-cell table:formula="of:= 5898391 / 1000000000" office:value-type="float" office:value="0.005898391" calcext:value-type="float">
            <text:p>0.005898391</text:p>
          </table:table-cell>
          <table:table-cell table:formula="of:= 6846947 / 1000000000" office:value-type="float" office:value="0.006846947" calcext:value-type="float">
            <text:p>0.006846947</text:p>
          </table:table-cell>
          <table:table-cell table:formula="of:= 7874415 / 1000000000" office:value-type="float" office:value="0.007874415" calcext:value-type="float">
            <text:p>0.007874415</text:p>
          </table:table-cell>
          <table:table-cell table:formula="of:= 8963414 / 1000000000" office:value-type="float" office:value="0.008963414" calcext:value-type="float">
            <text:p>0.008963414</text:p>
          </table:table-cell>
          <table:table-cell table:formula="of:= 10126933 / 1000000000" office:value-type="float" office:value="0.010126933" calcext:value-type="float">
            <text:p>0.010126933</text:p>
          </table:table-cell>
          <table:table-cell table:formula="of:= 11333195 / 1000000000" office:value-type="float" office:value="0.011333195" calcext:value-type="float">
            <text:p>0.011333195</text:p>
          </table:table-cell>
          <table:table-cell table:formula="of:= 12606920 / 1000000000" office:value-type="float" office:value="0.01260692" calcext:value-type="float">
            <text:p>0.01260692</text:p>
          </table:table-cell>
          <table:table-cell table:formula="of:= 13904266 / 1000000000" office:value-type="float" office:value="0.013904266" calcext:value-type="float">
            <text:p>0.013904266</text:p>
          </table:table-cell>
          <table:table-cell table:formula="of:= 15236688 / 1000000000" office:value-type="float" office:value="0.015236688" calcext:value-type="float">
            <text:p>0.015236688</text:p>
          </table:table-cell>
          <table:table-cell table:formula="of:= 16594522 / 1000000000" office:value-type="float" office:value="0.016594522" calcext:value-type="float">
            <text:p>0.016594522</text:p>
          </table:table-cell>
          <table:table-cell table:formula="of:= 17948801 / 1000000000" office:value-type="float" office:value="0.017948801" calcext:value-type="float">
            <text:p>0.017948801</text:p>
          </table:table-cell>
          <table:table-cell table:formula="of:= 19300714 / 1000000000" office:value-type="float" office:value="0.019300714" calcext:value-type="float">
            <text:p>0.019300714</text:p>
          </table:table-cell>
          <table:table-cell table:formula="of:= 20632053 / 1000000000" office:value-type="float" office:value="0.020632053" calcext:value-type="float">
            <text:p>0.020632053</text:p>
          </table:table-cell>
          <table:table-cell table:formula="of:= 21926018 / 1000000000" office:value-type="float" office:value="0.021926018" calcext:value-type="float">
            <text:p>0.021926018</text:p>
          </table:table-cell>
          <table:table-cell table:formula="of:= 23179018 / 1000000000" office:value-type="float" office:value="0.023179018" calcext:value-type="float">
            <text:p>0.023179018</text:p>
          </table:table-cell>
          <table:table-cell table:formula="of:= 24365903 / 1000000000" office:value-type="float" office:value="0.024365903" calcext:value-type="float">
            <text:p>0.024365903</text:p>
          </table:table-cell>
          <table:table-cell table:formula="of:= 25498671 / 1000000000" office:value-type="float" office:value="0.025498671" calcext:value-type="float">
            <text:p>0.025498671</text:p>
          </table:table-cell>
          <table:table-cell table:formula="of:= 26524261 / 1000000000" office:value-type="float" office:value="0.026524261" calcext:value-type="float">
            <text:p>0.026524261</text:p>
          </table:table-cell>
          <table:table-cell table:formula="of:= 27450497 / 1000000000" office:value-type="float" office:value="0.027450497" calcext:value-type="float">
            <text:p>0.027450497</text:p>
          </table:table-cell>
          <table:table-cell table:formula="of:= 28288161 / 1000000000" office:value-type="float" office:value="0.028288161" calcext:value-type="float">
            <text:p>0.028288161</text:p>
          </table:table-cell>
          <table:table-cell table:formula="of:= 28991579 / 1000000000" office:value-type="float" office:value="0.028991579" calcext:value-type="float">
            <text:p>0.028991579</text:p>
          </table:table-cell>
          <table:table-cell table:formula="of:= 29569479 / 1000000000" office:value-type="float" office:value="0.029569479" calcext:value-type="float">
            <text:p>0.029569479</text:p>
          </table:table-cell>
          <table:table-cell table:formula="of:= 30011781 / 1000000000" office:value-type="float" office:value="0.030011781" calcext:value-type="float">
            <text:p>0.030011781</text:p>
          </table:table-cell>
          <table:table-cell table:formula="of:= 30311423 / 1000000000" office:value-type="float" office:value="0.030311423" calcext:value-type="float">
            <text:p>0.030311423</text:p>
          </table:table-cell>
          <table:table-cell table:formula="of:= 30460876 / 1000000000" office:value-type="float" office:value="0.030460876" calcext:value-type="float">
            <text:p>0.030460876</text:p>
          </table:table-cell>
          <table:table-cell table:formula="of:= 30470308 / 1000000000" office:value-type="float" office:value="0.030470308" calcext:value-type="float">
            <text:p>0.030470308</text:p>
          </table:table-cell>
          <table:table-cell table:formula="of:= 30310348 / 1000000000" office:value-type="float" office:value="0.030310348" calcext:value-type="float">
            <text:p>0.030310348</text:p>
          </table:table-cell>
          <table:table-cell table:formula="of:= 30007991 / 1000000000" office:value-type="float" office:value="0.030007991" calcext:value-type="float">
            <text:p>0.030007991</text:p>
          </table:table-cell>
          <table:table-cell table:formula="of:= 29542251 / 1000000000" office:value-type="float" office:value="0.029542251" calcext:value-type="float">
            <text:p>0.029542251</text:p>
          </table:table-cell>
          <table:table-cell table:formula="of:= 28951114 / 1000000000" office:value-type="float" office:value="0.028951114" calcext:value-type="float">
            <text:p>0.028951114</text:p>
          </table:table-cell>
          <table:table-cell table:formula="of:= 28204364 / 1000000000" office:value-type="float" office:value="0.028204364" calcext:value-type="float">
            <text:p>0.028204364</text:p>
          </table:table-cell>
          <table:table-cell table:formula="of:= 27321654 / 1000000000" office:value-type="float" office:value="0.027321654" calcext:value-type="float">
            <text:p>0.027321654</text:p>
          </table:table-cell>
          <table:table-cell table:formula="of:= 26309885 / 1000000000" office:value-type="float" office:value="0.026309885" calcext:value-type="float">
            <text:p>0.026309885</text:p>
          </table:table-cell>
          <table:table-cell table:formula="of:= 25194858 / 1000000000" office:value-type="float" office:value="0.025194858" calcext:value-type="float">
            <text:p>0.025194858</text:p>
          </table:table-cell>
          <table:table-cell table:formula="of:= 23988887 / 1000000000" office:value-type="float" office:value="0.023988887" calcext:value-type="float">
            <text:p>0.023988887</text:p>
          </table:table-cell>
          <table:table-cell table:formula="of:= 22683102 / 1000000000" office:value-type="float" office:value="0.022683102" calcext:value-type="float">
            <text:p>0.022683102</text:p>
          </table:table-cell>
          <table:table-cell table:formula="of:= 21286902 / 1000000000" office:value-type="float" office:value="0.021286902" calcext:value-type="float">
            <text:p>0.021286902</text:p>
          </table:table-cell>
          <table:table-cell table:formula="of:= 19860730 / 1000000000" office:value-type="float" office:value="0.01986073" calcext:value-type="float">
            <text:p>0.01986073</text:p>
          </table:table-cell>
          <table:table-cell table:formula="of:= 18376382 / 1000000000" office:value-type="float" office:value="0.018376382" calcext:value-type="float">
            <text:p>0.018376382</text:p>
          </table:table-cell>
          <table:table-cell table:formula="of:= 16851573 / 1000000000" office:value-type="float" office:value="0.016851573" calcext:value-type="float">
            <text:p>0.016851573</text:p>
          </table:table-cell>
          <table:table-cell table:formula="of:= 15340643 / 1000000000" office:value-type="float" office:value="0.015340643" calcext:value-type="float">
            <text:p>0.015340643</text:p>
          </table:table-cell>
          <table:table-cell table:number-columns-repeated="95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956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Общо RTP%</text:p>
          </table:table-cell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956"/>
        </table:table-row>
        <table:table-row table:style-name="ro1">
          <table:table-cell table:number-columns-repeated="4"/>
          <table:table-cell table:style-name="ce4" table:formula="of:=SUM([.G29:.BP29])" office:value-type="float" office:value="87.268676" calcext:value-type="float">
            <text:p>87.27</text:p>
          </table:table-cell>
          <table:table-cell office:value-type="string" calcext:value-type="string">
            <text:p>RTP%</text:p>
          </table:table-cell>
          <table:table-cell table:formula="of:= 100 * [.G15] * [.G22] / [.$D15]" office:value-type="float" office:value="0" calcext:value-type="float">
            <text:p>0</text:p>
          </table:table-cell>
          <table:table-cell table:formula="of:= 100 * [.H15] * [.H22] / [.$D15]" office:value-type="float" office:value="0.2" calcext:value-type="float">
            <text:p>0.2</text:p>
          </table:table-cell>
          <table:table-cell table:formula="of:= 100 * [.I15] * [.I22] / [.$D15]" office:value-type="float" office:value="1.26" calcext:value-type="float">
            <text:p>1.26</text:p>
          </table:table-cell>
          <table:table-cell table:formula="of:= 100 * [.J15] * [.J22] / [.$D15]" office:value-type="float" office:value="3.2" calcext:value-type="float">
            <text:p>3.2</text:p>
          </table:table-cell>
          <table:table-cell table:formula="of:= 100 * [.K15] * [.K22] / [.$D15]" office:value-type="float" office:value="6.72" calcext:value-type="float">
            <text:p>6.72</text:p>
          </table:table-cell>
          <table:table-cell table:formula="of:= 100 * [.L15] * [.L22] / [.$D15]" office:value-type="float" office:value="12.66" calcext:value-type="float">
            <text:p>12.66</text:p>
          </table:table-cell>
          <table:table-cell table:formula="of:= 100 * [.M15] * [.M22] / [.$D15]" office:value-type="float" office:value="19.85" calcext:value-type="float">
            <text:p>19.85</text:p>
          </table:table-cell>
          <table:table-cell table:formula="of:= 100 * [.N15] * [.N22] / [.$D15]" office:value-type="float" office:value="7.47" calcext:value-type="float">
            <text:p>7.47</text:p>
          </table:table-cell>
          <table:table-cell table:formula="of:= 100 * [.O15] * [.O22] / [.$D15]" office:value-type="float" office:value="6.435" calcext:value-type="float">
            <text:p>6.435</text:p>
          </table:table-cell>
          <table:table-cell table:formula="of:= 100 * [.P15] * [.P22] / [.$D15]" office:value-type="float" office:value="2.003" calcext:value-type="float">
            <text:p>2.003</text:p>
          </table:table-cell>
          <table:table-cell table:formula="of:= 100 * [.Q15] * [.Q22] / [.$D15]" office:value-type="float" office:value="1.612" calcext:value-type="float">
            <text:p>1.612</text:p>
          </table:table-cell>
          <table:table-cell table:formula="of:= 100 * [.R15] * [.R22] / [.$D15]" office:value-type="float" office:value="0.4707" calcext:value-type="float">
            <text:p>0.4707</text:p>
          </table:table-cell>
          <table:table-cell table:formula="of:= 100 * [.S15] * [.S22] / [.$D15]" office:value-type="float" office:value="0.3581" calcext:value-type="float">
            <text:p>0.3581</text:p>
          </table:table-cell>
          <table:table-cell table:formula="of:= 100 * [.T15] * [.Q22] / [.$D15]" office:value-type="float" office:value="4.906" calcext:value-type="float">
            <text:p>4.906</text:p>
          </table:table-cell>
          <table:table-cell table:formula="of:= 100 * [.U15] * [.R22] / [.$D15]" office:value-type="float" office:value="1.3794" calcext:value-type="float">
            <text:p>1.3794</text:p>
          </table:table-cell>
          <table:table-cell table:formula="of:= 100 * [.V15] * [.S22] / [.$D15]" office:value-type="float" office:value="0.94325" calcext:value-type="float">
            <text:p>0.94325</text:p>
          </table:table-cell>
          <table:table-cell table:formula="of:= 100 * [.W15] * [.T22] / [.$D15]" office:value-type="float" office:value="0.24794" calcext:value-type="float">
            <text:p>0.24794</text:p>
          </table:table-cell>
          <table:table-cell table:formula="of:= 100 * [.X15] * [.U22] / [.$D15]" office:value-type="float" office:value="0.295299" calcext:value-type="float">
            <text:p>0.295299</text:p>
          </table:table-cell>
          <table:table-cell table:formula="of:= 100 * [.Y15] * [.V22] / [.$D15]" office:value-type="float" office:value="0.33416" calcext:value-type="float">
            <text:p>0.33416</text:p>
          </table:table-cell>
          <table:table-cell table:formula="of:= 100 * [.Z15] * [.W22] / [.$D15]" office:value-type="float" office:value="0.375466" calcext:value-type="float">
            <text:p>0.375466</text:p>
          </table:table-cell>
          <table:table-cell table:formula="of:= 100 * [.AA15] * [.X22] / [.$D15]" office:value-type="float" office:value="0.411162" calcext:value-type="float">
            <text:p>0.411162</text:p>
          </table:table-cell>
          <table:table-cell table:formula="of:= 100 * [.AB15] * [.Y22] / [.$D15]" office:value-type="float" office:value="0.426785" calcext:value-type="float">
            <text:p>0.426785</text:p>
          </table:table-cell>
          <table:table-cell table:formula="of:= 100 * [.AC15] * [.Z22] / [.$D15]" office:value-type="float" office:value="0.422552" calcext:value-type="float">
            <text:p>0.422552</text:p>
          </table:table-cell>
          <table:table-cell table:formula="of:= 100 * [.AD15] * [.AA22] / [.$D15]" office:value-type="float" office:value="0.391839" calcext:value-type="float">
            <text:p>0.391839</text:p>
          </table:table-cell>
          <table:table-cell table:formula="of:= 100 * [.AE15] * [.AB22] / [.$D15]" office:value-type="float" office:value="0.317434" calcext:value-type="float">
            <text:p>0.317434</text:p>
          </table:table-cell>
          <table:table-cell table:formula="of:= 100 * [.AF15] * [.U22] / [.$D15]" office:value-type="float" office:value="1.720998" calcext:value-type="float">
            <text:p>1.720998</text:p>
          </table:table-cell>
          <table:table-cell table:formula="of:= 100 * [.AG15] * [.V22] / [.$D15]" office:value-type="float" office:value="1.831688" calcext:value-type="float">
            <text:p>1.831688</text:p>
          </table:table-cell>
          <table:table-cell table:formula="of:= 100 * [.AH15] * [.W22] / [.$D15]" office:value-type="float" office:value="1.907668" calcext:value-type="float">
            <text:p>1.907668</text:p>
          </table:table-cell>
          <table:table-cell table:formula="of:= 100 * [.AI15] * [.X22] / [.$D15]" office:value-type="float" office:value="1.9455" calcext:value-type="float">
            <text:p>1.9455</text:p>
          </table:table-cell>
          <table:table-cell table:formula="of:= 100 * [.AJ15] * [.Y22] / [.$D15]" office:value-type="float" office:value="1.90715" calcext:value-type="float">
            <text:p>1.90715</text:p>
          </table:table-cell>
          <table:table-cell table:formula="of:= 100 * [.AK15] * [.Z22] / [.$D15]" office:value-type="float" office:value="1.786808" calcext:value-type="float">
            <text:p>1.786808</text:p>
          </table:table-cell>
          <table:table-cell table:formula="of:= 100 * [.AL15] * [.AA22] / [.$D15]" office:value-type="float" office:value="1.569165" calcext:value-type="float">
            <text:p>1.569165</text:p>
          </table:table-cell>
          <table:table-cell table:formula="of:= 100 * [.AM15] * [.AB22] / [.$D15]" office:value-type="float" office:value="1.210716" calcext:value-type="float">
            <text:p>1.210716</text:p>
          </table:table-cell>
          <table:table-cell table:formula="of:= 100 * [.AN15] * [.AC22] / [.$D15]" office:value-type="float" office:value="0.698896" calcext:value-type="float">
            <text:p>0.698896</text:p>
          </table:table-cell>
          <table:table-cell table:formula="of:= 100 * [.AO15] * [.AO22] / [.$D15]" office:value-type="float" office:value="0" calcext:value-type="float">
            <text:p>0</text:p>
          </table:table-cell>
          <table:table-cell table:formula="of:= 100 * [.AP15] * [.AP22] / [.$D15]" office:value-type="float" office:value="0" calcext:value-type="float">
            <text:p>0</text:p>
          </table:table-cell>
          <table:table-cell table:formula="of:= 100 * [.AQ15] * [.AQ22] / [.$D15]" office:value-type="float" office:value="0" calcext:value-type="float">
            <text:p>0</text:p>
          </table:table-cell>
          <table:table-cell table:formula="of:= 100 * [.AR15] * [.AR22] / [.$D15]" office:value-type="float" office:value="0" calcext:value-type="float">
            <text:p>0</text:p>
          </table:table-cell>
          <table:table-cell table:formula="of:= 100 * [.AS15] * [.AS22] / [.$D15]" office:value-type="float" office:value="0" calcext:value-type="float">
            <text:p>0</text:p>
          </table:table-cell>
          <table:table-cell table:formula="of:= 100 * [.AT15] * [.AT22] / [.$D15]" office:value-type="float" office:value="0" calcext:value-type="float">
            <text:p>0</text:p>
          </table:table-cell>
          <table:table-cell table:formula="of:= 100 * [.AU15] * [.AU22] / [.$D15]" office:value-type="float" office:value="0" calcext:value-type="float">
            <text:p>0</text:p>
          </table:table-cell>
          <table:table-cell table:formula="of:= 100 * [.AV15] * [.AV22] / [.$D15]" office:value-type="float" office:value="0" calcext:value-type="float">
            <text:p>0</text:p>
          </table:table-cell>
          <table:table-cell table:formula="of:= 100 * [.AW15] * [.AW22] / [.$D15]" office:value-type="float" office:value="0" calcext:value-type="float">
            <text:p>0</text:p>
          </table:table-cell>
          <table:table-cell table:formula="of:= 100 * [.AX15] * [.AX22] / [.$D15]" office:value-type="float" office:value="0" calcext:value-type="float">
            <text:p>0</text:p>
          </table:table-cell>
          <table:table-cell table:formula="of:= 100 * [.AY15] * [.AY22] / [.$D15]" office:value-type="float" office:value="0" calcext:value-type="float">
            <text:p>0</text:p>
          </table:table-cell>
          <table:table-cell table:formula="of:= 100 * [.AZ15] * [.AZ22] / [.$D15]" office:value-type="float" office:value="0" calcext:value-type="float">
            <text:p>0</text:p>
          </table:table-cell>
          <table:table-cell table:formula="of:= 100 * [.BA15] * [.BA22] / [.$D15]" office:value-type="float" office:value="0" calcext:value-type="float">
            <text:p>0</text:p>
          </table:table-cell>
          <table:table-cell table:formula="of:= 100 * [.BB15] * [.BB22] / [.$D15]" office:value-type="float" office:value="0" calcext:value-type="float">
            <text:p>0</text:p>
          </table:table-cell>
          <table:table-cell table:formula="of:= 100 * [.BC15] * [.BC22] / [.$D15]" office:value-type="float" office:value="0" calcext:value-type="float">
            <text:p>0</text:p>
          </table:table-cell>
          <table:table-cell table:formula="of:= 100 * [.BD15] * [.BD22] / [.$D15]" office:value-type="float" office:value="0" calcext:value-type="float">
            <text:p>0</text:p>
          </table:table-cell>
          <table:table-cell table:formula="of:= 100 * [.BE15] * [.BE22] / [.$D15]" office:value-type="float" office:value="0" calcext:value-type="float">
            <text:p>0</text:p>
          </table:table-cell>
          <table:table-cell table:formula="of:= 100 * [.BF15] * [.BF22] / [.$D15]" office:value-type="float" office:value="0" calcext:value-type="float">
            <text:p>0</text:p>
          </table:table-cell>
          <table:table-cell table:formula="of:= 100 * [.BG15] * [.BG22] / [.$D15]" office:value-type="float" office:value="0" calcext:value-type="float">
            <text:p>0</text:p>
          </table:table-cell>
          <table:table-cell table:formula="of:= 100 * [.BH15] * [.BH22] / [.$D15]" office:value-type="float" office:value="0" calcext:value-type="float">
            <text:p>0</text:p>
          </table:table-cell>
          <table:table-cell table:formula="of:= 100 * [.BI15] * [.BI22] / [.$D15]" office:value-type="float" office:value="0" calcext:value-type="float">
            <text:p>0</text:p>
          </table:table-cell>
          <table:table-cell table:formula="of:= 100 * [.BJ15] * [.BJ22] / [.$D15]" office:value-type="float" office:value="0" calcext:value-type="float">
            <text:p>0</text:p>
          </table:table-cell>
          <table:table-cell table:formula="of:= 100 * [.BK15] * [.BK22] / [.$D15]" office:value-type="float" office:value="0" calcext:value-type="float">
            <text:p>0</text:p>
          </table:table-cell>
          <table:table-cell table:formula="of:= 100 * [.BL15] * [.BL22] / [.$D15]" office:value-type="float" office:value="0" calcext:value-type="float">
            <text:p>0</text:p>
          </table:table-cell>
          <table:table-cell table:formula="of:= 100 * [.BM15] * [.BM22] / [.$D15]" office:value-type="float" office:value="0" calcext:value-type="float">
            <text:p>0</text:p>
          </table:table-cell>
          <table:table-cell table:formula="of:= 100 * [.BN15] * [.BN22] / [.$D15]" office:value-type="float" office:value="0" calcext:value-type="float">
            <text:p>0</text:p>
          </table:table-cell>
          <table:table-cell table:formula="of:= 100 * [.BO15] * [.BO22] / [.$D15]" office:value-type="float" office:value="0" calcext:value-type="float">
            <text:p>0</text:p>
          </table:table-cell>
          <table:table-cell table:formula="of:= 100 * [.BP15] * [.BP22] / [.$D15]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4"/>
          <table:table-cell table:style-name="ce4" table:formula="of:=SUM([.G30:.BP30])" office:value-type="float" office:value="81.5146916" calcext:value-type="float">
            <text:p>81.51</text:p>
          </table:table-cell>
          <table:table-cell office:value-type="string" calcext:value-type="string">
            <text:p>RTP%</text:p>
          </table:table-cell>
          <table:table-cell table:formula="of:= 100 * [.G16] * [.G23] / [.$D16]" office:value-type="float" office:value="0" calcext:value-type="float">
            <text:p>0</text:p>
          </table:table-cell>
          <table:table-cell table:formula="of:= 100 * [.H16] * [.H23] / [.$D16]" office:value-type="float" office:value="0.28" calcext:value-type="float">
            <text:p>0.28</text:p>
          </table:table-cell>
          <table:table-cell table:formula="of:= 100 * [.I16] * [.I23] / [.$D16]" office:value-type="float" office:value="1.26" calcext:value-type="float">
            <text:p>1.26</text:p>
          </table:table-cell>
          <table:table-cell table:formula="of:= 100 * [.J16] * [.J23] / [.$D16]" office:value-type="float" office:value="3.52" calcext:value-type="float">
            <text:p>3.52</text:p>
          </table:table-cell>
          <table:table-cell table:formula="of:= 100 * [.K16] * [.K23] / [.$D16]" office:value-type="float" office:value="8.722" calcext:value-type="float">
            <text:p>8.722</text:p>
          </table:table-cell>
          <table:table-cell table:formula="of:= 100 * [.L16] * [.L23] / [.$D16]" office:value-type="float" office:value="16.308" calcext:value-type="float">
            <text:p>16.308</text:p>
          </table:table-cell>
          <table:table-cell table:formula="of:= 100 * [.M16] * [.M23] / [.$D16]" office:value-type="float" office:value="26.31" calcext:value-type="float">
            <text:p>26.31</text:p>
          </table:table-cell>
          <table:table-cell table:formula="of:= 100 * [.N16] * [.N23] / [.$D16]" office:value-type="float" office:value="9.504" calcext:value-type="float">
            <text:p>9.504</text:p>
          </table:table-cell>
          <table:table-cell table:formula="of:= 100 * [.O16] * [.O23] / [.$D16]" office:value-type="float" office:value="8.175" calcext:value-type="float">
            <text:p>8.175</text:p>
          </table:table-cell>
          <table:table-cell table:formula="of:= 100 * [.P16] * [.P23] / [.$D16]" office:value-type="float" office:value="2.5736" calcext:value-type="float">
            <text:p>2.5736</text:p>
          </table:table-cell>
          <table:table-cell table:formula="of:= 100 * [.Q16] * [.Q23] / [.$D16]" office:value-type="float" office:value="1.9861" calcext:value-type="float">
            <text:p>1.9861</text:p>
          </table:table-cell>
          <table:table-cell table:formula="of:= 100 * [.R16] * [.R23] / [.$D16]" office:value-type="float" office:value="0.59908" calcext:value-type="float">
            <text:p>0.59908</text:p>
          </table:table-cell>
          <table:table-cell table:formula="of:= 100 * [.S16] * [.S23] / [.$D16]" office:value-type="float" office:value="0.42519" calcext:value-type="float">
            <text:p>0.42519</text:p>
          </table:table-cell>
          <table:table-cell table:formula="of:= 100 * [.T16] * [.T23] / [.$D16]" office:value-type="float" office:value="0.119502" calcext:value-type="float">
            <text:p>0.119502</text:p>
          </table:table-cell>
          <table:table-cell table:formula="of:= 100 * [.U16] * [.U23] / [.$D16]" office:value-type="float" office:value="0.14571" calcext:value-type="float">
            <text:p>0.14571</text:p>
          </table:table-cell>
          <table:table-cell table:formula="of:= 100 * [.V16] * [.V23] / [.$D16]" office:value-type="float" office:value="0.1750224" calcext:value-type="float">
            <text:p>0.1750224</text:p>
          </table:table-cell>
          <table:table-cell table:formula="of:= 100 * [.W16] * [.W23] / [.$D16]" office:value-type="float" office:value="0.200879" calcext:value-type="float">
            <text:p>0.200879</text:p>
          </table:table-cell>
          <table:table-cell table:formula="of:= 100 * [.X16] * [.X23] / [.$D16]" office:value-type="float" office:value="0.2226456" calcext:value-type="float">
            <text:p>0.2226456</text:p>
          </table:table-cell>
          <table:table-cell table:formula="of:= 100 * [.Y16] * [.Y23] / [.$D16]" office:value-type="float" office:value="0.23566" calcext:value-type="float">
            <text:p>0.23566</text:p>
          </table:table-cell>
          <table:table-cell table:formula="of:= 100 * [.Z16] * [.Z23] / [.$D16]" office:value-type="float" office:value="0.237416" calcext:value-type="float">
            <text:p>0.237416</text:p>
          </table:table-cell>
          <table:table-cell table:formula="of:= 100 * [.AA16] * [.AA23] / [.$D16]" office:value-type="float" office:value="0.2219862" calcext:value-type="float">
            <text:p>0.2219862</text:p>
          </table:table-cell>
          <table:table-cell table:formula="of:= 100 * [.AB16] * [.AB23] / [.$D16]" office:value-type="float" office:value="0.1820192" calcext:value-type="float">
            <text:p>0.1820192</text:p>
          </table:table-cell>
          <table:table-cell table:formula="of:= 100 * [.AC16] * [.AC23] / [.$D16]" office:value-type="float" office:value="0.1108812" calcext:value-type="float">
            <text:p>0.1108812</text:p>
          </table:table-cell>
          <table:table-cell table:formula="of:= 100 * [.AD16] * [.AD23] / [.$D16]" office:value-type="float" office:value="0" calcext:value-type="float">
            <text:p>0</text:p>
          </table:table-cell>
          <table:table-cell table:formula="of:= 100 * [.AE16] * [.AE23] / [.$D16]" office:value-type="float" office:value="0" calcext:value-type="float">
            <text:p>0</text:p>
          </table:table-cell>
          <table:table-cell table:formula="of:= 100 * [.AF16] * [.AF23] / [.$D16]" office:value-type="float" office:value="0" calcext:value-type="float">
            <text:p>0</text:p>
          </table:table-cell>
          <table:table-cell table:formula="of:= 100 * [.AG16] * [.AG23] / [.$D16]" office:value-type="float" office:value="0" calcext:value-type="float">
            <text:p>0</text:p>
          </table:table-cell>
          <table:table-cell table:formula="of:= 100 * [.AH16] * [.AH23] / [.$D16]" office:value-type="float" office:value="0" calcext:value-type="float">
            <text:p>0</text:p>
          </table:table-cell>
          <table:table-cell table:formula="of:= 100 * [.AI16] * [.AI23] / [.$D16]" office:value-type="float" office:value="0" calcext:value-type="float">
            <text:p>0</text:p>
          </table:table-cell>
          <table:table-cell table:formula="of:= 100 * [.AJ16] * [.AJ23] / [.$D16]" office:value-type="float" office:value="0" calcext:value-type="float">
            <text:p>0</text:p>
          </table:table-cell>
          <table:table-cell table:formula="of:= 100 * [.AK16] * [.AK23] / [.$D16]" office:value-type="float" office:value="0" calcext:value-type="float">
            <text:p>0</text:p>
          </table:table-cell>
          <table:table-cell table:formula="of:= 100 * [.AL16] * [.AL23] / [.$D16]" office:value-type="float" office:value="0" calcext:value-type="float">
            <text:p>0</text:p>
          </table:table-cell>
          <table:table-cell table:formula="of:= 100 * [.AM16] * [.AM23] / [.$D16]" office:value-type="float" office:value="0" calcext:value-type="float">
            <text:p>0</text:p>
          </table:table-cell>
          <table:table-cell table:formula="of:= 100 * [.AN16] * [.AN23] / [.$D16]" office:value-type="float" office:value="0" calcext:value-type="float">
            <text:p>0</text:p>
          </table:table-cell>
          <table:table-cell table:formula="of:= 100 * [.AO16] * [.AO23] / [.$D16]" office:value-type="float" office:value="0" calcext:value-type="float">
            <text:p>0</text:p>
          </table:table-cell>
          <table:table-cell table:formula="of:= 100 * [.AP16] * [.AP23] / [.$D16]" office:value-type="float" office:value="0" calcext:value-type="float">
            <text:p>0</text:p>
          </table:table-cell>
          <table:table-cell table:formula="of:= 100 * [.AQ16] * [.AQ23] / [.$D16]" office:value-type="float" office:value="0" calcext:value-type="float">
            <text:p>0</text:p>
          </table:table-cell>
          <table:table-cell table:formula="of:= 100 * [.AR16] * [.AR23] / [.$D16]" office:value-type="float" office:value="0" calcext:value-type="float">
            <text:p>0</text:p>
          </table:table-cell>
          <table:table-cell table:formula="of:= 100 * [.AS16] * [.AS23] / [.$D16]" office:value-type="float" office:value="0" calcext:value-type="float">
            <text:p>0</text:p>
          </table:table-cell>
          <table:table-cell table:formula="of:= 100 * [.AT16] * [.AT23] / [.$D16]" office:value-type="float" office:value="0" calcext:value-type="float">
            <text:p>0</text:p>
          </table:table-cell>
          <table:table-cell table:formula="of:= 100 * [.AU16] * [.AU23] / [.$D16]" office:value-type="float" office:value="0" calcext:value-type="float">
            <text:p>0</text:p>
          </table:table-cell>
          <table:table-cell table:formula="of:= 100 * [.AV16] * [.AV23] / [.$D16]" office:value-type="float" office:value="0" calcext:value-type="float">
            <text:p>0</text:p>
          </table:table-cell>
          <table:table-cell table:formula="of:= 100 * [.AW16] * [.AW23] / [.$D16]" office:value-type="float" office:value="0" calcext:value-type="float">
            <text:p>0</text:p>
          </table:table-cell>
          <table:table-cell table:formula="of:= 100 * [.AX16] * [.AX23] / [.$D16]" office:value-type="float" office:value="0" calcext:value-type="float">
            <text:p>0</text:p>
          </table:table-cell>
          <table:table-cell table:formula="of:= 100 * [.AY16] * [.AY23] / [.$D16]" office:value-type="float" office:value="0" calcext:value-type="float">
            <text:p>0</text:p>
          </table:table-cell>
          <table:table-cell table:formula="of:= 100 * [.AZ16] * [.AZ23] / [.$D16]" office:value-type="float" office:value="0" calcext:value-type="float">
            <text:p>0</text:p>
          </table:table-cell>
          <table:table-cell table:formula="of:= 100 * [.BA16] * [.BA23] / [.$D16]" office:value-type="float" office:value="0" calcext:value-type="float">
            <text:p>0</text:p>
          </table:table-cell>
          <table:table-cell table:formula="of:= 100 * [.BB16] * [.BB23] / [.$D16]" office:value-type="float" office:value="0" calcext:value-type="float">
            <text:p>0</text:p>
          </table:table-cell>
          <table:table-cell table:formula="of:= 100 * [.BC16] * [.BC23] / [.$D16]" office:value-type="float" office:value="0" calcext:value-type="float">
            <text:p>0</text:p>
          </table:table-cell>
          <table:table-cell table:formula="of:= 100 * [.BD16] * [.BD23] / [.$D16]" office:value-type="float" office:value="0" calcext:value-type="float">
            <text:p>0</text:p>
          </table:table-cell>
          <table:table-cell table:formula="of:= 100 * [.BE16] * [.BE23] / [.$D16]" office:value-type="float" office:value="0" calcext:value-type="float">
            <text:p>0</text:p>
          </table:table-cell>
          <table:table-cell table:formula="of:= 100 * [.BF16] * [.BF23] / [.$D16]" office:value-type="float" office:value="0" calcext:value-type="float">
            <text:p>0</text:p>
          </table:table-cell>
          <table:table-cell table:formula="of:= 100 * [.BG16] * [.BG23] / [.$D16]" office:value-type="float" office:value="0" calcext:value-type="float">
            <text:p>0</text:p>
          </table:table-cell>
          <table:table-cell table:formula="of:= 100 * [.BH16] * [.BH23] / [.$D16]" office:value-type="float" office:value="0" calcext:value-type="float">
            <text:p>0</text:p>
          </table:table-cell>
          <table:table-cell table:formula="of:= 100 * [.BI16] * [.BI23] / [.$D16]" office:value-type="float" office:value="0" calcext:value-type="float">
            <text:p>0</text:p>
          </table:table-cell>
          <table:table-cell table:formula="of:= 100 * [.BJ16] * [.BJ23] / [.$D16]" office:value-type="float" office:value="0" calcext:value-type="float">
            <text:p>0</text:p>
          </table:table-cell>
          <table:table-cell table:formula="of:= 100 * [.BK16] * [.BK23] / [.$D16]" office:value-type="float" office:value="0" calcext:value-type="float">
            <text:p>0</text:p>
          </table:table-cell>
          <table:table-cell table:formula="of:= 100 * [.BL16] * [.BL23] / [.$D16]" office:value-type="float" office:value="0" calcext:value-type="float">
            <text:p>0</text:p>
          </table:table-cell>
          <table:table-cell table:formula="of:= 100 * [.BM16] * [.BM23] / [.$D16]" office:value-type="float" office:value="0" calcext:value-type="float">
            <text:p>0</text:p>
          </table:table-cell>
          <table:table-cell table:formula="of:= 100 * [.BN16] * [.BN23] / [.$D16]" office:value-type="float" office:value="0" calcext:value-type="float">
            <text:p>0</text:p>
          </table:table-cell>
          <table:table-cell table:formula="of:= 100 * [.BO16] * [.BO23] / [.$D16]" office:value-type="float" office:value="0" calcext:value-type="float">
            <text:p>0</text:p>
          </table:table-cell>
          <table:table-cell table:formula="of:= 100 * [.BP16] * [.BP23] / [.$D16]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4"/>
          <table:table-cell table:style-name="ce4" table:formula="of:=SUM([.G31:.BP31])" office:value-type="float" office:value="87.0107639428571" calcext:value-type="float">
            <text:p>87.01</text:p>
          </table:table-cell>
          <table:table-cell office:value-type="string" calcext:value-type="string">
            <text:p>RTP%</text:p>
          </table:table-cell>
          <table:table-cell table:formula="of:= 100 * [.G17] * [.G24] / [.$D17]" office:value-type="float" office:value="0" calcext:value-type="float">
            <text:p>0</text:p>
          </table:table-cell>
          <table:table-cell table:formula="of:= 100 * [.H17] * [.H24] / [.$D17]" office:value-type="float" office:value="0.274285714285714" calcext:value-type="float">
            <text:p>0.2742857143</text:p>
          </table:table-cell>
          <table:table-cell table:formula="of:= 100 * [.I17] * [.I24] / [.$D17]" office:value-type="float" office:value="1.28057142857143" calcext:value-type="float">
            <text:p>1.2805714286</text:p>
          </table:table-cell>
          <table:table-cell table:formula="of:= 100 * [.J17] * [.J24] / [.$D17]" office:value-type="float" office:value="4.11885714285714" calcext:value-type="float">
            <text:p>4.1188571429</text:p>
          </table:table-cell>
          <table:table-cell table:formula="of:= 100 * [.K17] * [.K24] / [.$D17]" office:value-type="float" office:value="9.032" calcext:value-type="float">
            <text:p>9.032</text:p>
          </table:table-cell>
          <table:table-cell table:formula="of:= 100 * [.L17] * [.L24] / [.$D17]" office:value-type="float" office:value="17.8594285714286" calcext:value-type="float">
            <text:p>17.8594285714</text:p>
          </table:table-cell>
          <table:table-cell table:formula="of:= 100 * [.M17] * [.M24] / [.$D17]" office:value-type="float" office:value="28.2085714285714" calcext:value-type="float">
            <text:p>28.2085714286</text:p>
          </table:table-cell>
          <table:table-cell table:formula="of:= 100 * [.N17] * [.N24] / [.$D17]" office:value-type="float" office:value="10.2714285714286" calcext:value-type="float">
            <text:p>10.2714285714</text:p>
          </table:table-cell>
          <table:table-cell table:formula="of:= 100 * [.O17] * [.O24] / [.$D17]" office:value-type="float" office:value="8.49914285714286" calcext:value-type="float">
            <text:p>8.4991428571</text:p>
          </table:table-cell>
          <table:table-cell table:formula="of:= 100 * [.P17] * [.P24] / [.$D17]" office:value-type="float" office:value="2.70331428571429" calcext:value-type="float">
            <text:p>2.7033142857</text:p>
          </table:table-cell>
          <table:table-cell table:formula="of:= 100 * [.Q17] * [.Q24] / [.$D17]" office:value-type="float" office:value="2.05374285714286" calcext:value-type="float">
            <text:p>2.0537428571</text:p>
          </table:table-cell>
          <table:table-cell table:formula="of:= 100 * [.R17] * [.R24] / [.$D17]" office:value-type="float" office:value="0.594702857142857" calcext:value-type="float">
            <text:p>0.5947028571</text:p>
          </table:table-cell>
          <table:table-cell table:formula="of:= 100 * [.S17] * [.S24] / [.$D17]" office:value-type="float" office:value="0.4229" calcext:value-type="float">
            <text:p>0.4229</text:p>
          </table:table-cell>
          <table:table-cell table:formula="of:= 100 * [.T17] * [.T24] / [.$D17]" office:value-type="float" office:value="0.116520571428571" calcext:value-type="float">
            <text:p>0.1165205714</text:p>
          </table:table-cell>
          <table:table-cell table:formula="of:= 100 * [.U17] * [.U24] / [.$D17]" office:value-type="float" office:value="0.141074228571429" calcext:value-type="float">
            <text:p>0.1410742286</text:p>
          </table:table-cell>
          <table:table-cell table:formula="of:= 100 * [.V17] * [.V24] / [.$D17]" office:value-type="float" office:value="0.165721142857143" calcext:value-type="float">
            <text:p>0.1657211429</text:p>
          </table:table-cell>
          <table:table-cell table:formula="of:= 100 * [.W17] * [.W24] / [.$D17]" office:value-type="float" office:value="0.1880632" calcext:value-type="float">
            <text:p>0.1880632</text:p>
          </table:table-cell>
          <table:table-cell table:formula="of:= 100 * [.X17] * [.X24] / [.$D17]" office:value-type="float" office:value="0.205066628571429" calcext:value-type="float">
            <text:p>0.2050666286</text:p>
          </table:table-cell>
          <table:table-cell table:formula="of:= 100 * [.Y17] * [.Y24] / [.$D17]" office:value-type="float" office:value="0.214222571428571" calcext:value-type="float">
            <text:p>0.2142225714</text:p>
          </table:table-cell>
          <table:table-cell table:formula="of:= 100 * [.Z17] * [.Z24] / [.$D17]" office:value-type="float" office:value="0.2126784" calcext:value-type="float">
            <text:p>0.2126784</text:p>
          </table:table-cell>
          <table:table-cell table:formula="of:= 100 * [.AA17] * [.AA24] / [.$D17]" office:value-type="float" office:value="0.195475885714286" calcext:value-type="float">
            <text:p>0.1954758857</text:p>
          </table:table-cell>
          <table:table-cell table:formula="of:= 100 * [.AB17] * [.AB24] / [.$D17]" office:value-type="float" office:value="0.158279771428571" calcext:value-type="float">
            <text:p>0.1582797714</text:p>
          </table:table-cell>
          <table:table-cell table:formula="of:= 100 * [.AC17] * [.AC24] / [.$D17]" office:value-type="float" office:value="0.0947158285714286" calcext:value-type="float">
            <text:p>0.0947158286</text:p>
          </table:table-cell>
          <table:table-cell table:formula="of:= 100 * [.AD17] * [.AD24] / [.$D17]" office:value-type="float" office:value="0" calcext:value-type="float">
            <text:p>0</text:p>
          </table:table-cell>
          <table:table-cell table:formula="of:= 100 * [.AE17] * [.AE24] / [.$D17]" office:value-type="float" office:value="0" calcext:value-type="float">
            <text:p>0</text:p>
          </table:table-cell>
          <table:table-cell table:formula="of:= 100 * [.AF17] * [.AF24] / [.$D17]" office:value-type="float" office:value="0" calcext:value-type="float">
            <text:p>0</text:p>
          </table:table-cell>
          <table:table-cell table:formula="of:= 100 * [.AG17] * [.AG24] / [.$D17]" office:value-type="float" office:value="0" calcext:value-type="float">
            <text:p>0</text:p>
          </table:table-cell>
          <table:table-cell table:formula="of:= 100 * [.AH17] * [.AH24] / [.$D17]" office:value-type="float" office:value="0" calcext:value-type="float">
            <text:p>0</text:p>
          </table:table-cell>
          <table:table-cell table:formula="of:= 100 * [.AI17] * [.AI24] / [.$D17]" office:value-type="float" office:value="0" calcext:value-type="float">
            <text:p>0</text:p>
          </table:table-cell>
          <table:table-cell table:formula="of:= 100 * [.AJ17] * [.AJ24] / [.$D17]" office:value-type="float" office:value="0" calcext:value-type="float">
            <text:p>0</text:p>
          </table:table-cell>
          <table:table-cell table:formula="of:= 100 * [.AK17] * [.AK24] / [.$D17]" office:value-type="float" office:value="0" calcext:value-type="float">
            <text:p>0</text:p>
          </table:table-cell>
          <table:table-cell table:formula="of:= 100 * [.AL17] * [.AL24] / [.$D17]" office:value-type="float" office:value="0" calcext:value-type="float">
            <text:p>0</text:p>
          </table:table-cell>
          <table:table-cell table:formula="of:= 100 * [.AM17] * [.AM24] / [.$D17]" office:value-type="float" office:value="0" calcext:value-type="float">
            <text:p>0</text:p>
          </table:table-cell>
          <table:table-cell table:formula="of:= 100 * [.AN17] * [.AN24] / [.$D17]" office:value-type="float" office:value="0" calcext:value-type="float">
            <text:p>0</text:p>
          </table:table-cell>
          <table:table-cell table:formula="of:= 100 * [.AO17] * [.AO24] / [.$D17]" office:value-type="float" office:value="0" calcext:value-type="float">
            <text:p>0</text:p>
          </table:table-cell>
          <table:table-cell table:formula="of:= 100 * [.AP17] * [.AP24] / [.$D17]" office:value-type="float" office:value="0" calcext:value-type="float">
            <text:p>0</text:p>
          </table:table-cell>
          <table:table-cell table:formula="of:= 100 * [.AQ17] * [.AQ24] / [.$D17]" office:value-type="float" office:value="0" calcext:value-type="float">
            <text:p>0</text:p>
          </table:table-cell>
          <table:table-cell table:formula="of:= 100 * [.AR17] * [.AR24] / [.$D17]" office:value-type="float" office:value="0" calcext:value-type="float">
            <text:p>0</text:p>
          </table:table-cell>
          <table:table-cell table:formula="of:= 100 * [.AS17] * [.AS24] / [.$D17]" office:value-type="float" office:value="0" calcext:value-type="float">
            <text:p>0</text:p>
          </table:table-cell>
          <table:table-cell table:formula="of:= 100 * [.AT17] * [.AT24] / [.$D17]" office:value-type="float" office:value="0" calcext:value-type="float">
            <text:p>0</text:p>
          </table:table-cell>
          <table:table-cell table:formula="of:= 100 * [.AU17] * [.AU24] / [.$D17]" office:value-type="float" office:value="0" calcext:value-type="float">
            <text:p>0</text:p>
          </table:table-cell>
          <table:table-cell table:formula="of:= 100 * [.AV17] * [.AV24] / [.$D17]" office:value-type="float" office:value="0" calcext:value-type="float">
            <text:p>0</text:p>
          </table:table-cell>
          <table:table-cell table:formula="of:= 100 * [.AW17] * [.AW24] / [.$D17]" office:value-type="float" office:value="0" calcext:value-type="float">
            <text:p>0</text:p>
          </table:table-cell>
          <table:table-cell table:formula="of:= 100 * [.AX17] * [.AX24] / [.$D17]" office:value-type="float" office:value="0" calcext:value-type="float">
            <text:p>0</text:p>
          </table:table-cell>
          <table:table-cell table:formula="of:= 100 * [.AY17] * [.AY24] / [.$D17]" office:value-type="float" office:value="0" calcext:value-type="float">
            <text:p>0</text:p>
          </table:table-cell>
          <table:table-cell table:formula="of:= 100 * [.AZ17] * [.AZ24] / [.$D17]" office:value-type="float" office:value="0" calcext:value-type="float">
            <text:p>0</text:p>
          </table:table-cell>
          <table:table-cell table:formula="of:= 100 * [.BA17] * [.BA24] / [.$D17]" office:value-type="float" office:value="0" calcext:value-type="float">
            <text:p>0</text:p>
          </table:table-cell>
          <table:table-cell table:formula="of:= 100 * [.BB17] * [.BB24] / [.$D17]" office:value-type="float" office:value="0" calcext:value-type="float">
            <text:p>0</text:p>
          </table:table-cell>
          <table:table-cell table:formula="of:= 100 * [.BC17] * [.BC24] / [.$D17]" office:value-type="float" office:value="0" calcext:value-type="float">
            <text:p>0</text:p>
          </table:table-cell>
          <table:table-cell table:formula="of:= 100 * [.BD17] * [.BD24] / [.$D17]" office:value-type="float" office:value="0" calcext:value-type="float">
            <text:p>0</text:p>
          </table:table-cell>
          <table:table-cell table:formula="of:= 100 * [.BE17] * [.BE24] / [.$D17]" office:value-type="float" office:value="0" calcext:value-type="float">
            <text:p>0</text:p>
          </table:table-cell>
          <table:table-cell table:formula="of:= 100 * [.BF17] * [.BF24] / [.$D17]" office:value-type="float" office:value="0" calcext:value-type="float">
            <text:p>0</text:p>
          </table:table-cell>
          <table:table-cell table:formula="of:= 100 * [.BG17] * [.BG24] / [.$D17]" office:value-type="float" office:value="0" calcext:value-type="float">
            <text:p>0</text:p>
          </table:table-cell>
          <table:table-cell table:formula="of:= 100 * [.BH17] * [.BH24] / [.$D17]" office:value-type="float" office:value="0" calcext:value-type="float">
            <text:p>0</text:p>
          </table:table-cell>
          <table:table-cell table:formula="of:= 100 * [.BI17] * [.BI24] / [.$D17]" office:value-type="float" office:value="0" calcext:value-type="float">
            <text:p>0</text:p>
          </table:table-cell>
          <table:table-cell table:formula="of:= 100 * [.BJ17] * [.BJ24] / [.$D17]" office:value-type="float" office:value="0" calcext:value-type="float">
            <text:p>0</text:p>
          </table:table-cell>
          <table:table-cell table:formula="of:= 100 * [.BK17] * [.BK24] / [.$D17]" office:value-type="float" office:value="0" calcext:value-type="float">
            <text:p>0</text:p>
          </table:table-cell>
          <table:table-cell table:formula="of:= 100 * [.BL17] * [.BL24] / [.$D17]" office:value-type="float" office:value="0" calcext:value-type="float">
            <text:p>0</text:p>
          </table:table-cell>
          <table:table-cell table:formula="of:= 100 * [.BM17] * [.BM24] / [.$D17]" office:value-type="float" office:value="0" calcext:value-type="float">
            <text:p>0</text:p>
          </table:table-cell>
          <table:table-cell table:formula="of:= 100 * [.BN17] * [.BN24] / [.$D17]" office:value-type="float" office:value="0" calcext:value-type="float">
            <text:p>0</text:p>
          </table:table-cell>
          <table:table-cell table:formula="of:= 100 * [.BO17] * [.BO24] / [.$D17]" office:value-type="float" office:value="0" calcext:value-type="float">
            <text:p>0</text:p>
          </table:table-cell>
          <table:table-cell table:formula="of:= 100 * [.BP17] * [.BP24] / [.$D17]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4"/>
          <table:table-cell table:style-name="ce4" table:formula="of:=SUM([.G32:.BP32])" office:value-type="float" office:value="85.9210775" calcext:value-type="float">
            <text:p>85.92</text:p>
          </table:table-cell>
          <table:table-cell office:value-type="string" calcext:value-type="string">
            <text:p>RTP%</text:p>
          </table:table-cell>
          <table:table-cell table:formula="of:= 100 * [.G18] * [.G25] / [.$D18]" office:value-type="float" office:value="0" calcext:value-type="float">
            <text:p>0</text:p>
          </table:table-cell>
          <table:table-cell table:formula="of:= 100 * [.H18] * [.H25] / [.$D18]" office:value-type="float" office:value="0.276" calcext:value-type="float">
            <text:p>0.276</text:p>
          </table:table-cell>
          <table:table-cell table:formula="of:= 100 * [.I18] * [.I25] / [.$D18]" office:value-type="float" office:value="1.4328" calcext:value-type="float">
            <text:p>1.4328</text:p>
          </table:table-cell>
          <table:table-cell table:formula="of:= 100 * [.J18] * [.J25] / [.$D18]" office:value-type="float" office:value="4.1776" calcext:value-type="float">
            <text:p>4.1776</text:p>
          </table:table-cell>
          <table:table-cell table:formula="of:= 100 * [.K18] * [.K25] / [.$D18]" office:value-type="float" office:value="9.5186" calcext:value-type="float">
            <text:p>9.5186</text:p>
          </table:table-cell>
          <table:table-cell table:formula="of:= 100 * [.L18] * [.L25] / [.$D18]" office:value-type="float" office:value="17.238" calcext:value-type="float">
            <text:p>17.238</text:p>
          </table:table-cell>
          <table:table-cell table:formula="of:= 100 * [.M18] * [.M25] / [.$D18]" office:value-type="float" office:value="28.347" calcext:value-type="float">
            <text:p>28.347</text:p>
          </table:table-cell>
          <table:table-cell table:formula="of:= 100 * [.N18] * [.N25] / [.$D18]" office:value-type="float" office:value="9.8506" calcext:value-type="float">
            <text:p>9.8506</text:p>
          </table:table-cell>
          <table:table-cell table:formula="of:= 100 * [.O18] * [.O25] / [.$D18]" office:value-type="float" office:value="8.2335" calcext:value-type="float">
            <text:p>8.2335</text:p>
          </table:table-cell>
          <table:table-cell table:formula="of:= 100 * [.P18] * [.P25] / [.$D18]" office:value-type="float" office:value="2.56384" calcext:value-type="float">
            <text:p>2.56384</text:p>
          </table:table-cell>
          <table:table-cell table:formula="of:= 100 * [.Q18] * [.Q25] / [.$D18]" office:value-type="float" office:value="1.92668" calcext:value-type="float">
            <text:p>1.92668</text:p>
          </table:table-cell>
          <table:table-cell table:formula="of:= 100 * [.R18] * [.R25] / [.$D18]" office:value-type="float" office:value="0.5522" calcext:value-type="float">
            <text:p>0.5522</text:p>
          </table:table-cell>
          <table:table-cell table:formula="of:= 100 * [.S18] * [.S25] / [.$D18]" office:value-type="float" office:value="0.385909" calcext:value-type="float">
            <text:p>0.385909</text:p>
          </table:table-cell>
          <table:table-cell table:formula="of:= 100 * [.T18] * [.T25] / [.$D18]" office:value-type="float" office:value="0.1046994" calcext:value-type="float">
            <text:p>0.1046994</text:p>
          </table:table-cell>
          <table:table-cell table:formula="of:= 100 * [.U18] * [.U25] / [.$D18]" office:value-type="float" office:value="0.124767" calcext:value-type="float">
            <text:p>0.124767</text:p>
          </table:table-cell>
          <table:table-cell table:formula="of:= 100 * [.V18] * [.V25] / [.$D18]" office:value-type="float" office:value="0.14446608" calcext:value-type="float">
            <text:p>0.14446608</text:p>
          </table:table-cell>
          <table:table-cell table:formula="of:= 100 * [.W18] * [.W25] / [.$D18]" office:value-type="float" office:value="0.16104984" calcext:value-type="float">
            <text:p>0.16104984</text:p>
          </table:table-cell>
          <table:table-cell table:formula="of:= 100 * [.X18] * [.X25] / [.$D18]" office:value-type="float" office:value="0.1732476" calcext:value-type="float">
            <text:p>0.1732476</text:p>
          </table:table-cell>
          <table:table-cell table:formula="of:= 100 * [.Y18] * [.Y25] / [.$D18]" office:value-type="float" office:value="0.1785625" calcext:value-type="float">
            <text:p>0.1785625</text:p>
          </table:table-cell>
          <table:table-cell table:formula="of:= 100 * [.Z18] * [.Z25] / [.$D18]" office:value-type="float" office:value="0.1744104" calcext:value-type="float">
            <text:p>0.1744104</text:p>
          </table:table-cell>
          <table:table-cell table:formula="of:= 100 * [.AA18] * [.AA25] / [.$D18]" office:value-type="float" office:value="0.15778554" calcext:value-type="float">
            <text:p>0.15778554</text:p>
          </table:table-cell>
          <table:table-cell table:formula="of:= 100 * [.AB18] * [.AB25] / [.$D18]" office:value-type="float" office:value="0.12537804" calcext:value-type="float">
            <text:p>0.12537804</text:p>
          </table:table-cell>
          <table:table-cell table:formula="of:= 100 * [.AC18] * [.AC25] / [.$D18]" office:value-type="float" office:value="0.0739821" calcext:value-type="float">
            <text:p>0.0739821</text:p>
          </table:table-cell>
          <table:table-cell table:formula="of:= 100 * [.AD18] * [.AD25] / [.$D18]" office:value-type="float" office:value="0" calcext:value-type="float">
            <text:p>0</text:p>
          </table:table-cell>
          <table:table-cell table:formula="of:= 100 * [.AE18] * [.AE25] / [.$D18]" office:value-type="float" office:value="0" calcext:value-type="float">
            <text:p>0</text:p>
          </table:table-cell>
          <table:table-cell table:formula="of:= 100 * [.AF18] * [.AF25] / [.$D18]" office:value-type="float" office:value="0" calcext:value-type="float">
            <text:p>0</text:p>
          </table:table-cell>
          <table:table-cell table:formula="of:= 100 * [.AG18] * [.AG25] / [.$D18]" office:value-type="float" office:value="0" calcext:value-type="float">
            <text:p>0</text:p>
          </table:table-cell>
          <table:table-cell table:formula="of:= 100 * [.AH18] * [.AH25] / [.$D18]" office:value-type="float" office:value="0" calcext:value-type="float">
            <text:p>0</text:p>
          </table:table-cell>
          <table:table-cell table:formula="of:= 100 * [.AI18] * [.AI25] / [.$D18]" office:value-type="float" office:value="0" calcext:value-type="float">
            <text:p>0</text:p>
          </table:table-cell>
          <table:table-cell table:formula="of:= 100 * [.AJ18] * [.AJ25] / [.$D18]" office:value-type="float" office:value="0" calcext:value-type="float">
            <text:p>0</text:p>
          </table:table-cell>
          <table:table-cell table:formula="of:= 100 * [.AK18] * [.AK25] / [.$D18]" office:value-type="float" office:value="0" calcext:value-type="float">
            <text:p>0</text:p>
          </table:table-cell>
          <table:table-cell table:formula="of:= 100 * [.AL18] * [.AL25] / [.$D18]" office:value-type="float" office:value="0" calcext:value-type="float">
            <text:p>0</text:p>
          </table:table-cell>
          <table:table-cell table:formula="of:= 100 * [.AM18] * [.AM25] / [.$D18]" office:value-type="float" office:value="0" calcext:value-type="float">
            <text:p>0</text:p>
          </table:table-cell>
          <table:table-cell table:formula="of:= 100 * [.AN18] * [.AN25] / [.$D18]" office:value-type="float" office:value="0" calcext:value-type="float">
            <text:p>0</text:p>
          </table:table-cell>
          <table:table-cell table:formula="of:= 100 * [.AO18] * [.AO25] / [.$D18]" office:value-type="float" office:value="0" calcext:value-type="float">
            <text:p>0</text:p>
          </table:table-cell>
          <table:table-cell table:formula="of:= 100 * [.AP18] * [.AP25] / [.$D18]" office:value-type="float" office:value="0" calcext:value-type="float">
            <text:p>0</text:p>
          </table:table-cell>
          <table:table-cell table:formula="of:= 100 * [.AQ18] * [.AQ25] / [.$D18]" office:value-type="float" office:value="0" calcext:value-type="float">
            <text:p>0</text:p>
          </table:table-cell>
          <table:table-cell table:formula="of:= 100 * [.AR18] * [.AR25] / [.$D18]" office:value-type="float" office:value="0" calcext:value-type="float">
            <text:p>0</text:p>
          </table:table-cell>
          <table:table-cell table:formula="of:= 100 * [.AS18] * [.AS25] / [.$D18]" office:value-type="float" office:value="0" calcext:value-type="float">
            <text:p>0</text:p>
          </table:table-cell>
          <table:table-cell table:formula="of:= 100 * [.AT18] * [.AT25] / [.$D18]" office:value-type="float" office:value="0" calcext:value-type="float">
            <text:p>0</text:p>
          </table:table-cell>
          <table:table-cell table:formula="of:= 100 * [.AU18] * [.AU25] / [.$D18]" office:value-type="float" office:value="0" calcext:value-type="float">
            <text:p>0</text:p>
          </table:table-cell>
          <table:table-cell table:formula="of:= 100 * [.AV18] * [.AV25] / [.$D18]" office:value-type="float" office:value="0" calcext:value-type="float">
            <text:p>0</text:p>
          </table:table-cell>
          <table:table-cell table:formula="of:= 100 * [.AW18] * [.AW25] / [.$D18]" office:value-type="float" office:value="0" calcext:value-type="float">
            <text:p>0</text:p>
          </table:table-cell>
          <table:table-cell table:formula="of:= 100 * [.AX18] * [.AX25] / [.$D18]" office:value-type="float" office:value="0" calcext:value-type="float">
            <text:p>0</text:p>
          </table:table-cell>
          <table:table-cell table:formula="of:= 100 * [.AY18] * [.AY25] / [.$D18]" office:value-type="float" office:value="0" calcext:value-type="float">
            <text:p>0</text:p>
          </table:table-cell>
          <table:table-cell table:formula="of:= 100 * [.AZ18] * [.AZ25] / [.$D18]" office:value-type="float" office:value="0" calcext:value-type="float">
            <text:p>0</text:p>
          </table:table-cell>
          <table:table-cell table:formula="of:= 100 * [.BA18] * [.BA25] / [.$D18]" office:value-type="float" office:value="0" calcext:value-type="float">
            <text:p>0</text:p>
          </table:table-cell>
          <table:table-cell table:formula="of:= 100 * [.BB18] * [.BB25] / [.$D18]" office:value-type="float" office:value="0" calcext:value-type="float">
            <text:p>0</text:p>
          </table:table-cell>
          <table:table-cell table:formula="of:= 100 * [.BC18] * [.BC25] / [.$D18]" office:value-type="float" office:value="0" calcext:value-type="float">
            <text:p>0</text:p>
          </table:table-cell>
          <table:table-cell table:formula="of:= 100 * [.BD18] * [.BD25] / [.$D18]" office:value-type="float" office:value="0" calcext:value-type="float">
            <text:p>0</text:p>
          </table:table-cell>
          <table:table-cell table:formula="of:= 100 * [.BE18] * [.BE25] / [.$D18]" office:value-type="float" office:value="0" calcext:value-type="float">
            <text:p>0</text:p>
          </table:table-cell>
          <table:table-cell table:formula="of:= 100 * [.BF18] * [.BF25] / [.$D18]" office:value-type="float" office:value="0" calcext:value-type="float">
            <text:p>0</text:p>
          </table:table-cell>
          <table:table-cell table:formula="of:= 100 * [.BG18] * [.BG25] / [.$D18]" office:value-type="float" office:value="0" calcext:value-type="float">
            <text:p>0</text:p>
          </table:table-cell>
          <table:table-cell table:formula="of:= 100 * [.BH18] * [.BH25] / [.$D18]" office:value-type="float" office:value="0" calcext:value-type="float">
            <text:p>0</text:p>
          </table:table-cell>
          <table:table-cell table:formula="of:= 100 * [.BI18] * [.BI25] / [.$D18]" office:value-type="float" office:value="0" calcext:value-type="float">
            <text:p>0</text:p>
          </table:table-cell>
          <table:table-cell table:formula="of:= 100 * [.BJ18] * [.BJ25] / [.$D18]" office:value-type="float" office:value="0" calcext:value-type="float">
            <text:p>0</text:p>
          </table:table-cell>
          <table:table-cell table:formula="of:= 100 * [.BK18] * [.BK25] / [.$D18]" office:value-type="float" office:value="0" calcext:value-type="float">
            <text:p>0</text:p>
          </table:table-cell>
          <table:table-cell table:formula="of:= 100 * [.BL18] * [.BL25] / [.$D18]" office:value-type="float" office:value="0" calcext:value-type="float">
            <text:p>0</text:p>
          </table:table-cell>
          <table:table-cell table:formula="of:= 100 * [.BM18] * [.BM25] / [.$D18]" office:value-type="float" office:value="0" calcext:value-type="float">
            <text:p>0</text:p>
          </table:table-cell>
          <table:table-cell table:formula="of:= 100 * [.BN18] * [.BN25] / [.$D18]" office:value-type="float" office:value="0" calcext:value-type="float">
            <text:p>0</text:p>
          </table:table-cell>
          <table:table-cell table:formula="of:= 100 * [.BO18] * [.BO25] / [.$D18]" office:value-type="float" office:value="0" calcext:value-type="float">
            <text:p>0</text:p>
          </table:table-cell>
          <table:table-cell table:formula="of:= 100 * [.BP18] * [.BP25] / [.$D18]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4"/>
          <table:table-cell table:style-name="ce4" table:formula="of:=SUM([.G33:.BP33])" office:value-type="float" office:value="87.8226630521739" calcext:value-type="float">
            <text:p>87.82</text:p>
          </table:table-cell>
          <table:table-cell office:value-type="string" calcext:value-type="string">
            <text:p>RTP%</text:p>
          </table:table-cell>
          <table:table-cell table:formula="of:= 100 * [.G19] * [.G26] / [.$D19]" office:value-type="float" office:value="0" calcext:value-type="float">
            <text:p>0</text:p>
          </table:table-cell>
          <table:table-cell table:formula="of:= 100 * [.H19] * [.H26] / [.$D19]" office:value-type="float" office:value="0.313913043478261" calcext:value-type="float">
            <text:p>0.3139130435</text:p>
          </table:table-cell>
          <table:table-cell table:formula="of:= 100 * [.I19] * [.I26] / [.$D19]" office:value-type="float" office:value="1.48852173913043" calcext:value-type="float">
            <text:p>1.4885217391</text:p>
          </table:table-cell>
          <table:table-cell table:formula="of:= 100 * [.J19] * [.J26] / [.$D19]" office:value-type="float" office:value="4.47095652173913" calcext:value-type="float">
            <text:p>4.4709565217</text:p>
          </table:table-cell>
          <table:table-cell table:formula="of:= 100 * [.K19] * [.K26] / [.$D19]" office:value-type="float" office:value="9.82921739130435" calcext:value-type="float">
            <text:p>9.8292173913</text:p>
          </table:table-cell>
          <table:table-cell table:formula="of:= 100 * [.L19] * [.L26] / [.$D19]" office:value-type="float" office:value="18.2493913043478" calcext:value-type="float">
            <text:p>18.2493913043</text:p>
          </table:table-cell>
          <table:table-cell table:formula="of:= 100 * [.M19] * [.M26] / [.$D19]" office:value-type="float" office:value="28.8039130434783" calcext:value-type="float">
            <text:p>28.8039130435</text:p>
          </table:table-cell>
          <table:table-cell table:formula="of:= 100 * [.N19] * [.N26] / [.$D19]" office:value-type="float" office:value="10.0358260869565" calcext:value-type="float">
            <text:p>10.035826087</text:p>
          </table:table-cell>
          <table:table-cell table:formula="of:= 100 * [.O19] * [.O26] / [.$D19]" office:value-type="float" office:value="8.15495652173913" calcext:value-type="float">
            <text:p>8.1549565217</text:p>
          </table:table-cell>
          <table:table-cell table:formula="of:= 100 * [.P19] * [.P26] / [.$D19]" office:value-type="float" office:value="2.51354782608696" calcext:value-type="float">
            <text:p>2.5135478261</text:p>
          </table:table-cell>
          <table:table-cell table:formula="of:= 100 * [.Q19] * [.Q26] / [.$D19]" office:value-type="float" office:value="1.84644782608696" calcext:value-type="float">
            <text:p>1.8464478261</text:p>
          </table:table-cell>
          <table:table-cell table:formula="of:= 100 * [.R19] * [.R26] / [.$D19]" office:value-type="float" office:value="0.525760869565217" calcext:value-type="float">
            <text:p>0.5257608696</text:p>
          </table:table-cell>
          <table:table-cell table:formula="of:= 100 * [.S19] * [.S26] / [.$D19]" office:value-type="float" office:value="0.361664347826087" calcext:value-type="float">
            <text:p>0.3616643478</text:p>
          </table:table-cell>
          <table:table-cell table:formula="of:= 100 * [.T19] * [.T26] / [.$D19]" office:value-type="float" office:value="0.0967675652173913" calcext:value-type="float">
            <text:p>0.0967675652</text:p>
          </table:table-cell>
          <table:table-cell table:formula="of:= 100 * [.U19] * [.U26] / [.$D19]" office:value-type="float" office:value="0.113912843478261" calcext:value-type="float">
            <text:p>0.1139128435</text:p>
          </table:table-cell>
          <table:table-cell table:formula="of:= 100 * [.V19] * [.V26] / [.$D19]" office:value-type="float" office:value="0.129574747826087" calcext:value-type="float">
            <text:p>0.1295747478</text:p>
          </table:table-cell>
          <table:table-cell table:formula="of:= 100 * [.W19] * [.W26] / [.$D19]" office:value-type="float" office:value="0.142787156521739" calcext:value-type="float">
            <text:p>0.1427871565</text:p>
          </table:table-cell>
          <table:table-cell table:formula="of:= 100 * [.X19] * [.X26] / [.$D19]" office:value-type="float" office:value="0.151117982608696" calcext:value-type="float">
            <text:p>0.1511179826</text:p>
          </table:table-cell>
          <table:table-cell table:formula="of:= 100 * [.Y19] * [.Y26] / [.$D19]" office:value-type="float" office:value="0.15341647826087" calcext:value-type="float">
            <text:p>0.1534164783</text:p>
          </table:table-cell>
          <table:table-cell table:formula="of:= 100 * [.Z19] * [.Z26] / [.$D19]" office:value-type="float" office:value="0.147614226086957" calcext:value-type="float">
            <text:p>0.1476142261</text:p>
          </table:table-cell>
          <table:table-cell table:formula="of:= 100 * [.AA19] * [.AA26] / [.$D19]" office:value-type="float" office:value="0.131236147826087" calcext:value-type="float">
            <text:p>0.1312361478</text:p>
          </table:table-cell>
          <table:table-cell table:formula="of:= 100 * [.AB19] * [.AB26] / [.$D19]" office:value-type="float" office:value="0.102580713043478" calcext:value-type="float">
            <text:p>0.102580713</text:p>
          </table:table-cell>
          <table:table-cell table:formula="of:= 100 * [.AC19] * [.AC26] / [.$D19]" office:value-type="float" office:value="0.0595386695652174" calcext:value-type="float">
            <text:p>0.0595386696</text:p>
          </table:table-cell>
          <table:table-cell table:formula="of:= 100 * [.AD19] * [.AD26] / [.$D19]" office:value-type="float" office:value="0" calcext:value-type="float">
            <text:p>0</text:p>
          </table:table-cell>
          <table:table-cell table:formula="of:= 100 * [.AE19] * [.AE26] / [.$D19]" office:value-type="float" office:value="0" calcext:value-type="float">
            <text:p>0</text:p>
          </table:table-cell>
          <table:table-cell table:formula="of:= 100 * [.AF19] * [.AF26] / [.$D19]" office:value-type="float" office:value="0" calcext:value-type="float">
            <text:p>0</text:p>
          </table:table-cell>
          <table:table-cell table:formula="of:= 100 * [.AG19] * [.AG26] / [.$D19]" office:value-type="float" office:value="0" calcext:value-type="float">
            <text:p>0</text:p>
          </table:table-cell>
          <table:table-cell table:formula="of:= 100 * [.AH19] * [.AH26] / [.$D19]" office:value-type="float" office:value="0" calcext:value-type="float">
            <text:p>0</text:p>
          </table:table-cell>
          <table:table-cell table:formula="of:= 100 * [.AI19] * [.AI26] / [.$D19]" office:value-type="float" office:value="0" calcext:value-type="float">
            <text:p>0</text:p>
          </table:table-cell>
          <table:table-cell table:formula="of:= 100 * [.AJ19] * [.AJ26] / [.$D19]" office:value-type="float" office:value="0" calcext:value-type="float">
            <text:p>0</text:p>
          </table:table-cell>
          <table:table-cell table:formula="of:= 100 * [.AK19] * [.AK26] / [.$D19]" office:value-type="float" office:value="0" calcext:value-type="float">
            <text:p>0</text:p>
          </table:table-cell>
          <table:table-cell table:formula="of:= 100 * [.AL19] * [.AL26] / [.$D19]" office:value-type="float" office:value="0" calcext:value-type="float">
            <text:p>0</text:p>
          </table:table-cell>
          <table:table-cell table:formula="of:= 100 * [.AM19] * [.AM26] / [.$D19]" office:value-type="float" office:value="0" calcext:value-type="float">
            <text:p>0</text:p>
          </table:table-cell>
          <table:table-cell table:formula="of:= 100 * [.AN19] * [.AN26] / [.$D19]" office:value-type="float" office:value="0" calcext:value-type="float">
            <text:p>0</text:p>
          </table:table-cell>
          <table:table-cell table:formula="of:= 100 * [.AO19] * [.AO26] / [.$D19]" office:value-type="float" office:value="0" calcext:value-type="float">
            <text:p>0</text:p>
          </table:table-cell>
          <table:table-cell table:formula="of:= 100 * [.AP19] * [.AP26] / [.$D19]" office:value-type="float" office:value="0" calcext:value-type="float">
            <text:p>0</text:p>
          </table:table-cell>
          <table:table-cell table:formula="of:= 100 * [.AQ19] * [.AQ26] / [.$D19]" office:value-type="float" office:value="0" calcext:value-type="float">
            <text:p>0</text:p>
          </table:table-cell>
          <table:table-cell table:formula="of:= 100 * [.AR19] * [.AR26] / [.$D19]" office:value-type="float" office:value="0" calcext:value-type="float">
            <text:p>0</text:p>
          </table:table-cell>
          <table:table-cell table:formula="of:= 100 * [.AS19] * [.AS26] / [.$D19]" office:value-type="float" office:value="0" calcext:value-type="float">
            <text:p>0</text:p>
          </table:table-cell>
          <table:table-cell table:formula="of:= 100 * [.AT19] * [.AT26] / [.$D19]" office:value-type="float" office:value="0" calcext:value-type="float">
            <text:p>0</text:p>
          </table:table-cell>
          <table:table-cell table:formula="of:= 100 * [.AU19] * [.AU26] / [.$D19]" office:value-type="float" office:value="0" calcext:value-type="float">
            <text:p>0</text:p>
          </table:table-cell>
          <table:table-cell table:formula="of:= 100 * [.AV19] * [.AV26] / [.$D19]" office:value-type="float" office:value="0" calcext:value-type="float">
            <text:p>0</text:p>
          </table:table-cell>
          <table:table-cell table:formula="of:= 100 * [.AW19] * [.AW26] / [.$D19]" office:value-type="float" office:value="0" calcext:value-type="float">
            <text:p>0</text:p>
          </table:table-cell>
          <table:table-cell table:formula="of:= 100 * [.AX19] * [.AX26] / [.$D19]" office:value-type="float" office:value="0" calcext:value-type="float">
            <text:p>0</text:p>
          </table:table-cell>
          <table:table-cell table:formula="of:= 100 * [.AY19] * [.AY26] / [.$D19]" office:value-type="float" office:value="0" calcext:value-type="float">
            <text:p>0</text:p>
          </table:table-cell>
          <table:table-cell table:formula="of:= 100 * [.AZ19] * [.AZ26] / [.$D19]" office:value-type="float" office:value="0" calcext:value-type="float">
            <text:p>0</text:p>
          </table:table-cell>
          <table:table-cell table:formula="of:= 100 * [.BA19] * [.BA26] / [.$D19]" office:value-type="float" office:value="0" calcext:value-type="float">
            <text:p>0</text:p>
          </table:table-cell>
          <table:table-cell table:formula="of:= 100 * [.BB19] * [.BB26] / [.$D19]" office:value-type="float" office:value="0" calcext:value-type="float">
            <text:p>0</text:p>
          </table:table-cell>
          <table:table-cell table:formula="of:= 100 * [.BC19] * [.BC26] / [.$D19]" office:value-type="float" office:value="0" calcext:value-type="float">
            <text:p>0</text:p>
          </table:table-cell>
          <table:table-cell table:formula="of:= 100 * [.BD19] * [.BD26] / [.$D19]" office:value-type="float" office:value="0" calcext:value-type="float">
            <text:p>0</text:p>
          </table:table-cell>
          <table:table-cell table:formula="of:= 100 * [.BE19] * [.BE26] / [.$D19]" office:value-type="float" office:value="0" calcext:value-type="float">
            <text:p>0</text:p>
          </table:table-cell>
          <table:table-cell table:formula="of:= 100 * [.BF19] * [.BF26] / [.$D19]" office:value-type="float" office:value="0" calcext:value-type="float">
            <text:p>0</text:p>
          </table:table-cell>
          <table:table-cell table:formula="of:= 100 * [.BG19] * [.BG26] / [.$D19]" office:value-type="float" office:value="0" calcext:value-type="float">
            <text:p>0</text:p>
          </table:table-cell>
          <table:table-cell table:formula="of:= 100 * [.BH19] * [.BH26] / [.$D19]" office:value-type="float" office:value="0" calcext:value-type="float">
            <text:p>0</text:p>
          </table:table-cell>
          <table:table-cell table:formula="of:= 100 * [.BI19] * [.BI26] / [.$D19]" office:value-type="float" office:value="0" calcext:value-type="float">
            <text:p>0</text:p>
          </table:table-cell>
          <table:table-cell table:formula="of:= 100 * [.BJ19] * [.BJ26] / [.$D19]" office:value-type="float" office:value="0" calcext:value-type="float">
            <text:p>0</text:p>
          </table:table-cell>
          <table:table-cell table:formula="of:= 100 * [.BK19] * [.BK26] / [.$D19]" office:value-type="float" office:value="0" calcext:value-type="float">
            <text:p>0</text:p>
          </table:table-cell>
          <table:table-cell table:formula="of:= 100 * [.BL19] * [.BL26] / [.$D19]" office:value-type="float" office:value="0" calcext:value-type="float">
            <text:p>0</text:p>
          </table:table-cell>
          <table:table-cell table:formula="of:= 100 * [.BM19] * [.BM26] / [.$D19]" office:value-type="float" office:value="0" calcext:value-type="float">
            <text:p>0</text:p>
          </table:table-cell>
          <table:table-cell table:formula="of:= 100 * [.BN19] * [.BN26] / [.$D19]" office:value-type="float" office:value="0" calcext:value-type="float">
            <text:p>0</text:p>
          </table:table-cell>
          <table:table-cell table:formula="of:= 100 * [.BO19] * [.BO26] / [.$D19]" office:value-type="float" office:value="0" calcext:value-type="float">
            <text:p>0</text:p>
          </table:table-cell>
          <table:table-cell table:formula="of:= 100 * [.BP19] * [.BP26] / [.$D19]" office:value-type="float" office:value="0" calcext:value-type="float">
            <text:p>0</text:p>
          </table:table-cell>
          <table:table-cell table:number-columns-repeated="956"/>
        </table:table-row>
      </table:table>
      <table:table table:name="Коефициенти - Трети Вариант" table:style-name="ta1">
        <table:table-column table:style-name="co9" table:number-columns-repeated="3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6" table:number-columns-repeated="59" table:default-cell-style-name="Default"/>
        <table:table-row table:style-name="ro1">
          <table:table-cell office:value-type="string" calcext:value-type="string">
            <text:p>Lucky Six при сфера с 90 топки от която се теглят 66.</text:p>
          </table:table-cell>
          <table:table-cell table:number-columns-repeated="64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Трябва да бъдат познати поне 9 топки.</text:p>
          </table:table-cell>
          <table:table-cell table:number-columns-repeated="64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Играчът избира първоначално от 9 до 15 числа.</text:p>
          </table:table-cell>
          <table:table-cell table:number-columns-repeated="64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Коефициентът за печалба се определя от номера под който е позната шеста топка в талона.</text:p>
          </table:table-cell>
          <table:table-cell table:number-columns-repeated="64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Брой цветове с 9 или повече топки от един цвят: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table:number-columns-repeated="5"/>
          <table:table-cell office:value-type="string" calcext:value-type="string">
            <text:p>Вероятност</text:p>
          </table:table-cell>
          <table:table-cell table:formula="of:= 553025223 / 1000000000" office:value-type="float" office:value="0.553025223" calcext:value-type="float">
            <text:p>0.553025223</text:p>
          </table:table-cell>
          <table:table-cell table:formula="of:= 373999539 / 1000000000" office:value-type="float" office:value="0.373999539" calcext:value-type="float">
            <text:p>0.373999539</text:p>
          </table:table-cell>
          <table:table-cell table:formula="of:= 68902199 / 1000000000" office:value-type="float" office:value="0.068902199" calcext:value-type="float">
            <text:p>0.068902199</text:p>
          </table:table-cell>
          <table:table-cell table:formula="of:= 4007116 / 1000000000" office:value-type="float" office:value="0.004007116" calcext:value-type="float">
            <text:p>0.004007116</text:p>
          </table:table-cell>
          <table:table-cell table:formula="of:= 65704 / 1000000000" office:value-type="float" office:value="0.000065704" calcext:value-type="float">
            <text:p>0.000065704</text:p>
          </table:table-cell>
          <table:table-cell table:formula="of:= 219 / 1000000000" office:value-type="float" office:value="0.000000219" calcext:value-type="float">
            <text:p>0.000000219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3.5" calcext:value-type="float">
            <text:p>13.5</text:p>
          </table:table-cell>
          <table:table-cell office:value-type="float" office:value="230" calcext:value-type="float">
            <text:p>230</text:p>
          </table:table-cell>
          <table:table-cell table:number-columns-repeated="55"/>
        </table:table-row>
        <table:table-row table:style-name="ro1">
          <table:table-cell table:number-columns-repeated="5"/>
          <table:table-cell office:value-type="string" calcext:value-type="string">
            <text:p>RTP%</text:p>
          </table:table-cell>
          <table:table-cell table:style-name="ce3" table:formula="of:= 100 * [.G10] * [.G11]" office:value-type="float" office:value="0" calcext:value-type="float">
            <text:p>0.00</text:p>
          </table:table-cell>
          <table:table-cell table:style-name="ce3" table:formula="of:= 100 * [.H10] * [.H11]" office:value-type="float" office:value="93.49988475" calcext:value-type="float">
            <text:p>93.50</text:p>
          </table:table-cell>
          <table:table-cell table:style-name="ce3" table:formula="of:= 100 * [.I10] * [.I11]" office:value-type="float" office:value="93.01796865" calcext:value-type="float">
            <text:p>93.02</text:p>
          </table:table-cell>
          <table:table-cell table:style-name="ce3" table:formula="of:= 100 * SUM([.J10:.Q10]) * [.J11]" office:value-type="float" office:value="93.679897" calcext:value-type="float">
            <text:p>93.68</text:p>
          </table:table-cell>
          <table:table-cell table:style-name="ce3" table:number-columns-repeated="7"/>
          <table:table-cell table:number-columns-repeated="48"/>
        </table:table-row>
        <table:table-row table:style-name="ro1">
          <table:table-cell table:number-columns-repeated="65"/>
        </table:table-row>
        <table:table-row table:style-name="ro1">
          <table:table-cell table:style-name="ce1" office:value-type="string" calcext:value-type="string">
            <text:p>Брой топки за познаване</text:p>
          </table:table-cell>
          <table:table-cell table:style-name="ce1" office:value-type="string" calcext:value-type="string">
            <text:p>Залог за комбинация</text:p>
          </table:table-cell>
          <table:table-cell table:style-name="ce1" office:value-type="string" calcext:value-type="string">
            <text:p>Комбинации</text:p>
          </table:table-cell>
          <table:table-cell table:style-name="ce1" office:value-type="string" calcext:value-type="string">
            <text:p>Минимален общ залог</text:p>
          </table:table-cell>
          <table:table-cell/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string" calcext:value-type="string">
            <text:p>9/9</text:p>
          </table:table-cell>
          <table:table-cell table:style-name="ce3" table:formula="of:= [.D15] / [.C15]" office:value-type="float" office:value="0.1" calcext:value-type="float">
            <text:p>0.10</text:p>
          </table:table-cell>
          <table:table-cell table:formula="of:=COMBIN(9;9)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Вероятност</text:p>
          </table:table-cell>
          <table:table-cell table:formula="of:= 947597366 / 1000000000" office:value-type="float" office:value="0.947597366" calcext:value-type="float">
            <text:p>0.947597366</text:p>
          </table:table-cell>
          <table:table-cell table:formula="of:= 1 / 100000000000000" office:value-type="float" office:value="0.00000000000001" calcext:value-type="float">
            <text:p>1E-14</text:p>
          </table:table-cell>
          <table:table-cell table:formula="of:= 1 / 100000000000000" office:value-type="float" office:value="0.00000000000001" calcext:value-type="float">
            <text:p>1E-14</text:p>
          </table:table-cell>
          <table:table-cell table:formula="of:= 1 / 100000000000000" office:value-type="float" office:value="0.00000000000001" calcext:value-type="float">
            <text:p>1E-14</text:p>
          </table:table-cell>
          <table:table-cell table:formula="of:= 1 / 1000000000" office:value-type="float" office:value="0.000000001" calcext:value-type="float">
            <text:p>0.000000001</text:p>
          </table:table-cell>
          <table:table-cell table:formula="of:= 1 / 1000000000" office:value-type="float" office:value="0.000000001" calcext:value-type="float">
            <text:p>0.000000001</text:p>
          </table:table-cell>
          <table:table-cell table:formula="of:= 3 / 1000000000" office:value-type="float" office:value="0.000000003" calcext:value-type="float">
            <text:p>0.000000003</text:p>
          </table:table-cell>
          <table:table-cell table:formula="of:= 3 / 1000000000" office:value-type="float" office:value="0.000000003" calcext:value-type="float">
            <text:p>0.000000003</text:p>
          </table:table-cell>
          <table:table-cell table:formula="of:= 13 / 1000000000" office:value-type="float" office:value="0.000000013" calcext:value-type="float">
            <text:p>0.000000013</text:p>
          </table:table-cell>
          <table:table-cell table:formula="of:= 20 / 1000000000" office:value-type="float" office:value="0.00000002" calcext:value-type="float">
            <text:p>0.00000002</text:p>
          </table:table-cell>
          <table:table-cell table:formula="of:= 37 / 1000000000" office:value-type="float" office:value="0.000000037" calcext:value-type="float">
            <text:p>0.000000037</text:p>
          </table:table-cell>
          <table:table-cell table:formula="of:= 55 / 1000000000" office:value-type="float" office:value="0.000000055" calcext:value-type="float">
            <text:p>0.000000055</text:p>
          </table:table-cell>
          <table:table-cell table:formula="of:= 102 / 1000000000" office:value-type="float" office:value="0.000000102" calcext:value-type="float">
            <text:p>0.000000102</text:p>
          </table:table-cell>
          <table:table-cell table:formula="of:= 169 / 1000000000" office:value-type="float" office:value="0.000000169" calcext:value-type="float">
            <text:p>0.000000169</text:p>
          </table:table-cell>
          <table:table-cell table:formula="of:= 343 / 1000000000" office:value-type="float" office:value="0.000000343" calcext:value-type="float">
            <text:p>0.000000343</text:p>
          </table:table-cell>
          <table:table-cell table:formula="of:= 484 / 1000000000" office:value-type="float" office:value="0.000000484" calcext:value-type="float">
            <text:p>0.000000484</text:p>
          </table:table-cell>
          <table:table-cell table:formula="of:= 681 / 1000000000" office:value-type="float" office:value="0.000000681" calcext:value-type="float">
            <text:p>0.000000681</text:p>
          </table:table-cell>
          <table:table-cell table:formula="of:= 1059 / 1000000000" office:value-type="float" office:value="0.000001059" calcext:value-type="float">
            <text:p>0.000001059</text:p>
          </table:table-cell>
          <table:table-cell table:formula="of:= 1445 / 1000000000" office:value-type="float" office:value="0.000001445" calcext:value-type="float">
            <text:p>0.000001445</text:p>
          </table:table-cell>
          <table:table-cell table:formula="of:= 2149 / 1000000000" office:value-type="float" office:value="0.000002149" calcext:value-type="float">
            <text:p>0.000002149</text:p>
          </table:table-cell>
          <table:table-cell table:formula="of:= 3236 / 1000000000" office:value-type="float" office:value="0.000003236" calcext:value-type="float">
            <text:p>0.000003236</text:p>
          </table:table-cell>
          <table:table-cell table:formula="of:= 4354 / 1000000000" office:value-type="float" office:value="0.000004354" calcext:value-type="float">
            <text:p>0.000004354</text:p>
          </table:table-cell>
          <table:table-cell table:formula="of:= 6121 / 1000000000" office:value-type="float" office:value="0.000006121" calcext:value-type="float">
            <text:p>0.000006121</text:p>
          </table:table-cell>
          <table:table-cell table:formula="of:= 8179 / 1000000000" office:value-type="float" office:value="0.000008179" calcext:value-type="float">
            <text:p>0.000008179</text:p>
          </table:table-cell>
          <table:table-cell table:formula="of:= 10997 / 1000000000" office:value-type="float" office:value="0.000010997" calcext:value-type="float">
            <text:p>0.000010997</text:p>
          </table:table-cell>
          <table:table-cell table:formula="of:= 14991 / 1000000000" office:value-type="float" office:value="0.000014991" calcext:value-type="float">
            <text:p>0.000014991</text:p>
          </table:table-cell>
          <table:table-cell table:formula="of:= 19691 / 1000000000" office:value-type="float" office:value="0.000019691" calcext:value-type="float">
            <text:p>0.000019691</text:p>
          </table:table-cell>
          <table:table-cell table:formula="of:= 25700 / 1000000000" office:value-type="float" office:value="0.0000257" calcext:value-type="float">
            <text:p>0.0000257</text:p>
          </table:table-cell>
          <table:table-cell table:formula="of:= 33646 / 1000000000" office:value-type="float" office:value="0.000033646" calcext:value-type="float">
            <text:p>0.000033646</text:p>
          </table:table-cell>
          <table:table-cell table:formula="of:= 42728 / 1000000000" office:value-type="float" office:value="0.000042728" calcext:value-type="float">
            <text:p>0.000042728</text:p>
          </table:table-cell>
          <table:table-cell table:formula="of:= 54800 / 1000000000" office:value-type="float" office:value="0.0000548" calcext:value-type="float">
            <text:p>0.0000548</text:p>
          </table:table-cell>
          <table:table-cell table:formula="of:= 68986 / 1000000000" office:value-type="float" office:value="0.000068986" calcext:value-type="float">
            <text:p>0.000068986</text:p>
          </table:table-cell>
          <table:table-cell table:formula="of:= 86755 / 1000000000" office:value-type="float" office:value="0.000086755" calcext:value-type="float">
            <text:p>0.000086755</text:p>
          </table:table-cell>
          <table:table-cell table:formula="of:= 108239 / 1000000000" office:value-type="float" office:value="0.000108239" calcext:value-type="float">
            <text:p>0.000108239</text:p>
          </table:table-cell>
          <table:table-cell table:formula="of:= 135560 / 1000000000" office:value-type="float" office:value="0.00013556" calcext:value-type="float">
            <text:p>0.00013556</text:p>
          </table:table-cell>
          <table:table-cell table:formula="of:= 167465 / 1000000000" office:value-type="float" office:value="0.000167465" calcext:value-type="float">
            <text:p>0.000167465</text:p>
          </table:table-cell>
          <table:table-cell table:formula="of:= 205193 / 1000000000" office:value-type="float" office:value="0.000205193" calcext:value-type="float">
            <text:p>0.000205193</text:p>
          </table:table-cell>
          <table:table-cell table:formula="of:= 251456 / 1000000000" office:value-type="float" office:value="0.000251456" calcext:value-type="float">
            <text:p>0.000251456</text:p>
          </table:table-cell>
          <table:table-cell table:formula="of:= 305355 / 1000000000" office:value-type="float" office:value="0.000305355" calcext:value-type="float">
            <text:p>0.000305355</text:p>
          </table:table-cell>
          <table:table-cell table:formula="of:= 369625 / 1000000000" office:value-type="float" office:value="0.000369625" calcext:value-type="float">
            <text:p>0.000369625</text:p>
          </table:table-cell>
          <table:table-cell table:formula="of:= 444968 / 1000000000" office:value-type="float" office:value="0.000444968" calcext:value-type="float">
            <text:p>0.000444968</text:p>
          </table:table-cell>
          <table:table-cell table:formula="of:= 535732 / 1000000000" office:value-type="float" office:value="0.000535732" calcext:value-type="float">
            <text:p>0.000535732</text:p>
          </table:table-cell>
          <table:table-cell table:formula="of:= 637592 / 1000000000" office:value-type="float" office:value="0.000637592" calcext:value-type="float">
            <text:p>0.000637592</text:p>
          </table:table-cell>
          <table:table-cell table:formula="of:= 759446 / 1000000000" office:value-type="float" office:value="0.000759446" calcext:value-type="float">
            <text:p>0.000759446</text:p>
          </table:table-cell>
          <table:table-cell table:formula="of:= 902288 / 1000000000" office:value-type="float" office:value="0.000902288" calcext:value-type="float">
            <text:p>0.000902288</text:p>
          </table:table-cell>
          <table:table-cell table:formula="of:= 1064260 / 1000000000" office:value-type="float" office:value="0.00106426" calcext:value-type="float">
            <text:p>0.00106426</text:p>
          </table:table-cell>
          <table:table-cell table:formula="of:= 1254110 / 1000000000" office:value-type="float" office:value="0.00125411" calcext:value-type="float">
            <text:p>0.00125411</text:p>
          </table:table-cell>
          <table:table-cell table:formula="of:= 1473524 / 1000000000" office:value-type="float" office:value="0.001473524" calcext:value-type="float">
            <text:p>0.001473524</text:p>
          </table:table-cell>
          <table:table-cell table:formula="of:= 1722308 / 1000000000" office:value-type="float" office:value="0.001722308" calcext:value-type="float">
            <text:p>0.001722308</text:p>
          </table:table-cell>
          <table:table-cell table:formula="of:= 2013954 / 1000000000" office:value-type="float" office:value="0.002013954" calcext:value-type="float">
            <text:p>0.002013954</text:p>
          </table:table-cell>
          <table:table-cell table:formula="of:= 2339828 / 1000000000" office:value-type="float" office:value="0.002339828" calcext:value-type="float">
            <text:p>0.002339828</text:p>
          </table:table-cell>
          <table:table-cell table:formula="of:= 2715948 / 1000000000" office:value-type="float" office:value="0.002715948" calcext:value-type="float">
            <text:p>0.002715948</text:p>
          </table:table-cell>
          <table:table-cell table:formula="of:= 3139020 / 1000000000" office:value-type="float" office:value="0.00313902" calcext:value-type="float">
            <text:p>0.00313902</text:p>
          </table:table-cell>
          <table:table-cell table:formula="of:= 3620805 / 1000000000" office:value-type="float" office:value="0.003620805" calcext:value-type="float">
            <text:p>0.003620805</text:p>
          </table:table-cell>
          <table:table-cell table:formula="of:= 4169854 / 1000000000" office:value-type="float" office:value="0.004169854" calcext:value-type="float">
            <text:p>0.004169854</text:p>
          </table:table-cell>
          <table:table-cell table:formula="of:= 4788031 / 1000000000" office:value-type="float" office:value="0.004788031" calcext:value-type="float">
            <text:p>0.004788031</text:p>
          </table:table-cell>
          <table:table-cell table:formula="of:= 5478508 / 1000000000" office:value-type="float" office:value="0.005478508" calcext:value-type="float">
            <text:p>0.005478508</text:p>
          </table:table-cell>
          <table:table-cell table:formula="of:= 6266163 / 1000000000" office:value-type="float" office:value="0.006266163" calcext:value-type="float">
            <text:p>0.006266163</text:p>
          </table:table-cell>
          <table:table-cell table:formula="of:= 7146653 / 1000000000" office:value-type="float" office:value="0.007146653" calcext:value-type="float">
            <text:p>0.007146653</text:p>
          </table:table-cell>
        </table:table-row>
        <table:table-row table:style-name="ro1">
          <table:table-cell table:style-name="ce2" office:value-type="string" calcext:value-type="string">
            <text:p>9/10</text:p>
          </table:table-cell>
          <table:table-cell table:style-name="ce3" table:formula="of:= [.D16] / [.C16]" office:value-type="float" office:value="0.07" calcext:value-type="float">
            <text:p>0.07</text:p>
          </table:table-cell>
          <table:table-cell table:formula="of:=COMBIN(10;9)"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Вероятност</text:p>
          </table:table-cell>
          <table:table-cell table:formula="of:= 807840454 / 1000000000" office:value-type="float" office:value="0.807840454" calcext:value-type="float">
            <text:p>0.807840454</text:p>
          </table:table-cell>
          <table:table-cell table:formula="of:= 1 / 100000000000000" office:value-type="float" office:value="0.00000000000001" calcext:value-type="float">
            <text:p>1E-14</text:p>
          </table:table-cell>
          <table:table-cell table:formula="of:= 1 / 100000000000000" office:value-type="float" office:value="0.00000000000001" calcext:value-type="float">
            <text:p>1E-14</text:p>
          </table:table-cell>
          <table:table-cell table:formula="of:= 1 / 100000000000000" office:value-type="float" office:value="0.00000000000001" calcext:value-type="float">
            <text:p>1E-14</text:p>
          </table:table-cell>
          <table:table-cell table:formula="of:= 4 / 1000000000" office:value-type="float" office:value="0.000000004" calcext:value-type="float">
            <text:p>0.000000004</text:p>
          </table:table-cell>
          <table:table-cell table:formula="of:= 11 / 1000000000" office:value-type="float" office:value="0.000000011" calcext:value-type="float">
            <text:p>0.000000011</text:p>
          </table:table-cell>
          <table:table-cell table:formula="of:= 14 / 1000000000" office:value-type="float" office:value="0.000000014" calcext:value-type="float">
            <text:p>0.000000014</text:p>
          </table:table-cell>
          <table:table-cell table:formula="of:= 44 / 1000000000" office:value-type="float" office:value="0.000000044" calcext:value-type="float">
            <text:p>0.000000044</text:p>
          </table:table-cell>
          <table:table-cell table:formula="of:= 82 / 1000000000" office:value-type="float" office:value="0.000000082" calcext:value-type="float">
            <text:p>0.000000082</text:p>
          </table:table-cell>
          <table:table-cell table:formula="of:= 186 / 1000000000" office:value-type="float" office:value="0.000000186" calcext:value-type="float">
            <text:p>0.000000186</text:p>
          </table:table-cell>
          <table:table-cell table:formula="of:= 303 / 1000000000" office:value-type="float" office:value="0.000000303" calcext:value-type="float">
            <text:p>0.000000303</text:p>
          </table:table-cell>
          <table:table-cell table:formula="of:= 569 / 1000000000" office:value-type="float" office:value="0.000000569" calcext:value-type="float">
            <text:p>0.000000569</text:p>
          </table:table-cell>
          <table:table-cell table:formula="of:= 896 / 1000000000" office:value-type="float" office:value="0.000000896" calcext:value-type="float">
            <text:p>0.000000896</text:p>
          </table:table-cell>
          <table:table-cell table:formula="of:= 1480 / 1000000000" office:value-type="float" office:value="0.00000148" calcext:value-type="float">
            <text:p>0.00000148</text:p>
          </table:table-cell>
          <table:table-cell table:formula="of:= 2311 / 1000000000" office:value-type="float" office:value="0.000002311" calcext:value-type="float">
            <text:p>0.000002311</text:p>
          </table:table-cell>
          <table:table-cell table:formula="of:= 3703 / 1000000000" office:value-type="float" office:value="0.000003703" calcext:value-type="float">
            <text:p>0.000003703</text:p>
          </table:table-cell>
          <table:table-cell table:formula="of:= 5651 / 1000000000" office:value-type="float" office:value="0.000005651" calcext:value-type="float">
            <text:p>0.000005651</text:p>
          </table:table-cell>
          <table:table-cell table:formula="of:= 8315 / 1000000000" office:value-type="float" office:value="0.000008315" calcext:value-type="float">
            <text:p>0.000008315</text:p>
          </table:table-cell>
          <table:table-cell table:formula="of:= 12150 / 1000000000" office:value-type="float" office:value="0.00001215" calcext:value-type="float">
            <text:p>0.00001215</text:p>
          </table:table-cell>
          <table:table-cell table:formula="of:= 17425 / 1000000000" office:value-type="float" office:value="0.000017425" calcext:value-type="float">
            <text:p>0.000017425</text:p>
          </table:table-cell>
          <table:table-cell table:formula="of:= 24238 / 1000000000" office:value-type="float" office:value="0.000024238" calcext:value-type="float">
            <text:p>0.000024238</text:p>
          </table:table-cell>
          <table:table-cell table:formula="of:= 32604 / 1000000000" office:value-type="float" office:value="0.000032604" calcext:value-type="float">
            <text:p>0.000032604</text:p>
          </table:table-cell>
          <table:table-cell table:formula="of:= 45125 / 1000000000" office:value-type="float" office:value="0.000045125" calcext:value-type="float">
            <text:p>0.000045125</text:p>
          </table:table-cell>
          <table:table-cell table:formula="of:= 60393 / 1000000000" office:value-type="float" office:value="0.000060393" calcext:value-type="float">
            <text:p>0.000060393</text:p>
          </table:table-cell>
          <table:table-cell table:formula="of:= 79421 / 1000000000" office:value-type="float" office:value="0.000079421" calcext:value-type="float">
            <text:p>0.000079421</text:p>
          </table:table-cell>
          <table:table-cell table:formula="of:= 105000 / 1000000000" office:value-type="float" office:value="0.000105" calcext:value-type="float">
            <text:p>0.000105</text:p>
          </table:table-cell>
          <table:table-cell table:formula="of:= 135833 / 1000000000" office:value-type="float" office:value="0.000135833" calcext:value-type="float">
            <text:p>0.000135833</text:p>
          </table:table-cell>
          <table:table-cell table:formula="of:= 174743 / 1000000000" office:value-type="float" office:value="0.000174743" calcext:value-type="float">
            <text:p>0.000174743</text:p>
          </table:table-cell>
          <table:table-cell table:formula="of:= 223039 / 1000000000" office:value-type="float" office:value="0.000223039" calcext:value-type="float">
            <text:p>0.000223039</text:p>
          </table:table-cell>
          <table:table-cell table:formula="of:= 279766 / 1000000000" office:value-type="float" office:value="0.000279766" calcext:value-type="float">
            <text:p>0.000279766</text:p>
          </table:table-cell>
          <table:table-cell table:formula="of:= 351540 / 1000000000" office:value-type="float" office:value="0.00035154" calcext:value-type="float">
            <text:p>0.00035154</text:p>
          </table:table-cell>
          <table:table-cell table:formula="of:= 435534 / 1000000000" office:value-type="float" office:value="0.000435534" calcext:value-type="float">
            <text:p>0.000435534</text:p>
          </table:table-cell>
          <table:table-cell table:formula="of:= 537262 / 1000000000" office:value-type="float" office:value="0.000537262" calcext:value-type="float">
            <text:p>0.000537262</text:p>
          </table:table-cell>
          <table:table-cell table:formula="of:= 658459 / 1000000000" office:value-type="float" office:value="0.000658459" calcext:value-type="float">
            <text:p>0.000658459</text:p>
          </table:table-cell>
          <table:table-cell table:formula="of:= 801517 / 1000000000" office:value-type="float" office:value="0.000801517" calcext:value-type="float">
            <text:p>0.000801517</text:p>
          </table:table-cell>
          <table:table-cell table:formula="of:= 969708 / 1000000000" office:value-type="float" office:value="0.000969708" calcext:value-type="float">
            <text:p>0.000969708</text:p>
          </table:table-cell>
          <table:table-cell table:formula="of:= 1166370 / 1000000000" office:value-type="float" office:value="0.00116637" calcext:value-type="float">
            <text:p>0.00116637</text:p>
          </table:table-cell>
          <table:table-cell table:formula="of:= 1394951 / 1000000000" office:value-type="float" office:value="0.001394951" calcext:value-type="float">
            <text:p>0.001394951</text:p>
          </table:table-cell>
          <table:table-cell table:formula="of:= 1657282 / 1000000000" office:value-type="float" office:value="0.001657282" calcext:value-type="float">
            <text:p>0.001657282</text:p>
          </table:table-cell>
          <table:table-cell table:formula="of:= 1963312 / 1000000000" office:value-type="float" office:value="0.001963312" calcext:value-type="float">
            <text:p>0.001963312</text:p>
          </table:table-cell>
          <table:table-cell table:formula="of:= 2310208 / 1000000000" office:value-type="float" office:value="0.002310208" calcext:value-type="float">
            <text:p>0.002310208</text:p>
          </table:table-cell>
          <table:table-cell table:formula="of:= 2701844 / 1000000000" office:value-type="float" office:value="0.002701844" calcext:value-type="float">
            <text:p>0.002701844</text:p>
          </table:table-cell>
          <table:table-cell table:formula="of:= 3154400 / 1000000000" office:value-type="float" office:value="0.0031544" calcext:value-type="float">
            <text:p>0.0031544</text:p>
          </table:table-cell>
          <table:table-cell table:formula="of:= 3659123 / 1000000000" office:value-type="float" office:value="0.003659123" calcext:value-type="float">
            <text:p>0.003659123</text:p>
          </table:table-cell>
          <table:table-cell table:formula="of:= 4228752 / 1000000000" office:value-type="float" office:value="0.004228752" calcext:value-type="float">
            <text:p>0.004228752</text:p>
          </table:table-cell>
          <table:table-cell table:formula="of:= 4866105 / 1000000000" office:value-type="float" office:value="0.004866105" calcext:value-type="float">
            <text:p>0.004866105</text:p>
          </table:table-cell>
          <table:table-cell table:formula="of:= 5576043 / 1000000000" office:value-type="float" office:value="0.005576043" calcext:value-type="float">
            <text:p>0.005576043</text:p>
          </table:table-cell>
          <table:table-cell table:formula="of:= 6369512 / 1000000000" office:value-type="float" office:value="0.006369512" calcext:value-type="float">
            <text:p>0.006369512</text:p>
          </table:table-cell>
          <table:table-cell table:formula="of:= 7238154 / 1000000000" office:value-type="float" office:value="0.007238154" calcext:value-type="float">
            <text:p>0.007238154</text:p>
          </table:table-cell>
          <table:table-cell table:formula="of:= 8193910 / 1000000000" office:value-type="float" office:value="0.00819391" calcext:value-type="float">
            <text:p>0.00819391</text:p>
          </table:table-cell>
          <table:table-cell table:formula="of:= 9244845 / 1000000000" office:value-type="float" office:value="0.009244845" calcext:value-type="float">
            <text:p>0.009244845</text:p>
          </table:table-cell>
          <table:table-cell table:formula="of:= 10389400 / 1000000000" office:value-type="float" office:value="0.0103894" calcext:value-type="float">
            <text:p>0.0103894</text:p>
          </table:table-cell>
          <table:table-cell table:formula="of:= 11630252 / 1000000000" office:value-type="float" office:value="0.011630252" calcext:value-type="float">
            <text:p>0.011630252</text:p>
          </table:table-cell>
          <table:table-cell table:formula="of:= 12968462 / 1000000000" office:value-type="float" office:value="0.012968462" calcext:value-type="float">
            <text:p>0.012968462</text:p>
          </table:table-cell>
          <table:table-cell table:formula="of:= 14412806 / 1000000000" office:value-type="float" office:value="0.014412806" calcext:value-type="float">
            <text:p>0.014412806</text:p>
          </table:table-cell>
          <table:table-cell table:formula="of:= 15959658 / 1000000000" office:value-type="float" office:value="0.015959658" calcext:value-type="float">
            <text:p>0.015959658</text:p>
          </table:table-cell>
          <table:table-cell table:formula="of:= 17603972 / 1000000000" office:value-type="float" office:value="0.017603972" calcext:value-type="float">
            <text:p>0.017603972</text:p>
          </table:table-cell>
          <table:table-cell table:formula="of:= 19335813 / 1000000000" office:value-type="float" office:value="0.019335813" calcext:value-type="float">
            <text:p>0.019335813</text:p>
          </table:table-cell>
          <table:table-cell table:formula="of:= 21167046 / 1000000000" office:value-type="float" office:value="0.021167046" calcext:value-type="float">
            <text:p>0.021167046</text:p>
          </table:table-cell>
        </table:table-row>
        <table:table-row table:style-name="ro1">
          <table:table-cell table:style-name="ce2" office:value-type="string" calcext:value-type="string">
            <text:p>9/11</text:p>
          </table:table-cell>
          <table:table-cell table:style-name="ce3" table:formula="of:= [.D17] / [.C17]" office:value-type="float" office:value="0.0509090909090909" calcext:value-type="float">
            <text:p>0.05</text:p>
          </table:table-cell>
          <table:table-cell table:formula="of:=COMBIN(11;9)" office:value-type="float" office:value="55" calcext:value-type="float">
            <text:p>55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Вероятност</text:p>
          </table:table-cell>
          <table:table-cell table:formula="of:= 606941443 / 1000000000" office:value-type="float" office:value="0.606941443" calcext:value-type="float">
            <text:p>0.606941443</text:p>
          </table:table-cell>
          <table:table-cell table:formula="of:= 1 / 100000000000000" office:value-type="float" office:value="0.00000000000001" calcext:value-type="float">
            <text:p>1E-14</text:p>
          </table:table-cell>
          <table:table-cell table:formula="of:= 1 / 100000000000000" office:value-type="float" office:value="0.00000000000001" calcext:value-type="float">
            <text:p>1E-14</text:p>
          </table:table-cell>
          <table:table-cell table:formula="of:= 1 / 1000000000" office:value-type="float" office:value="0.000000001" calcext:value-type="float">
            <text:p>0.000000001</text:p>
          </table:table-cell>
          <table:table-cell table:formula="of:= 16 / 1000000000" office:value-type="float" office:value="0.000000016" calcext:value-type="float">
            <text:p>0.000000016</text:p>
          </table:table-cell>
          <table:table-cell table:formula="of:= 35 / 1000000000" office:value-type="float" office:value="0.000000035" calcext:value-type="float">
            <text:p>0.000000035</text:p>
          </table:table-cell>
          <table:table-cell table:formula="of:= 88 / 1000000000" office:value-type="float" office:value="0.000000088" calcext:value-type="float">
            <text:p>0.000000088</text:p>
          </table:table-cell>
          <table:table-cell table:formula="of:= 193 / 1000000000" office:value-type="float" office:value="0.000000193" calcext:value-type="float">
            <text:p>0.000000193</text:p>
          </table:table-cell>
          <table:table-cell table:formula="of:= 443 / 1000000000" office:value-type="float" office:value="0.000000443" calcext:value-type="float">
            <text:p>0.000000443</text:p>
          </table:table-cell>
          <table:table-cell table:formula="of:= 845 / 1000000000" office:value-type="float" office:value="0.000000845" calcext:value-type="float">
            <text:p>0.000000845</text:p>
          </table:table-cell>
          <table:table-cell table:formula="of:= 1394 / 1000000000" office:value-type="float" office:value="0.000001394" calcext:value-type="float">
            <text:p>0.000001394</text:p>
          </table:table-cell>
          <table:table-cell table:formula="of:= 2665 / 1000000000" office:value-type="float" office:value="0.000002665" calcext:value-type="float">
            <text:p>0.000002665</text:p>
          </table:table-cell>
          <table:table-cell table:formula="of:= 4370 / 1000000000" office:value-type="float" office:value="0.00000437" calcext:value-type="float">
            <text:p>0.00000437</text:p>
          </table:table-cell>
          <table:table-cell table:formula="of:= 7047 / 1000000000" office:value-type="float" office:value="0.000007047" calcext:value-type="float">
            <text:p>0.000007047</text:p>
          </table:table-cell>
          <table:table-cell table:formula="of:= 11324 / 1000000000" office:value-type="float" office:value="0.000011324" calcext:value-type="float">
            <text:p>0.000011324</text:p>
          </table:table-cell>
          <table:table-cell table:formula="of:= 17119 / 1000000000" office:value-type="float" office:value="0.000017119" calcext:value-type="float">
            <text:p>0.000017119</text:p>
          </table:table-cell>
          <table:table-cell table:formula="of:= 25449 / 1000000000" office:value-type="float" office:value="0.000025449" calcext:value-type="float">
            <text:p>0.000025449</text:p>
          </table:table-cell>
          <table:table-cell table:formula="of:= 36700 / 1000000000" office:value-type="float" office:value="0.0000367" calcext:value-type="float">
            <text:p>0.0000367</text:p>
          </table:table-cell>
          <table:table-cell table:formula="of:= 52578 / 1000000000" office:value-type="float" office:value="0.000052578" calcext:value-type="float">
            <text:p>0.000052578</text:p>
          </table:table-cell>
          <table:table-cell table:formula="of:= 73165 / 1000000000" office:value-type="float" office:value="0.000073165" calcext:value-type="float">
            <text:p>0.000073165</text:p>
          </table:table-cell>
          <table:table-cell table:formula="of:= 100974 / 1000000000" office:value-type="float" office:value="0.000100974" calcext:value-type="float">
            <text:p>0.000100974</text:p>
          </table:table-cell>
          <table:table-cell table:formula="of:= 135955 / 1000000000" office:value-type="float" office:value="0.000135955" calcext:value-type="float">
            <text:p>0.000135955</text:p>
          </table:table-cell>
          <table:table-cell table:formula="of:= 182376 / 1000000000" office:value-type="float" office:value="0.000182376" calcext:value-type="float">
            <text:p>0.000182376</text:p>
          </table:table-cell>
          <table:table-cell table:formula="of:= 240897 / 1000000000" office:value-type="float" office:value="0.000240897" calcext:value-type="float">
            <text:p>0.000240897</text:p>
          </table:table-cell>
          <table:table-cell table:formula="of:= 314069 / 1000000000" office:value-type="float" office:value="0.000314069" calcext:value-type="float">
            <text:p>0.000314069</text:p>
          </table:table-cell>
          <table:table-cell table:formula="of:= 403479 / 1000000000" office:value-type="float" office:value="0.000403479" calcext:value-type="float">
            <text:p>0.000403479</text:p>
          </table:table-cell>
          <table:table-cell table:formula="of:= 513734 / 1000000000" office:value-type="float" office:value="0.000513734" calcext:value-type="float">
            <text:p>0.000513734</text:p>
          </table:table-cell>
          <table:table-cell table:formula="of:= 648157 / 1000000000" office:value-type="float" office:value="0.000648157" calcext:value-type="float">
            <text:p>0.000648157</text:p>
          </table:table-cell>
          <table:table-cell table:formula="of:= 809543 / 1000000000" office:value-type="float" office:value="0.000809543" calcext:value-type="float">
            <text:p>0.000809543</text:p>
          </table:table-cell>
          <table:table-cell table:formula="of:= 1003302 / 1000000000" office:value-type="float" office:value="0.001003302" calcext:value-type="float">
            <text:p>0.001003302</text:p>
          </table:table-cell>
          <table:table-cell table:formula="of:= 1230437 / 1000000000" office:value-type="float" office:value="0.001230437" calcext:value-type="float">
            <text:p>0.001230437</text:p>
          </table:table-cell>
          <table:table-cell table:formula="of:= 1496947 / 1000000000" office:value-type="float" office:value="0.001496947" calcext:value-type="float">
            <text:p>0.001496947</text:p>
          </table:table-cell>
          <table:table-cell table:formula="of:= 1812356 / 1000000000" office:value-type="float" office:value="0.001812356" calcext:value-type="float">
            <text:p>0.001812356</text:p>
          </table:table-cell>
          <table:table-cell table:formula="of:= 2175646 / 1000000000" office:value-type="float" office:value="0.002175646" calcext:value-type="float">
            <text:p>0.002175646</text:p>
          </table:table-cell>
          <table:table-cell table:formula="of:= 2592169 / 1000000000" office:value-type="float" office:value="0.002592169" calcext:value-type="float">
            <text:p>0.002592169</text:p>
          </table:table-cell>
          <table:table-cell table:formula="of:= 3063813 / 1000000000" office:value-type="float" office:value="0.003063813" calcext:value-type="float">
            <text:p>0.003063813</text:p>
          </table:table-cell>
          <table:table-cell table:formula="of:= 3607577 / 1000000000" office:value-type="float" office:value="0.003607577" calcext:value-type="float">
            <text:p>0.003607577</text:p>
          </table:table-cell>
          <table:table-cell table:formula="of:= 4216008 / 1000000000" office:value-type="float" office:value="0.004216008" calcext:value-type="float">
            <text:p>0.004216008</text:p>
          </table:table-cell>
          <table:table-cell table:formula="of:= 4899696 / 1000000000" office:value-type="float" office:value="0.004899696" calcext:value-type="float">
            <text:p>0.004899696</text:p>
          </table:table-cell>
          <table:table-cell table:formula="of:= 5666536 / 1000000000" office:value-type="float" office:value="0.005666536" calcext:value-type="float">
            <text:p>0.005666536</text:p>
          </table:table-cell>
          <table:table-cell table:formula="of:= 6506240 / 1000000000" office:value-type="float" office:value="0.00650624" calcext:value-type="float">
            <text:p>0.00650624</text:p>
          </table:table-cell>
          <table:table-cell table:formula="of:= 7438800 / 1000000000" office:value-type="float" office:value="0.0074388" calcext:value-type="float">
            <text:p>0.0074388</text:p>
          </table:table-cell>
          <table:table-cell table:formula="of:= 8457718 / 1000000000" office:value-type="float" office:value="0.008457718" calcext:value-type="float">
            <text:p>0.008457718</text:p>
          </table:table-cell>
          <table:table-cell table:formula="of:= 9560722 / 1000000000" office:value-type="float" office:value="0.009560722" calcext:value-type="float">
            <text:p>0.009560722</text:p>
          </table:table-cell>
          <table:table-cell table:formula="of:= 10759940 / 1000000000" office:value-type="float" office:value="0.01075994" calcext:value-type="float">
            <text:p>0.01075994</text:p>
          </table:table-cell>
          <table:table-cell table:formula="of:= 12041088 / 1000000000" office:value-type="float" office:value="0.012041088" calcext:value-type="float">
            <text:p>0.012041088</text:p>
          </table:table-cell>
          <table:table-cell table:formula="of:= 13423159 / 1000000000" office:value-type="float" office:value="0.013423159" calcext:value-type="float">
            <text:p>0.013423159</text:p>
          </table:table-cell>
          <table:table-cell table:formula="of:= 14876231 / 1000000000" office:value-type="float" office:value="0.014876231" calcext:value-type="float">
            <text:p>0.014876231</text:p>
          </table:table-cell>
          <table:table-cell table:formula="of:= 16419982 / 1000000000" office:value-type="float" office:value="0.016419982" calcext:value-type="float">
            <text:p>0.016419982</text:p>
          </table:table-cell>
          <table:table-cell table:formula="of:= 18032325 / 1000000000" office:value-type="float" office:value="0.018032325" calcext:value-type="float">
            <text:p>0.018032325</text:p>
          </table:table-cell>
          <table:table-cell table:formula="of:= 19693081 / 1000000000" office:value-type="float" office:value="0.019693081" calcext:value-type="float">
            <text:p>0.019693081</text:p>
          </table:table-cell>
          <table:table-cell table:formula="of:= 21415915 / 1000000000" office:value-type="float" office:value="0.021415915" calcext:value-type="float">
            <text:p>0.021415915</text:p>
          </table:table-cell>
          <table:table-cell table:formula="of:= 23186788 / 1000000000" office:value-type="float" office:value="0.023186788" calcext:value-type="float">
            <text:p>0.023186788</text:p>
          </table:table-cell>
          <table:table-cell table:formula="of:= 24973992 / 1000000000" office:value-type="float" office:value="0.024973992" calcext:value-type="float">
            <text:p>0.024973992</text:p>
          </table:table-cell>
          <table:table-cell table:formula="of:= 26757812 / 1000000000" office:value-type="float" office:value="0.026757812" calcext:value-type="float">
            <text:p>0.026757812</text:p>
          </table:table-cell>
          <table:table-cell table:formula="of:= 28524463 / 1000000000" office:value-type="float" office:value="0.028524463" calcext:value-type="float">
            <text:p>0.028524463</text:p>
          </table:table-cell>
          <table:table-cell table:formula="of:= 30248139 / 1000000000" office:value-type="float" office:value="0.030248139" calcext:value-type="float">
            <text:p>0.030248139</text:p>
          </table:table-cell>
          <table:table-cell table:formula="of:= 31912656 / 1000000000" office:value-type="float" office:value="0.031912656" calcext:value-type="float">
            <text:p>0.031912656</text:p>
          </table:table-cell>
          <table:table-cell table:formula="of:= 33482403 / 1000000000" office:value-type="float" office:value="0.033482403" calcext:value-type="float">
            <text:p>0.033482403</text:p>
          </table:table-cell>
        </table:table-row>
        <table:table-row table:style-name="ro1">
          <table:table-cell table:style-name="ce2" office:value-type="string" calcext:value-type="string">
            <text:p>9/12</text:p>
          </table:table-cell>
          <table:table-cell table:style-name="ce3" table:formula="of:= [.D18] / [.C18]" office:value-type="float" office:value="0.0363636363636364" calcext:value-type="float">
            <text:p>0.04</text:p>
          </table:table-cell>
          <table:table-cell table:formula="of:=COMBIN(12;9)"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Вероятност</text:p>
          </table:table-cell>
          <table:table-cell table:formula="of:= 401811089 / 1000000000" office:value-type="float" office:value="0.401811089" calcext:value-type="float">
            <text:p>0.401811089</text:p>
          </table:table-cell>
          <table:table-cell table:formula="of:= 1 / 100000000000000" office:value-type="float" office:value="0.00000000000001" calcext:value-type="float">
            <text:p>1E-14</text:p>
          </table:table-cell>
          <table:table-cell table:formula="of:= 1 / 1000000000" office:value-type="float" office:value="0.000000001" calcext:value-type="float">
            <text:p>0.000000001</text:p>
          </table:table-cell>
          <table:table-cell table:formula="of:= 11 / 1000000000" office:value-type="float" office:value="0.000000011" calcext:value-type="float">
            <text:p>0.000000011</text:p>
          </table:table-cell>
          <table:table-cell table:formula="of:= 41 / 1000000000" office:value-type="float" office:value="0.000000041" calcext:value-type="float">
            <text:p>0.000000041</text:p>
          </table:table-cell>
          <table:table-cell table:formula="of:= 137 / 1000000000" office:value-type="float" office:value="0.000000137" calcext:value-type="float">
            <text:p>0.000000137</text:p>
          </table:table-cell>
          <table:table-cell table:formula="of:= 318 / 1000000000" office:value-type="float" office:value="0.000000318" calcext:value-type="float">
            <text:p>0.000000318</text:p>
          </table:table-cell>
          <table:table-cell table:formula="of:= 764 / 1000000000" office:value-type="float" office:value="0.000000764" calcext:value-type="float">
            <text:p>0.000000764</text:p>
          </table:table-cell>
          <table:table-cell table:formula="of:= 1568 / 1000000000" office:value-type="float" office:value="0.000001568" calcext:value-type="float">
            <text:p>0.000001568</text:p>
          </table:table-cell>
          <table:table-cell table:formula="of:= 2938 / 1000000000" office:value-type="float" office:value="0.000002938" calcext:value-type="float">
            <text:p>0.000002938</text:p>
          </table:table-cell>
          <table:table-cell table:formula="of:= 5338 / 1000000000" office:value-type="float" office:value="0.000005338" calcext:value-type="float">
            <text:p>0.000005338</text:p>
          </table:table-cell>
          <table:table-cell table:formula="of:= 9260 / 1000000000" office:value-type="float" office:value="0.00000926" calcext:value-type="float">
            <text:p>0.00000926</text:p>
          </table:table-cell>
          <table:table-cell table:formula="of:= 15061 / 1000000000" office:value-type="float" office:value="0.000015061" calcext:value-type="float">
            <text:p>0.000015061</text:p>
          </table:table-cell>
          <table:table-cell table:formula="of:= 24318 / 1000000000" office:value-type="float" office:value="0.000024318" calcext:value-type="float">
            <text:p>0.000024318</text:p>
          </table:table-cell>
          <table:table-cell table:formula="of:= 37065 / 1000000000" office:value-type="float" office:value="0.000037065" calcext:value-type="float">
            <text:p>0.000037065</text:p>
          </table:table-cell>
          <table:table-cell table:formula="of:= 55728 / 1000000000" office:value-type="float" office:value="0.000055728" calcext:value-type="float">
            <text:p>0.000055728</text:p>
          </table:table-cell>
          <table:table-cell table:formula="of:= 82088 / 1000000000" office:value-type="float" office:value="0.000082088" calcext:value-type="float">
            <text:p>0.000082088</text:p>
          </table:table-cell>
          <table:table-cell table:formula="of:= 117684 / 1000000000" office:value-type="float" office:value="0.000117684" calcext:value-type="float">
            <text:p>0.000117684</text:p>
          </table:table-cell>
          <table:table-cell table:formula="of:= 164066 / 1000000000" office:value-type="float" office:value="0.000164066" calcext:value-type="float">
            <text:p>0.000164066</text:p>
          </table:table-cell>
          <table:table-cell table:formula="of:= 226300 / 1000000000" office:value-type="float" office:value="0.0002263" calcext:value-type="float">
            <text:p>0.0002263</text:p>
          </table:table-cell>
          <table:table-cell table:formula="of:= 306306 / 1000000000" office:value-type="float" office:value="0.000306306" calcext:value-type="float">
            <text:p>0.000306306</text:p>
          </table:table-cell>
          <table:table-cell table:formula="of:= 407970 / 1000000000" office:value-type="float" office:value="0.00040797" calcext:value-type="float">
            <text:p>0.00040797</text:p>
          </table:table-cell>
          <table:table-cell table:formula="of:= 535153 / 1000000000" office:value-type="float" office:value="0.000535153" calcext:value-type="float">
            <text:p>0.000535153</text:p>
          </table:table-cell>
          <table:table-cell table:formula="of:= 694414 / 1000000000" office:value-type="float" office:value="0.000694414" calcext:value-type="float">
            <text:p>0.000694414</text:p>
          </table:table-cell>
          <table:table-cell table:formula="of:= 888244 / 1000000000" office:value-type="float" office:value="0.000888244" calcext:value-type="float">
            <text:p>0.000888244</text:p>
          </table:table-cell>
          <table:table-cell table:formula="of:= 1123760 / 1000000000" office:value-type="float" office:value="0.00112376" calcext:value-type="float">
            <text:p>0.00112376</text:p>
          </table:table-cell>
          <table:table-cell table:formula="of:= 1405571 / 1000000000" office:value-type="float" office:value="0.001405571" calcext:value-type="float">
            <text:p>0.001405571</text:p>
          </table:table-cell>
          <table:table-cell table:formula="of:= 1739336 / 1000000000" office:value-type="float" office:value="0.001739336" calcext:value-type="float">
            <text:p>0.001739336</text:p>
          </table:table-cell>
          <table:table-cell table:formula="of:= 2131252 / 1000000000" office:value-type="float" office:value="0.002131252" calcext:value-type="float">
            <text:p>0.002131252</text:p>
          </table:table-cell>
          <table:table-cell table:formula="of:= 2587488 / 1000000000" office:value-type="float" office:value="0.002587488" calcext:value-type="float">
            <text:p>0.002587488</text:p>
          </table:table-cell>
          <table:table-cell table:formula="of:= 3113955 / 1000000000" office:value-type="float" office:value="0.003113955" calcext:value-type="float">
            <text:p>0.003113955</text:p>
          </table:table-cell>
          <table:table-cell table:formula="of:= 3720234 / 1000000000" office:value-type="float" office:value="0.003720234" calcext:value-type="float">
            <text:p>0.003720234</text:p>
          </table:table-cell>
          <table:table-cell table:formula="of:= 4404340 / 1000000000" office:value-type="float" office:value="0.00440434" calcext:value-type="float">
            <text:p>0.00440434</text:p>
          </table:table-cell>
          <table:table-cell table:formula="of:= 5172569 / 1000000000" office:value-type="float" office:value="0.005172569" calcext:value-type="float">
            <text:p>0.005172569</text:p>
          </table:table-cell>
          <table:table-cell table:formula="of:= 6031672 / 1000000000" office:value-type="float" office:value="0.006031672" calcext:value-type="float">
            <text:p>0.006031672</text:p>
          </table:table-cell>
          <table:table-cell table:formula="of:= 6984537 / 1000000000" office:value-type="float" office:value="0.006984537" calcext:value-type="float">
            <text:p>0.006984537</text:p>
          </table:table-cell>
          <table:table-cell table:formula="of:= 8034644 / 1000000000" office:value-type="float" office:value="0.008034644" calcext:value-type="float">
            <text:p>0.008034644</text:p>
          </table:table-cell>
          <table:table-cell table:formula="of:= 9179530 / 1000000000" office:value-type="float" office:value="0.00917953" calcext:value-type="float">
            <text:p>0.00917953</text:p>
          </table:table-cell>
          <table:table-cell table:formula="of:= 10420951 / 1000000000" office:value-type="float" office:value="0.010420951" calcext:value-type="float">
            <text:p>0.010420951</text:p>
          </table:table-cell>
          <table:table-cell table:formula="of:= 11757858 / 1000000000" office:value-type="float" office:value="0.011757858" calcext:value-type="float">
            <text:p>0.011757858</text:p>
          </table:table-cell>
          <table:table-cell table:formula="of:= 13178020 / 1000000000" office:value-type="float" office:value="0.01317802" calcext:value-type="float">
            <text:p>0.01317802</text:p>
          </table:table-cell>
          <table:table-cell table:formula="of:= 14680072 / 1000000000" office:value-type="float" office:value="0.014680072" calcext:value-type="float">
            <text:p>0.014680072</text:p>
          </table:table-cell>
          <table:table-cell table:formula="of:= 16269969 / 1000000000" office:value-type="float" office:value="0.016269969" calcext:value-type="float">
            <text:p>0.016269969</text:p>
          </table:table-cell>
          <table:table-cell table:formula="of:= 17914326 / 1000000000" office:value-type="float" office:value="0.017914326" calcext:value-type="float">
            <text:p>0.017914326</text:p>
          </table:table-cell>
          <table:table-cell table:formula="of:= 19612324 / 1000000000" office:value-type="float" office:value="0.019612324" calcext:value-type="float">
            <text:p>0.019612324</text:p>
          </table:table-cell>
          <table:table-cell table:formula="of:= 21342174 / 1000000000" office:value-type="float" office:value="0.021342174" calcext:value-type="float">
            <text:p>0.021342174</text:p>
          </table:table-cell>
          <table:table-cell table:formula="of:= 23107589 / 1000000000" office:value-type="float" office:value="0.023107589" calcext:value-type="float">
            <text:p>0.023107589</text:p>
          </table:table-cell>
          <table:table-cell table:formula="of:= 24854466 / 1000000000" office:value-type="float" office:value="0.024854466" calcext:value-type="float">
            <text:p>0.024854466</text:p>
          </table:table-cell>
          <table:table-cell table:formula="of:= 26604790 / 1000000000" office:value-type="float" office:value="0.02660479" calcext:value-type="float">
            <text:p>0.02660479</text:p>
          </table:table-cell>
          <table:table-cell table:formula="of:= 28299226 / 1000000000" office:value-type="float" office:value="0.028299226" calcext:value-type="float">
            <text:p>0.028299226</text:p>
          </table:table-cell>
          <table:table-cell table:formula="of:= 29914701 / 1000000000" office:value-type="float" office:value="0.029914701" calcext:value-type="float">
            <text:p>0.029914701</text:p>
          </table:table-cell>
          <table:table-cell table:formula="of:= 31447793 / 1000000000" office:value-type="float" office:value="0.031447793" calcext:value-type="float">
            <text:p>0.031447793</text:p>
          </table:table-cell>
          <table:table-cell table:formula="of:= 32875029 / 1000000000" office:value-type="float" office:value="0.032875029" calcext:value-type="float">
            <text:p>0.032875029</text:p>
          </table:table-cell>
          <table:table-cell table:formula="of:= 34128203 / 1000000000" office:value-type="float" office:value="0.034128203" calcext:value-type="float">
            <text:p>0.034128203</text:p>
          </table:table-cell>
          <table:table-cell table:formula="of:= 35225569 / 1000000000" office:value-type="float" office:value="0.035225569" calcext:value-type="float">
            <text:p>0.035225569</text:p>
          </table:table-cell>
          <table:table-cell table:formula="of:= 36113566 / 1000000000" office:value-type="float" office:value="0.036113566" calcext:value-type="float">
            <text:p>0.036113566</text:p>
          </table:table-cell>
          <table:table-cell table:formula="of:= 36766811 / 1000000000" office:value-type="float" office:value="0.036766811" calcext:value-type="float">
            <text:p>0.036766811</text:p>
          </table:table-cell>
          <table:table-cell table:formula="of:= 37171515 / 1000000000" office:value-type="float" office:value="0.037171515" calcext:value-type="float">
            <text:p>0.037171515</text:p>
          </table:table-cell>
          <table:table-cell table:formula="of:= 37300298 / 1000000000" office:value-type="float" office:value="0.037300298" calcext:value-type="float">
            <text:p>0.037300298</text:p>
          </table:table-cell>
        </table:table-row>
        <table:table-row table:style-name="ro1">
          <table:table-cell table:style-name="ce2" office:value-type="string" calcext:value-type="string">
            <text:p>9/13</text:p>
          </table:table-cell>
          <table:table-cell table:style-name="ce3" table:formula="of:= [.D19] / [.C19]" office:value-type="float" office:value="0.0265734265734266" calcext:value-type="float">
            <text:p>0.03</text:p>
          </table:table-cell>
          <table:table-cell table:formula="of:=COMBIN(13;9)" office:value-type="float" office:value="715" calcext:value-type="float">
            <text:p>71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Вероятност</text:p>
          </table:table-cell>
          <table:table-cell table:formula="of:= 236106084 / 1000000000" office:value-type="float" office:value="0.236106084" calcext:value-type="float">
            <text:p>0.236106084</text:p>
          </table:table-cell>
          <table:table-cell table:formula="of:= 1 / 1000000000" office:value-type="float" office:value="0.000000001" calcext:value-type="float">
            <text:p>0.000000001</text:p>
          </table:table-cell>
          <table:table-cell table:formula="of:= 9 / 1000000000" office:value-type="float" office:value="0.000000009" calcext:value-type="float">
            <text:p>0.000000009</text:p>
          </table:table-cell>
          <table:table-cell table:formula="of:= 34 / 1000000000" office:value-type="float" office:value="0.000000034" calcext:value-type="float">
            <text:p>0.000000034</text:p>
          </table:table-cell>
          <table:table-cell table:formula="of:= 136 / 1000000000" office:value-type="float" office:value="0.000000136" calcext:value-type="float">
            <text:p>0.000000136</text:p>
          </table:table-cell>
          <table:table-cell table:formula="of:= 392 / 1000000000" office:value-type="float" office:value="0.000000392" calcext:value-type="float">
            <text:p>0.000000392</text:p>
          </table:table-cell>
          <table:table-cell table:formula="of:= 1012 / 1000000000" office:value-type="float" office:value="0.000001012" calcext:value-type="float">
            <text:p>0.000001012</text:p>
          </table:table-cell>
          <table:table-cell table:formula="of:= 2261 / 1000000000" office:value-type="float" office:value="0.000002261" calcext:value-type="float">
            <text:p>0.000002261</text:p>
          </table:table-cell>
          <table:table-cell table:formula="of:= 4503 / 1000000000" office:value-type="float" office:value="0.000004503" calcext:value-type="float">
            <text:p>0.000004503</text:p>
          </table:table-cell>
          <table:table-cell table:formula="of:= 8461 / 1000000000" office:value-type="float" office:value="0.000008461" calcext:value-type="float">
            <text:p>0.000008461</text:p>
          </table:table-cell>
          <table:table-cell table:formula="of:= 14974 / 1000000000" office:value-type="float" office:value="0.000014974" calcext:value-type="float">
            <text:p>0.000014974</text:p>
          </table:table-cell>
          <table:table-cell table:formula="of:= 25958 / 1000000000" office:value-type="float" office:value="0.000025958" calcext:value-type="float">
            <text:p>0.000025958</text:p>
          </table:table-cell>
          <table:table-cell table:formula="of:= 42487 / 1000000000" office:value-type="float" office:value="0.000042487" calcext:value-type="float">
            <text:p>0.000042487</text:p>
          </table:table-cell>
          <table:table-cell table:formula="of:= 66168 / 1000000000" office:value-type="float" office:value="0.000066168" calcext:value-type="float">
            <text:p>0.000066168</text:p>
          </table:table-cell>
          <table:table-cell table:formula="of:= 100627 / 1000000000" office:value-type="float" office:value="0.000100627" calcext:value-type="float">
            <text:p>0.000100627</text:p>
          </table:table-cell>
          <table:table-cell table:formula="of:= 149562 / 1000000000" office:value-type="float" office:value="0.000149562" calcext:value-type="float">
            <text:p>0.000149562</text:p>
          </table:table-cell>
          <table:table-cell table:formula="of:= 215637 / 1000000000" office:value-type="float" office:value="0.000215637" calcext:value-type="float">
            <text:p>0.000215637</text:p>
          </table:table-cell>
          <table:table-cell table:formula="of:= 302216 / 1000000000" office:value-type="float" office:value="0.000302216" calcext:value-type="float">
            <text:p>0.000302216</text:p>
          </table:table-cell>
          <table:table-cell table:formula="of:= 419492 / 1000000000" office:value-type="float" office:value="0.000419492" calcext:value-type="float">
            <text:p>0.000419492</text:p>
          </table:table-cell>
          <table:table-cell table:formula="of:= 566580 / 1000000000" office:value-type="float" office:value="0.00056658" calcext:value-type="float">
            <text:p>0.00056658</text:p>
          </table:table-cell>
          <table:table-cell table:formula="of:= 754771 / 1000000000" office:value-type="float" office:value="0.000754771" calcext:value-type="float">
            <text:p>0.000754771</text:p>
          </table:table-cell>
          <table:table-cell table:formula="of:= 985039 / 1000000000" office:value-type="float" office:value="0.000985039" calcext:value-type="float">
            <text:p>0.000985039</text:p>
          </table:table-cell>
          <table:table-cell table:formula="of:= 1277323 / 1000000000" office:value-type="float" office:value="0.001277323" calcext:value-type="float">
            <text:p>0.001277323</text:p>
          </table:table-cell>
          <table:table-cell table:formula="of:= 1622952 / 1000000000" office:value-type="float" office:value="0.001622952" calcext:value-type="float">
            <text:p>0.001622952</text:p>
          </table:table-cell>
          <table:table-cell table:formula="of:= 2035548 / 1000000000" office:value-type="float" office:value="0.002035548" calcext:value-type="float">
            <text:p>0.002035548</text:p>
          </table:table-cell>
          <table:table-cell table:formula="of:= 2526033 / 1000000000" office:value-type="float" office:value="0.002526033" calcext:value-type="float">
            <text:p>0.002526033</text:p>
          </table:table-cell>
          <table:table-cell table:formula="of:= 3105664 / 1000000000" office:value-type="float" office:value="0.003105664" calcext:value-type="float">
            <text:p>0.003105664</text:p>
          </table:table-cell>
          <table:table-cell table:formula="of:= 3767118 / 1000000000" office:value-type="float" office:value="0.003767118" calcext:value-type="float">
            <text:p>0.003767118</text:p>
          </table:table-cell>
          <table:table-cell table:formula="of:= 4529268 / 1000000000" office:value-type="float" office:value="0.004529268" calcext:value-type="float">
            <text:p>0.004529268</text:p>
          </table:table-cell>
          <table:table-cell table:formula="of:= 5390848 / 1000000000" office:value-type="float" office:value="0.005390848" calcext:value-type="float">
            <text:p>0.005390848</text:p>
          </table:table-cell>
          <table:table-cell table:formula="of:= 6361752 / 1000000000" office:value-type="float" office:value="0.006361752" calcext:value-type="float">
            <text:p>0.006361752</text:p>
          </table:table-cell>
          <table:table-cell table:formula="of:= 7439709 / 1000000000" office:value-type="float" office:value="0.007439709" calcext:value-type="float">
            <text:p>0.007439709</text:p>
          </table:table-cell>
          <table:table-cell table:formula="of:= 8620019 / 1000000000" office:value-type="float" office:value="0.008620019" calcext:value-type="float">
            <text:p>0.008620019</text:p>
          </table:table-cell>
          <table:table-cell table:formula="of:= 9913191 / 1000000000" office:value-type="float" office:value="0.009913191" calcext:value-type="float">
            <text:p>0.009913191</text:p>
          </table:table-cell>
          <table:table-cell table:formula="of:= 11315171 / 1000000000" office:value-type="float" office:value="0.011315171" calcext:value-type="float">
            <text:p>0.011315171</text:p>
          </table:table-cell>
          <table:table-cell table:formula="of:= 12813979 / 1000000000" office:value-type="float" office:value="0.012813979" calcext:value-type="float">
            <text:p>0.012813979</text:p>
          </table:table-cell>
          <table:table-cell table:formula="of:= 14397871 / 1000000000" office:value-type="float" office:value="0.014397871" calcext:value-type="float">
            <text:p>0.014397871</text:p>
          </table:table-cell>
          <table:table-cell table:formula="of:= 16071450 / 1000000000" office:value-type="float" office:value="0.01607145" calcext:value-type="float">
            <text:p>0.01607145</text:p>
          </table:table-cell>
          <table:table-cell table:formula="of:= 17797882 / 1000000000" office:value-type="float" office:value="0.017797882" calcext:value-type="float">
            <text:p>0.017797882</text:p>
          </table:table-cell>
          <table:table-cell table:formula="of:= 19594508 / 1000000000" office:value-type="float" office:value="0.019594508" calcext:value-type="float">
            <text:p>0.019594508</text:p>
          </table:table-cell>
          <table:table-cell table:formula="of:= 21411950 / 1000000000" office:value-type="float" office:value="0.02141195" calcext:value-type="float">
            <text:p>0.02141195</text:p>
          </table:table-cell>
          <table:table-cell table:formula="of:= 23255703 / 1000000000" office:value-type="float" office:value="0.023255703" calcext:value-type="float">
            <text:p>0.023255703</text:p>
          </table:table-cell>
          <table:table-cell table:formula="of:= 25076753 / 1000000000" office:value-type="float" office:value="0.025076753" calcext:value-type="float">
            <text:p>0.025076753</text:p>
          </table:table-cell>
          <table:table-cell table:formula="of:= 26871538 / 1000000000" office:value-type="float" office:value="0.026871538" calcext:value-type="float">
            <text:p>0.026871538</text:p>
          </table:table-cell>
          <table:table-cell table:formula="of:= 28601476 / 1000000000" office:value-type="float" office:value="0.028601476" calcext:value-type="float">
            <text:p>0.028601476</text:p>
          </table:table-cell>
          <table:table-cell table:formula="of:= 30245243 / 1000000000" office:value-type="float" office:value="0.030245243" calcext:value-type="float">
            <text:p>0.030245243</text:p>
          </table:table-cell>
          <table:table-cell table:formula="of:= 31766031 / 1000000000" office:value-type="float" office:value="0.031766031" calcext:value-type="float">
            <text:p>0.031766031</text:p>
          </table:table-cell>
          <table:table-cell table:formula="of:= 33148878 / 1000000000" office:value-type="float" office:value="0.033148878" calcext:value-type="float">
            <text:p>0.033148878</text:p>
          </table:table-cell>
          <table:table-cell table:formula="of:= 34370060 / 1000000000" office:value-type="float" office:value="0.03437006" calcext:value-type="float">
            <text:p>0.03437006</text:p>
          </table:table-cell>
          <table:table-cell table:formula="of:= 35375843 / 1000000000" office:value-type="float" office:value="0.035375843" calcext:value-type="float">
            <text:p>0.035375843</text:p>
          </table:table-cell>
          <table:table-cell table:formula="of:= 36151284 / 1000000000" office:value-type="float" office:value="0.036151284" calcext:value-type="float">
            <text:p>0.036151284</text:p>
          </table:table-cell>
          <table:table-cell table:formula="of:= 36703917 / 1000000000" office:value-type="float" office:value="0.036703917" calcext:value-type="float">
            <text:p>0.036703917</text:p>
          </table:table-cell>
          <table:table-cell table:formula="of:= 36983231 / 1000000000" office:value-type="float" office:value="0.036983231" calcext:value-type="float">
            <text:p>0.036983231</text:p>
          </table:table-cell>
          <table:table-cell table:formula="of:= 36977010 / 1000000000" office:value-type="float" office:value="0.03697701" calcext:value-type="float">
            <text:p>0.03697701</text:p>
          </table:table-cell>
          <table:table-cell table:formula="of:= 36688705 / 1000000000" office:value-type="float" office:value="0.036688705" calcext:value-type="float">
            <text:p>0.036688705</text:p>
          </table:table-cell>
          <table:table-cell table:formula="of:= 36103330 / 1000000000" office:value-type="float" office:value="0.03610333" calcext:value-type="float">
            <text:p>0.03610333</text:p>
          </table:table-cell>
          <table:table-cell table:formula="of:= 35225106 / 1000000000" office:value-type="float" office:value="0.035225106" calcext:value-type="float">
            <text:p>0.035225106</text:p>
          </table:table-cell>
          <table:table-cell table:formula="of:= 34066878 / 1000000000" office:value-type="float" office:value="0.034066878" calcext:value-type="float">
            <text:p>0.034066878</text:p>
          </table:table-cell>
          <table:table-cell table:formula="of:= 32630374 / 1000000000" office:value-type="float" office:value="0.032630374" calcext:value-type="float">
            <text:p>0.032630374</text:p>
          </table:table-cell>
        </table:table-row>
        <table:table-row table:style-name="ro1">
          <table:table-cell table:style-name="ce2" office:value-type="string" calcext:value-type="string">
            <text:p>9/14</text:p>
          </table:table-cell>
          <table:table-cell table:style-name="ce3" table:formula="of:= [.D20] / [.C20]" office:value-type="float" office:value="0.0197302697302697" calcext:value-type="float">
            <text:p>0.02</text:p>
          </table:table-cell>
          <table:table-cell table:formula="of:=COMBIN(14;9)" office:value-type="float" office:value="2002" calcext:value-type="float">
            <text:p>2002</text:p>
          </table:table-cell>
          <table:table-cell office:value-type="float" office:value="39.5" calcext:value-type="float">
            <text:p>39.5</text:p>
          </table:table-cell>
          <table:table-cell/>
          <table:table-cell office:value-type="string" calcext:value-type="string">
            <text:p>Вероятност</text:p>
          </table:table-cell>
          <table:table-cell table:formula="of:= 124196702 / 1000000000" office:value-type="float" office:value="0.124196702" calcext:value-type="float">
            <text:p>0.124196702</text:p>
          </table:table-cell>
          <table:table-cell table:formula="of:= 4 / 1000000000" office:value-type="float" office:value="0.000000004" calcext:value-type="float">
            <text:p>0.000000004</text:p>
          </table:table-cell>
          <table:table-cell table:formula="of:= 22 / 1000000000" office:value-type="float" office:value="0.000000022" calcext:value-type="float">
            <text:p>0.000000022</text:p>
          </table:table-cell>
          <table:table-cell table:formula="of:= 101 / 1000000000" office:value-type="float" office:value="0.000000101" calcext:value-type="float">
            <text:p>0.000000101</text:p>
          </table:table-cell>
          <table:table-cell table:formula="of:= 391 / 1000000000" office:value-type="float" office:value="0.000000391" calcext:value-type="float">
            <text:p>0.000000391</text:p>
          </table:table-cell>
          <table:table-cell table:formula="of:= 1054 / 1000000000" office:value-type="float" office:value="0.000001054" calcext:value-type="float">
            <text:p>0.000001054</text:p>
          </table:table-cell>
          <table:table-cell table:formula="of:= 2559 / 1000000000" office:value-type="float" office:value="0.000002559" calcext:value-type="float">
            <text:p>0.000002559</text:p>
          </table:table-cell>
          <table:table-cell table:formula="of:= 5722 / 1000000000" office:value-type="float" office:value="0.000005722" calcext:value-type="float">
            <text:p>0.000005722</text:p>
          </table:table-cell>
          <table:table-cell table:formula="of:= 11541 / 1000000000" office:value-type="float" office:value="0.000011541" calcext:value-type="float">
            <text:p>0.000011541</text:p>
          </table:table-cell>
          <table:table-cell table:formula="of:= 21292 / 1000000000" office:value-type="float" office:value="0.000021292" calcext:value-type="float">
            <text:p>0.000021292</text:p>
          </table:table-cell>
          <table:table-cell table:formula="of:= 37586 / 1000000000" office:value-type="float" office:value="0.000037586" calcext:value-type="float">
            <text:p>0.000037586</text:p>
          </table:table-cell>
          <table:table-cell table:formula="of:= 63173 / 1000000000" office:value-type="float" office:value="0.000063173" calcext:value-type="float">
            <text:p>0.000063173</text:p>
          </table:table-cell>
          <table:table-cell table:formula="of:= 102106 / 1000000000" office:value-type="float" office:value="0.000102106" calcext:value-type="float">
            <text:p>0.000102106</text:p>
          </table:table-cell>
          <table:table-cell table:formula="of:= 157328 / 1000000000" office:value-type="float" office:value="0.000157328" calcext:value-type="float">
            <text:p>0.000157328</text:p>
          </table:table-cell>
          <table:table-cell table:formula="of:= 234919 / 1000000000" office:value-type="float" office:value="0.000234919" calcext:value-type="float">
            <text:p>0.000234919</text:p>
          </table:table-cell>
          <table:table-cell table:formula="of:= 341659 / 1000000000" office:value-type="float" office:value="0.000341659" calcext:value-type="float">
            <text:p>0.000341659</text:p>
          </table:table-cell>
          <table:table-cell table:formula="of:= 484456 / 1000000000" office:value-type="float" office:value="0.000484456" calcext:value-type="float">
            <text:p>0.000484456</text:p>
          </table:table-cell>
          <table:table-cell table:formula="of:= 670761 / 1000000000" office:value-type="float" office:value="0.000670761" calcext:value-type="float">
            <text:p>0.000670761</text:p>
          </table:table-cell>
          <table:table-cell table:formula="of:= 912645 / 1000000000" office:value-type="float" office:value="0.000912645" calcext:value-type="float">
            <text:p>0.000912645</text:p>
          </table:table-cell>
          <table:table-cell table:formula="of:= 1212875 / 1000000000" office:value-type="float" office:value="0.001212875" calcext:value-type="float">
            <text:p>0.001212875</text:p>
          </table:table-cell>
          <table:table-cell table:formula="of:= 1590025 / 1000000000" office:value-type="float" office:value="0.001590025" calcext:value-type="float">
            <text:p>0.001590025</text:p>
          </table:table-cell>
          <table:table-cell table:formula="of:= 2045551 / 1000000000" office:value-type="float" office:value="0.002045551" calcext:value-type="float">
            <text:p>0.002045551</text:p>
          </table:table-cell>
          <table:table-cell table:formula="of:= 2595350 / 1000000000" office:value-type="float" office:value="0.00259535" calcext:value-type="float">
            <text:p>0.00259535</text:p>
          </table:table-cell>
          <table:table-cell table:formula="of:= 3240152 / 1000000000" office:value-type="float" office:value="0.003240152" calcext:value-type="float">
            <text:p>0.003240152</text:p>
          </table:table-cell>
          <table:table-cell table:formula="of:= 3998397 / 1000000000" office:value-type="float" office:value="0.003998397" calcext:value-type="float">
            <text:p>0.003998397</text:p>
          </table:table-cell>
          <table:table-cell table:formula="of:= 4870688 / 1000000000" office:value-type="float" office:value="0.004870688" calcext:value-type="float">
            <text:p>0.004870688</text:p>
          </table:table-cell>
          <table:table-cell table:formula="of:= 5867919 / 1000000000" office:value-type="float" office:value="0.005867919" calcext:value-type="float">
            <text:p>0.005867919</text:p>
          </table:table-cell>
          <table:table-cell table:formula="of:= 6991744 / 1000000000" office:value-type="float" office:value="0.006991744" calcext:value-type="float">
            <text:p>0.006991744</text:p>
          </table:table-cell>
          <table:table-cell table:formula="of:= 8235504 / 1000000000" office:value-type="float" office:value="0.008235504" calcext:value-type="float">
            <text:p>0.008235504</text:p>
          </table:table-cell>
          <table:table-cell table:formula="of:= 9610627 / 1000000000" office:value-type="float" office:value="0.009610627" calcext:value-type="float">
            <text:p>0.009610627</text:p>
          </table:table-cell>
          <table:table-cell table:formula="of:= 11103279 / 1000000000" office:value-type="float" office:value="0.011103279" calcext:value-type="float">
            <text:p>0.011103279</text:p>
          </table:table-cell>
          <table:table-cell table:formula="of:= 12706613 / 1000000000" office:value-type="float" office:value="0.012706613" calcext:value-type="float">
            <text:p>0.012706613</text:p>
          </table:table-cell>
          <table:table-cell table:formula="of:= 14425539 / 1000000000" office:value-type="float" office:value="0.014425539" calcext:value-type="float">
            <text:p>0.014425539</text:p>
          </table:table-cell>
          <table:table-cell table:formula="of:= 16230756 / 1000000000" office:value-type="float" office:value="0.016230756" calcext:value-type="float">
            <text:p>0.016230756</text:p>
          </table:table-cell>
          <table:table-cell table:formula="of:= 18100669 / 1000000000" office:value-type="float" office:value="0.018100669" calcext:value-type="float">
            <text:p>0.018100669</text:p>
          </table:table-cell>
          <table:table-cell table:formula="of:= 20039207 / 1000000000" office:value-type="float" office:value="0.020039207" calcext:value-type="float">
            <text:p>0.020039207</text:p>
          </table:table-cell>
          <table:table-cell table:formula="of:= 21991023 / 1000000000" office:value-type="float" office:value="0.021991023" calcext:value-type="float">
            <text:p>0.021991023</text:p>
          </table:table-cell>
          <table:table-cell table:formula="of:= 23954759 / 1000000000" office:value-type="float" office:value="0.023954759" calcext:value-type="float">
            <text:p>0.023954759</text:p>
          </table:table-cell>
          <table:table-cell table:formula="of:= 25902264 / 1000000000" office:value-type="float" office:value="0.025902264" calcext:value-type="float">
            <text:p>0.025902264</text:p>
          </table:table-cell>
          <table:table-cell table:formula="of:= 27790211 / 1000000000" office:value-type="float" office:value="0.027790211" calcext:value-type="float">
            <text:p>0.027790211</text:p>
          </table:table-cell>
          <table:table-cell table:formula="of:= 29596563 / 1000000000" office:value-type="float" office:value="0.029596563" calcext:value-type="float">
            <text:p>0.029596563</text:p>
          </table:table-cell>
          <table:table-cell table:formula="of:= 31282463 / 1000000000" office:value-type="float" office:value="0.031282463" calcext:value-type="float">
            <text:p>0.031282463</text:p>
          </table:table-cell>
          <table:table-cell table:formula="of:= 32826393 / 1000000000" office:value-type="float" office:value="0.032826393" calcext:value-type="float">
            <text:p>0.032826393</text:p>
          </table:table-cell>
          <table:table-cell table:formula="of:= 34203980 / 1000000000" office:value-type="float" office:value="0.03420398" calcext:value-type="float">
            <text:p>0.03420398</text:p>
          </table:table-cell>
          <table:table-cell table:formula="of:= 35373348 / 1000000000" office:value-type="float" office:value="0.035373348" calcext:value-type="float">
            <text:p>0.035373348</text:p>
          </table:table-cell>
          <table:table-cell table:formula="of:= 36289838 / 1000000000" office:value-type="float" office:value="0.036289838" calcext:value-type="float">
            <text:p>0.036289838</text:p>
          </table:table-cell>
          <table:table-cell table:formula="of:= 36973430 / 1000000000" office:value-type="float" office:value="0.03697343" calcext:value-type="float">
            <text:p>0.03697343</text:p>
          </table:table-cell>
          <table:table-cell table:formula="of:= 37365585 / 1000000000" office:value-type="float" office:value="0.037365585" calcext:value-type="float">
            <text:p>0.037365585</text:p>
          </table:table-cell>
          <table:table-cell table:formula="of:= 37477063 / 1000000000" office:value-type="float" office:value="0.037477063" calcext:value-type="float">
            <text:p>0.037477063</text:p>
          </table:table-cell>
          <table:table-cell table:formula="of:= 37299991 / 1000000000" office:value-type="float" office:value="0.037299991" calcext:value-type="float">
            <text:p>0.037299991</text:p>
          </table:table-cell>
          <table:table-cell table:formula="of:= 36801836 / 1000000000" office:value-type="float" office:value="0.036801836" calcext:value-type="float">
            <text:p>0.036801836</text:p>
          </table:table-cell>
          <table:table-cell table:formula="of:= 36037222 / 1000000000" office:value-type="float" office:value="0.036037222" calcext:value-type="float">
            <text:p>0.036037222</text:p>
          </table:table-cell>
          <table:table-cell table:formula="of:= 34956519 / 1000000000" office:value-type="float" office:value="0.034956519" calcext:value-type="float">
            <text:p>0.034956519</text:p>
          </table:table-cell>
          <table:table-cell table:formula="of:= 33612174 / 1000000000" office:value-type="float" office:value="0.033612174" calcext:value-type="float">
            <text:p>0.033612174</text:p>
          </table:table-cell>
          <table:table-cell table:formula="of:= 32024215 / 1000000000" office:value-type="float" office:value="0.032024215" calcext:value-type="float">
            <text:p>0.032024215</text:p>
          </table:table-cell>
          <table:table-cell table:formula="of:= 30197182 / 1000000000" office:value-type="float" office:value="0.030197182" calcext:value-type="float">
            <text:p>0.030197182</text:p>
          </table:table-cell>
          <table:table-cell table:formula="of:= 28178762 / 1000000000" office:value-type="float" office:value="0.028178762" calcext:value-type="float">
            <text:p>0.028178762</text:p>
          </table:table-cell>
          <table:table-cell table:formula="of:= 26025338 / 1000000000" office:value-type="float" office:value="0.026025338" calcext:value-type="float">
            <text:p>0.026025338</text:p>
          </table:table-cell>
          <table:table-cell table:formula="of:= 23730925 / 1000000000" office:value-type="float" office:value="0.023730925" calcext:value-type="float">
            <text:p>0.023730925</text:p>
          </table:table-cell>
        </table:table-row>
        <table:table-row table:style-name="ro1">
          <table:table-cell table:style-name="ce2" office:value-type="string" calcext:value-type="string">
            <text:p>9/15</text:p>
          </table:table-cell>
          <table:table-cell table:style-name="ce3" table:formula="of:= [.D21] / [.C21]" office:value-type="float" office:value="0.0145854145854146" calcext:value-type="float">
            <text:p>0.01</text:p>
          </table:table-cell>
          <table:table-cell table:formula="of:=COMBIN(15;9)" office:value-type="float" office:value="5005" calcext:value-type="float">
            <text:p>500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Вероятност</text:p>
          </table:table-cell>
          <table:table-cell table:formula="of:= 58929724 / 1000000000" office:value-type="float" office:value="0.058929724" calcext:value-type="float">
            <text:p>0.058929724</text:p>
          </table:table-cell>
          <table:table-cell table:formula="of:= 8 / 1000000000" office:value-type="float" office:value="0.000000008" calcext:value-type="float">
            <text:p>0.000000008</text:p>
          </table:table-cell>
          <table:table-cell table:formula="of:= 53 / 1000000000" office:value-type="float" office:value="0.000000053" calcext:value-type="float">
            <text:p>0.000000053</text:p>
          </table:table-cell>
          <table:table-cell table:formula="of:= 245 / 1000000000" office:value-type="float" office:value="0.000000245" calcext:value-type="float">
            <text:p>0.000000245</text:p>
          </table:table-cell>
          <table:table-cell table:formula="of:= 925 / 1000000000" office:value-type="float" office:value="0.000000925" calcext:value-type="float">
            <text:p>0.000000925</text:p>
          </table:table-cell>
          <table:table-cell table:formula="of:= 2593 / 1000000000" office:value-type="float" office:value="0.000002593" calcext:value-type="float">
            <text:p>0.000002593</text:p>
          </table:table-cell>
          <table:table-cell table:formula="of:= 6132 / 1000000000" office:value-type="float" office:value="0.000006132" calcext:value-type="float">
            <text:p>0.000006132</text:p>
          </table:table-cell>
          <table:table-cell table:formula="of:= 13245 / 1000000000" office:value-type="float" office:value="0.000013245" calcext:value-type="float">
            <text:p>0.000013245</text:p>
          </table:table-cell>
          <table:table-cell table:formula="of:= 26215 / 1000000000" office:value-type="float" office:value="0.000026215" calcext:value-type="float">
            <text:p>0.000026215</text:p>
          </table:table-cell>
          <table:table-cell table:formula="of:= 47972 / 1000000000" office:value-type="float" office:value="0.000047972" calcext:value-type="float">
            <text:p>0.000047972</text:p>
          </table:table-cell>
          <table:table-cell table:formula="of:= 83121 / 1000000000" office:value-type="float" office:value="0.000083121" calcext:value-type="float">
            <text:p>0.000083121</text:p>
          </table:table-cell>
          <table:table-cell table:formula="of:= 136764 / 1000000000" office:value-type="float" office:value="0.000136764" calcext:value-type="float">
            <text:p>0.000136764</text:p>
          </table:table-cell>
          <table:table-cell table:formula="of:= 216303 / 1000000000" office:value-type="float" office:value="0.000216303" calcext:value-type="float">
            <text:p>0.000216303</text:p>
          </table:table-cell>
          <table:table-cell table:formula="of:= 329617 / 1000000000" office:value-type="float" office:value="0.000329617" calcext:value-type="float">
            <text:p>0.000329617</text:p>
          </table:table-cell>
          <table:table-cell table:formula="of:= 486228 / 1000000000" office:value-type="float" office:value="0.000486228" calcext:value-type="float">
            <text:p>0.000486228</text:p>
          </table:table-cell>
          <table:table-cell table:formula="of:= 696702 / 1000000000" office:value-type="float" office:value="0.000696702" calcext:value-type="float">
            <text:p>0.000696702</text:p>
          </table:table-cell>
          <table:table-cell table:formula="of:= 972648 / 1000000000" office:value-type="float" office:value="0.000972648" calcext:value-type="float">
            <text:p>0.000972648</text:p>
          </table:table-cell>
          <table:table-cell table:formula="of:= 1325304 / 1000000000" office:value-type="float" office:value="0.001325304" calcext:value-type="float">
            <text:p>0.001325304</text:p>
          </table:table-cell>
          <table:table-cell table:formula="of:= 1769660 / 1000000000" office:value-type="float" office:value="0.00176966" calcext:value-type="float">
            <text:p>0.00176966</text:p>
          </table:table-cell>
          <table:table-cell table:formula="of:= 2317102 / 1000000000" office:value-type="float" office:value="0.002317102" calcext:value-type="float">
            <text:p>0.002317102</text:p>
          </table:table-cell>
          <table:table-cell table:formula="of:= 2980065 / 1000000000" office:value-type="float" office:value="0.002980065" calcext:value-type="float">
            <text:p>0.002980065</text:p>
          </table:table-cell>
          <table:table-cell table:formula="of:= 3767901 / 1000000000" office:value-type="float" office:value="0.003767901" calcext:value-type="float">
            <text:p>0.003767901</text:p>
          </table:table-cell>
          <table:table-cell table:formula="of:= 4690094 / 1000000000" office:value-type="float" office:value="0.004690094" calcext:value-type="float">
            <text:p>0.004690094</text:p>
          </table:table-cell>
          <table:table-cell table:formula="of:= 5758052 / 1000000000" office:value-type="float" office:value="0.005758052" calcext:value-type="float">
            <text:p>0.005758052</text:p>
          </table:table-cell>
          <table:table-cell table:formula="of:= 6971859 / 1000000000" office:value-type="float" office:value="0.006971859" calcext:value-type="float">
            <text:p>0.006971859</text:p>
          </table:table-cell>
          <table:table-cell table:formula="of:= 8329946 / 1000000000" office:value-type="float" office:value="0.008329946" calcext:value-type="float">
            <text:p>0.008329946</text:p>
          </table:table-cell>
          <table:table-cell table:formula="of:= 9841341 / 1000000000" office:value-type="float" office:value="0.009841341" calcext:value-type="float">
            <text:p>0.009841341</text:p>
          </table:table-cell>
          <table:table-cell table:formula="of:= 11491986 / 1000000000" office:value-type="float" office:value="0.011491986" calcext:value-type="float">
            <text:p>0.011491986</text:p>
          </table:table-cell>
          <table:table-cell table:formula="of:= 13274414 / 1000000000" office:value-type="float" office:value="0.013274414" calcext:value-type="float">
            <text:p>0.013274414</text:p>
          </table:table-cell>
          <table:table-cell table:formula="of:= 15173117 / 1000000000" office:value-type="float" office:value="0.015173117" calcext:value-type="float">
            <text:p>0.015173117</text:p>
          </table:table-cell>
          <table:table-cell table:formula="of:= 17163630 / 1000000000" office:value-type="float" office:value="0.01716363" calcext:value-type="float">
            <text:p>0.01716363</text:p>
          </table:table-cell>
          <table:table-cell table:formula="of:= 19231777 / 1000000000" office:value-type="float" office:value="0.019231777" calcext:value-type="float">
            <text:p>0.019231777</text:p>
          </table:table-cell>
          <table:table-cell table:formula="of:= 21349261 / 1000000000" office:value-type="float" office:value="0.021349261" calcext:value-type="float">
            <text:p>0.021349261</text:p>
          </table:table-cell>
          <table:table-cell table:formula="of:= 23489646 / 1000000000" office:value-type="float" office:value="0.023489646" calcext:value-type="float">
            <text:p>0.023489646</text:p>
          </table:table-cell>
          <table:table-cell table:formula="of:= 25600145 / 1000000000" office:value-type="float" office:value="0.025600145" calcext:value-type="float">
            <text:p>0.025600145</text:p>
          </table:table-cell>
          <table:table-cell table:formula="of:= 27673983 / 1000000000" office:value-type="float" office:value="0.027673983" calcext:value-type="float">
            <text:p>0.027673983</text:p>
          </table:table-cell>
          <table:table-cell table:formula="of:= 29656233 / 1000000000" office:value-type="float" office:value="0.029656233" calcext:value-type="float">
            <text:p>0.029656233</text:p>
          </table:table-cell>
          <table:table-cell table:formula="of:= 31522051 / 1000000000" office:value-type="float" office:value="0.031522051" calcext:value-type="float">
            <text:p>0.031522051</text:p>
          </table:table-cell>
          <table:table-cell table:formula="of:= 33227145 / 1000000000" office:value-type="float" office:value="0.033227145" calcext:value-type="float">
            <text:p>0.033227145</text:p>
          </table:table-cell>
          <table:table-cell table:formula="of:= 34738732 / 1000000000" office:value-type="float" office:value="0.034738732" calcext:value-type="float">
            <text:p>0.034738732</text:p>
          </table:table-cell>
          <table:table-cell table:formula="of:= 36019698 / 1000000000" office:value-type="float" office:value="0.036019698" calcext:value-type="float">
            <text:p>0.036019698</text:p>
          </table:table-cell>
          <table:table-cell table:formula="of:= 37056309 / 1000000000" office:value-type="float" office:value="0.037056309" calcext:value-type="float">
            <text:p>0.037056309</text:p>
          </table:table-cell>
          <table:table-cell table:formula="of:= 37799255 / 1000000000" office:value-type="float" office:value="0.037799255" calcext:value-type="float">
            <text:p>0.037799255</text:p>
          </table:table-cell>
          <table:table-cell table:formula="of:= 38250337 / 1000000000" office:value-type="float" office:value="0.038250337" calcext:value-type="float">
            <text:p>0.038250337</text:p>
          </table:table-cell>
          <table:table-cell table:formula="of:= 38391597 / 1000000000" office:value-type="float" office:value="0.038391597" calcext:value-type="float">
            <text:p>0.038391597</text:p>
          </table:table-cell>
          <table:table-cell table:formula="of:= 38205330 / 1000000000" office:value-type="float" office:value="0.03820533" calcext:value-type="float">
            <text:p>0.03820533</text:p>
          </table:table-cell>
          <table:table-cell table:formula="of:= 37697909 / 1000000000" office:value-type="float" office:value="0.037697909" calcext:value-type="float">
            <text:p>0.037697909</text:p>
          </table:table-cell>
          <table:table-cell table:formula="of:= 36870360 / 1000000000" office:value-type="float" office:value="0.03687036" calcext:value-type="float">
            <text:p>0.03687036</text:p>
          </table:table-cell>
          <table:table-cell table:formula="of:= 35761931 / 1000000000" office:value-type="float" office:value="0.035761931" calcext:value-type="float">
            <text:p>0.035761931</text:p>
          </table:table-cell>
          <table:table-cell table:formula="of:= 34353416 / 1000000000" office:value-type="float" office:value="0.034353416" calcext:value-type="float">
            <text:p>0.034353416</text:p>
          </table:table-cell>
          <table:table-cell table:formula="of:= 32691415 / 1000000000" office:value-type="float" office:value="0.032691415" calcext:value-type="float">
            <text:p>0.032691415</text:p>
          </table:table-cell>
          <table:table-cell table:formula="of:= 30828098 / 1000000000" office:value-type="float" office:value="0.030828098" calcext:value-type="float">
            <text:p>0.030828098</text:p>
          </table:table-cell>
          <table:table-cell table:formula="of:= 28757830 / 1000000000" office:value-type="float" office:value="0.02875783" calcext:value-type="float">
            <text:p>0.02875783</text:p>
          </table:table-cell>
          <table:table-cell table:formula="of:= 26531627 / 1000000000" office:value-type="float" office:value="0.026531627" calcext:value-type="float">
            <text:p>0.026531627</text:p>
          </table:table-cell>
          <table:table-cell table:formula="of:= 24219464 / 1000000000" office:value-type="float" office:value="0.024219464" calcext:value-type="float">
            <text:p>0.024219464</text:p>
          </table:table-cell>
          <table:table-cell table:formula="of:= 21853159 / 1000000000" office:value-type="float" office:value="0.021853159" calcext:value-type="float">
            <text:p>0.021853159</text:p>
          </table:table-cell>
          <table:table-cell table:formula="of:= 19468386 / 1000000000" office:value-type="float" office:value="0.019468386" calcext:value-type="float">
            <text:p>0.019468386</text:p>
          </table:table-cell>
          <table:table-cell table:formula="of:= 17117120 / 1000000000" office:value-type="float" office:value="0.01711712" calcext:value-type="float">
            <text:p>0.01711712</text:p>
          </table:table-cell>
          <table:table-cell table:formula="of:= 14834820 / 1000000000" office:value-type="float" office:value="0.01483482" calcext:value-type="float">
            <text:p>0.01483482</text:p>
          </table:table-cell>
        </table:table-row>
        <table:table-row table:style-name="ro1">
          <table:table-cell table:number-columns-repeated="65"/>
        </table:table-row>
        <table:table-row table:style-name="ro1">
          <table:table-cell table:number-columns-repeated="5"/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65"/>
        </table:table-row>
        <table:table-row table:style-name="ro1">
          <table:table-cell table:number-columns-repeated="4"/>
          <table:table-cell table:style-name="ce1" office:value-type="string" calcext:value-type="string">
            <text:p>Общо RTP%</text:p>
          </table:table-cell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</table:table-row>
        <table:table-row table:style-name="ro1">
          <table:table-cell table:number-columns-repeated="4"/>
          <table:table-cell table:style-name="ce4" table:formula="of:=SUM([.G33:.BP33])" office:value-type="float" office:value="78.9785897" calcext:value-type="float">
            <text:p>78.98</text:p>
          </table:table-cell>
          <table:table-cell office:value-type="string" calcext:value-type="string">
            <text:p>RTP%</text:p>
          </table:table-cell>
          <table:table-cell table:formula="of:= 100 * [.G15] * [.G24] / [.$D15]" office:value-type="float" office:value="0" calcext:value-type="float">
            <text:p>0</text:p>
          </table:table-cell>
          <table:table-cell table:formula="of:= 100 * [.H15] * [.H24] / [.$D15]" office:value-type="float" office:value="0.000001" calcext:value-type="float">
            <text:p>0.000001</text:p>
          </table:table-cell>
          <table:table-cell table:formula="of:= 100 * [.I15] * [.I24] / [.$D15]" office:value-type="float" office:value="0.0000009" calcext:value-type="float">
            <text:p>0.0000009</text:p>
          </table:table-cell>
          <table:table-cell table:formula="of:= 100 * [.J15] * [.J24] / [.$D15]" office:value-type="float" office:value="0.0000008" calcext:value-type="float">
            <text:p>0.0000008</text:p>
          </table:table-cell>
          <table:table-cell table:formula="of:= 100 * [.K15] * [.K24] / [.$D15]" office:value-type="float" office:value="0.07" calcext:value-type="float">
            <text:p>0.07</text:p>
          </table:table-cell>
          <table:table-cell table:formula="of:= 100 * [.L15] * [.L24] / [.$D15]" office:value-type="float" office:value="0.06" calcext:value-type="float">
            <text:p>0.06</text:p>
          </table:table-cell>
          <table:table-cell table:formula="of:= 100 * [.M15] * [.M24] / [.$D15]" office:value-type="float" office:value="0.15" calcext:value-type="float">
            <text:p>0.15</text:p>
          </table:table-cell>
          <table:table-cell table:formula="of:= 100 * [.N15] * [.N24] / [.$D15]" office:value-type="float" office:value="0.12" calcext:value-type="float">
            <text:p>0.12</text:p>
          </table:table-cell>
          <table:table-cell table:formula="of:= 100 * [.O15] * [.O24] / [.$D15]" office:value-type="float" office:value="0.39" calcext:value-type="float">
            <text:p>0.39</text:p>
          </table:table-cell>
          <table:table-cell table:formula="of:= 100 * [.P15] * [.P24] / [.$D15]" office:value-type="float" office:value="0.4" calcext:value-type="float">
            <text:p>0.4</text:p>
          </table:table-cell>
          <table:table-cell table:formula="of:= 100 * [.Q15] * [.Q24] / [.$D15]" office:value-type="float" office:value="0.37" calcext:value-type="float">
            <text:p>0.37</text:p>
          </table:table-cell>
          <table:table-cell table:formula="of:= 100 * [.R15] * [.R24] / [.$D15]" office:value-type="float" office:value="0.495" calcext:value-type="float">
            <text:p>0.495</text:p>
          </table:table-cell>
          <table:table-cell table:formula="of:= 100 * [.S15] * [.S24] / [.$D15]" office:value-type="float" office:value="0.816" calcext:value-type="float">
            <text:p>0.816</text:p>
          </table:table-cell>
          <table:table-cell table:formula="of:= 100 * [.T15] * [.T24] / [.$D15]" office:value-type="float" office:value="1.183" calcext:value-type="float">
            <text:p>1.183</text:p>
          </table:table-cell>
          <table:table-cell table:formula="of:= 100 * [.U15] * [.U24] / [.$D15]" office:value-type="float" office:value="2.058" calcext:value-type="float">
            <text:p>2.058</text:p>
          </table:table-cell>
          <table:table-cell table:formula="of:= 100 * [.V15] * [.V24] / [.$D15]" office:value-type="float" office:value="2.42" calcext:value-type="float">
            <text:p>2.42</text:p>
          </table:table-cell>
          <table:table-cell table:formula="of:= 100 * [.W15] * [.W24] / [.$D15]" office:value-type="float" office:value="2.724" calcext:value-type="float">
            <text:p>2.724</text:p>
          </table:table-cell>
          <table:table-cell table:formula="of:= 100 * [.X15] * [.X24] / [.$D15]" office:value-type="float" office:value="3.177" calcext:value-type="float">
            <text:p>3.177</text:p>
          </table:table-cell>
          <table:table-cell table:formula="of:= 100 * [.Y15] * [.Y24] / [.$D15]" office:value-type="float" office:value="2.89" calcext:value-type="float">
            <text:p>2.89</text:p>
          </table:table-cell>
          <table:table-cell table:formula="of:= 100 * [.Z15] * [.Z24] / [.$D15]" office:value-type="float" office:value="2.149" calcext:value-type="float">
            <text:p>2.149</text:p>
          </table:table-cell>
          <table:table-cell table:formula="of:= 100 * [.AA15] * [.AA24] / [.$D15]" office:value-type="float" office:value="2.9124" calcext:value-type="float">
            <text:p>2.9124</text:p>
          </table:table-cell>
          <table:table-cell table:formula="of:= 100 * [.AB15] * [.AB24] / [.$D15]" office:value-type="float" office:value="3.4832" calcext:value-type="float">
            <text:p>3.4832</text:p>
          </table:table-cell>
          <table:table-cell table:formula="of:= 100 * [.AC15] * [.AC24] / [.$D15]" office:value-type="float" office:value="4.2847" calcext:value-type="float">
            <text:p>4.2847</text:p>
          </table:table-cell>
          <table:table-cell table:formula="of:= 100 * [.AD15] * [.AD24] / [.$D15]" office:value-type="float" office:value="4.9074" calcext:value-type="float">
            <text:p>4.9074</text:p>
          </table:table-cell>
          <table:table-cell table:formula="of:= 100 * [.AE15] * [.AE24] / [.$D15]" office:value-type="float" office:value="5.4985" calcext:value-type="float">
            <text:p>5.4985</text:p>
          </table:table-cell>
          <table:table-cell table:formula="of:= 100 * [.AF15] * [.AF24] / [.$D15]" office:value-type="float" office:value="5.9964" calcext:value-type="float">
            <text:p>5.9964</text:p>
          </table:table-cell>
          <table:table-cell table:formula="of:= 100 * [.AG15] * [.AG24] / [.$D15]" office:value-type="float" office:value="5.9073" calcext:value-type="float">
            <text:p>5.9073</text:p>
          </table:table-cell>
          <table:table-cell table:formula="of:= 100 * [.AH15] * [.AH24] / [.$D15]" office:value-type="float" office:value="5.14" calcext:value-type="float">
            <text:p>5.14</text:p>
          </table:table-cell>
          <table:table-cell table:formula="of:= 100 * [.AI15] * [.AI24] / [.$D15]" office:value-type="float" office:value="3.3646" calcext:value-type="float">
            <text:p>3.3646</text:p>
          </table:table-cell>
          <table:table-cell table:formula="of:= 100 * [.AJ15] * [.AJ24] / [.$D15]" office:value-type="float" office:value="3.2046" calcext:value-type="float">
            <text:p>3.2046</text:p>
          </table:table-cell>
          <table:table-cell table:formula="of:= 100 * [.AK15] * [.AK24] / [.$D15]" office:value-type="float" office:value="2.74" calcext:value-type="float">
            <text:p>2.74</text:p>
          </table:table-cell>
          <table:table-cell table:formula="of:= 100 * [.AL15] * [.AL24] / [.$D15]" office:value-type="float" office:value="1.72465" calcext:value-type="float">
            <text:p>1.72465</text:p>
          </table:table-cell>
          <table:table-cell table:formula="of:= 100 * [.AM15] * [.AM24] / [.$D15]" office:value-type="float" office:value="0.86755" calcext:value-type="float">
            <text:p>0.86755</text:p>
          </table:table-cell>
          <table:table-cell table:formula="of:= 100 * [.AN15] * [.AN24] / [.$D15]" office:value-type="float" office:value="0.974151" calcext:value-type="float">
            <text:p>0.974151</text:p>
          </table:table-cell>
          <table:table-cell table:formula="of:= 100 * [.AO15] * [.AO24] / [.$D15]" office:value-type="float" office:value="1.08448" calcext:value-type="float">
            <text:p>1.08448</text:p>
          </table:table-cell>
          <table:table-cell table:formula="of:= 100 * [.AP15] * [.AP24] / [.$D15]" office:value-type="float" office:value="1.172255" calcext:value-type="float">
            <text:p>1.172255</text:p>
          </table:table-cell>
          <table:table-cell table:formula="of:= 100 * [.AQ15] * [.AQ24] / [.$D15]" office:value-type="float" office:value="1.231158" calcext:value-type="float">
            <text:p>1.231158</text:p>
          </table:table-cell>
          <table:table-cell table:formula="of:= 100 * [.AR15] * [.AR24] / [.$D15]" office:value-type="float" office:value="1.25728" calcext:value-type="float">
            <text:p>1.25728</text:p>
          </table:table-cell>
          <table:table-cell table:formula="of:= 100 * [.AS15] * [.AS24] / [.$D15]" office:value-type="float" office:value="1.22142" calcext:value-type="float">
            <text:p>1.22142</text:p>
          </table:table-cell>
          <table:table-cell table:formula="of:= 100 * [.AT15] * [.AT24] / [.$D15]" office:value-type="float" office:value="1.108875" calcext:value-type="float">
            <text:p>1.108875</text:p>
          </table:table-cell>
          <table:table-cell table:formula="of:= 100 * [.AU15] * [.AU24] / [.$D15]" office:value-type="float" office:value="0.889936" calcext:value-type="float">
            <text:p>0.889936</text:p>
          </table:table-cell>
          <table:table-cell table:formula="of:= 100 * [.AV15] * [.AV24] / [.$D15]" office:value-type="float" office:value="0.535732" calcext:value-type="float">
            <text:p>0.535732</text:p>
          </table:table-cell>
          <table:table-cell table:formula="of:= 100 * [.AW15] * [.AW24] / [.$D15]" office:value-type="float" office:value="0" calcext:value-type="float">
            <text:p>0</text:p>
          </table:table-cell>
          <table:table-cell table:formula="of:= 100 * [.AX15] * [.AX24] / [.$D15]" office:value-type="float" office:value="0" calcext:value-type="float">
            <text:p>0</text:p>
          </table:table-cell>
          <table:table-cell table:formula="of:= 100 * [.AY15] * [.AY24] / [.$D15]" office:value-type="float" office:value="0" calcext:value-type="float">
            <text:p>0</text:p>
          </table:table-cell>
          <table:table-cell table:formula="of:= 100 * [.AZ15] * [.AZ24] / [.$D15]" office:value-type="float" office:value="0" calcext:value-type="float">
            <text:p>0</text:p>
          </table:table-cell>
          <table:table-cell table:formula="of:= 100 * [.BA15] * [.BA24] / [.$D15]" office:value-type="float" office:value="0" calcext:value-type="float">
            <text:p>0</text:p>
          </table:table-cell>
          <table:table-cell table:formula="of:= 100 * [.BB15] * [.BB24] / [.$D15]" office:value-type="float" office:value="0" calcext:value-type="float">
            <text:p>0</text:p>
          </table:table-cell>
          <table:table-cell table:formula="of:= 100 * [.BC15] * [.BC24] / [.$D15]" office:value-type="float" office:value="0" calcext:value-type="float">
            <text:p>0</text:p>
          </table:table-cell>
          <table:table-cell table:formula="of:= 100 * [.BD15] * [.BD24] / [.$D15]" office:value-type="float" office:value="0" calcext:value-type="float">
            <text:p>0</text:p>
          </table:table-cell>
          <table:table-cell table:formula="of:= 100 * [.BE15] * [.BE24] / [.$D15]" office:value-type="float" office:value="0" calcext:value-type="float">
            <text:p>0</text:p>
          </table:table-cell>
          <table:table-cell table:formula="of:= 100 * [.BF15] * [.BF24] / [.$D15]" office:value-type="float" office:value="0" calcext:value-type="float">
            <text:p>0</text:p>
          </table:table-cell>
          <table:table-cell table:formula="of:= 100 * [.BG15] * [.BG24] / [.$D15]" office:value-type="float" office:value="0" calcext:value-type="float">
            <text:p>0</text:p>
          </table:table-cell>
          <table:table-cell table:formula="of:= 100 * [.BH15] * [.BH24] / [.$D15]" office:value-type="float" office:value="0" calcext:value-type="float">
            <text:p>0</text:p>
          </table:table-cell>
          <table:table-cell table:formula="of:= 100 * [.BI15] * [.BI24] / [.$D15]" office:value-type="float" office:value="0" calcext:value-type="float">
            <text:p>0</text:p>
          </table:table-cell>
          <table:table-cell table:formula="of:= 100 * [.BJ15] * [.BJ24] / [.$D15]" office:value-type="float" office:value="0" calcext:value-type="float">
            <text:p>0</text:p>
          </table:table-cell>
          <table:table-cell table:formula="of:= 100 * [.BK15] * [.BK24] / [.$D15]" office:value-type="float" office:value="0" calcext:value-type="float">
            <text:p>0</text:p>
          </table:table-cell>
          <table:table-cell table:formula="of:= 100 * [.BL15] * [.BL24] / [.$D15]" office:value-type="float" office:value="0" calcext:value-type="float">
            <text:p>0</text:p>
          </table:table-cell>
          <table:table-cell table:formula="of:= 100 * [.BM15] * [.BM24] / [.$D15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 table:formula="of:=SUM([.G34:.BP34])" office:value-type="float" office:value="80.0155063857143" calcext:value-type="float">
            <text:p>80.02</text:p>
          </table:table-cell>
          <table:table-cell office:value-type="string" calcext:value-type="string">
            <text:p>RTP%</text:p>
          </table:table-cell>
          <table:table-cell table:formula="of:= 100 * [.G16] * [.G25] / [.$D16]" office:value-type="float" office:value="0" calcext:value-type="float">
            <text:p>0</text:p>
          </table:table-cell>
          <table:table-cell table:formula="of:= 100 * [.H16] * [.H25] / [.$D16]" office:value-type="float" office:value="0.000000142857142857143" calcext:value-type="float">
            <text:p>1.42857142857143E-07</text:p>
          </table:table-cell>
          <table:table-cell table:formula="of:= 100 * [.I16] * [.I25] / [.$D16]" office:value-type="float" office:value="0.000000128571428571429" calcext:value-type="float">
            <text:p>1.28571428571429E-07</text:p>
          </table:table-cell>
          <table:table-cell table:formula="of:= 100 * [.J16] * [.J25] / [.$D16]" office:value-type="float" office:value="0.000000114285714285714" calcext:value-type="float">
            <text:p>1.14285714285714E-07</text:p>
          </table:table-cell>
          <table:table-cell table:formula="of:= 100 * [.K16] * [.K25] / [.$D16]" office:value-type="float" office:value="0.04" calcext:value-type="float">
            <text:p>0.04</text:p>
          </table:table-cell>
          <table:table-cell table:formula="of:= 100 * [.L16] * [.L25] / [.$D16]" office:value-type="float" office:value="0.0942857142857143" calcext:value-type="float">
            <text:p>0.0942857143</text:p>
          </table:table-cell>
          <table:table-cell table:formula="of:= 100 * [.M16] * [.M25] / [.$D16]" office:value-type="float" office:value="0.1" calcext:value-type="float">
            <text:p>0.1</text:p>
          </table:table-cell>
          <table:table-cell table:formula="of:= 100 * [.N16] * [.N25] / [.$D16]" office:value-type="float" office:value="0.251428571428571" calcext:value-type="float">
            <text:p>0.2514285714</text:p>
          </table:table-cell>
          <table:table-cell table:formula="of:= 100 * [.O16] * [.O25] / [.$D16]" office:value-type="float" office:value="0.351428571428571" calcext:value-type="float">
            <text:p>0.3514285714</text:p>
          </table:table-cell>
          <table:table-cell table:formula="of:= 100 * [.P16] * [.P25] / [.$D16]" office:value-type="float" office:value="0.531428571428571" calcext:value-type="float">
            <text:p>0.5314285714</text:p>
          </table:table-cell>
          <table:table-cell table:formula="of:= 100 * [.Q16] * [.Q25] / [.$D16]" office:value-type="float" office:value="0.432857142857143" calcext:value-type="float">
            <text:p>0.4328571429</text:p>
          </table:table-cell>
          <table:table-cell table:formula="of:= 100 * [.R16] * [.R25] / [.$D16]" office:value-type="float" office:value="0.731571428571429" calcext:value-type="float">
            <text:p>0.7315714286</text:p>
          </table:table-cell>
          <table:table-cell table:formula="of:= 100 * [.S16] * [.S25] / [.$D16]" office:value-type="float" office:value="1.024" calcext:value-type="float">
            <text:p>1.024</text:p>
          </table:table-cell>
          <table:table-cell table:formula="of:= 100 * [.T16] * [.T25] / [.$D16]" office:value-type="float" office:value="1.48" calcext:value-type="float">
            <text:p>1.48</text:p>
          </table:table-cell>
          <table:table-cell table:formula="of:= 100 * [.U16] * [.U25] / [.$D16]" office:value-type="float" office:value="1.98085714285714" calcext:value-type="float">
            <text:p>1.9808571429</text:p>
          </table:table-cell>
          <table:table-cell table:formula="of:= 100 * [.V16] * [.V25] / [.$D16]" office:value-type="float" office:value="2.645" calcext:value-type="float">
            <text:p>2.645</text:p>
          </table:table-cell>
          <table:table-cell table:formula="of:= 100 * [.W16] * [.W25] / [.$D16]" office:value-type="float" office:value="3.22914285714286" calcext:value-type="float">
            <text:p>3.2291428571</text:p>
          </table:table-cell>
          <table:table-cell table:formula="of:= 100 * [.X16] * [.X25] / [.$D16]" office:value-type="float" office:value="3.56357142857143" calcext:value-type="float">
            <text:p>3.5635714286</text:p>
          </table:table-cell>
          <table:table-cell table:formula="of:= 100 * [.Y16] * [.Y25] / [.$D16]" office:value-type="float" office:value="3.47142857142857" calcext:value-type="float">
            <text:p>3.4714285714</text:p>
          </table:table-cell>
          <table:table-cell table:formula="of:= 100 * [.Z16] * [.Z25] / [.$D16]" office:value-type="float" office:value="2.48928571428571" calcext:value-type="float">
            <text:p>2.4892857143</text:p>
          </table:table-cell>
          <table:table-cell table:formula="of:= 100 * [.AA16] * [.AA25] / [.$D16]" office:value-type="float" office:value="3.11631428571429" calcext:value-type="float">
            <text:p>3.1163142857</text:p>
          </table:table-cell>
          <table:table-cell table:formula="of:= 100 * [.AB16] * [.AB25] / [.$D16]" office:value-type="float" office:value="3.72617142857143" calcext:value-type="float">
            <text:p>3.7261714286</text:p>
          </table:table-cell>
          <table:table-cell table:formula="of:= 100 * [.AC16] * [.AC25] / [.$D16]" office:value-type="float" office:value="4.5125" calcext:value-type="float">
            <text:p>4.5125</text:p>
          </table:table-cell>
          <table:table-cell table:formula="of:= 100 * [.AD16] * [.AD25] / [.$D16]" office:value-type="float" office:value="5.17654285714286" calcext:value-type="float">
            <text:p>5.1765428571</text:p>
          </table:table-cell>
          <table:table-cell table:formula="of:= 100 * [.AE16] * [.AE25] / [.$D16]" office:value-type="float" office:value="5.67292857142857" calcext:value-type="float">
            <text:p>5.6729285714</text:p>
          </table:table-cell>
          <table:table-cell table:formula="of:= 100 * [.AF16] * [.AF25] / [.$D16]" office:value-type="float" office:value="6" calcext:value-type="float">
            <text:p>6</text:p>
          </table:table-cell>
          <table:table-cell table:formula="of:= 100 * [.AG16] * [.AG25] / [.$D16]" office:value-type="float" office:value="5.82141428571429" calcext:value-type="float">
            <text:p>5.8214142857</text:p>
          </table:table-cell>
          <table:table-cell table:formula="of:= 100 * [.AH16] * [.AH25] / [.$D16]" office:value-type="float" office:value="4.99265714285714" calcext:value-type="float">
            <text:p>4.9926571429</text:p>
          </table:table-cell>
          <table:table-cell table:formula="of:= 100 * [.AI16] * [.AI25] / [.$D16]" office:value-type="float" office:value="3.18627142857143" calcext:value-type="float">
            <text:p>3.1862714286</text:p>
          </table:table-cell>
          <table:table-cell table:formula="of:= 100 * [.AJ16] * [.AJ25] / [.$D16]" office:value-type="float" office:value="2.99749285714286" calcext:value-type="float">
            <text:p>2.9974928571</text:p>
          </table:table-cell>
          <table:table-cell table:formula="of:= 100 * [.AK16] * [.AK25] / [.$D16]" office:value-type="float" office:value="2.511" calcext:value-type="float">
            <text:p>2.511</text:p>
          </table:table-cell>
          <table:table-cell table:formula="of:= 100 * [.AL16] * [.AL25] / [.$D16]" office:value-type="float" office:value="1.55547857142857" calcext:value-type="float">
            <text:p>1.5554785714</text:p>
          </table:table-cell>
          <table:table-cell table:formula="of:= 100 * [.AM16] * [.AM25] / [.$D16]" office:value-type="float" office:value="0.767517142857143" calcext:value-type="float">
            <text:p>0.7675171429</text:p>
          </table:table-cell>
          <table:table-cell table:formula="of:= 100 * [.AN16] * [.AN25] / [.$D16]" office:value-type="float" office:value="0.846590142857143" calcext:value-type="float">
            <text:p>0.8465901429</text:p>
          </table:table-cell>
          <table:table-cell table:formula="of:= 100 * [.AO16] * [.AO25] / [.$D16]" office:value-type="float" office:value="0.916019428571428" calcext:value-type="float">
            <text:p>0.9160194286</text:p>
          </table:table-cell>
          <table:table-cell table:formula="of:= 100 * [.AP16] * [.AP25] / [.$D16]" office:value-type="float" office:value="0.969708" calcext:value-type="float">
            <text:p>0.969708</text:p>
          </table:table-cell>
          <table:table-cell table:formula="of:= 100 * [.AQ16] * [.AQ25] / [.$D16]" office:value-type="float" office:value="0.999745714285714" calcext:value-type="float">
            <text:p>0.9997457143</text:p>
          </table:table-cell>
          <table:table-cell table:formula="of:= 100 * [.AR16] * [.AR25] / [.$D16]" office:value-type="float" office:value="0.996393571428571" calcext:value-type="float">
            <text:p>0.9963935714</text:p>
          </table:table-cell>
          <table:table-cell table:formula="of:= 100 * [.AS16] * [.AS25] / [.$D16]" office:value-type="float" office:value="0.947018285714286" calcext:value-type="float">
            <text:p>0.9470182857</text:p>
          </table:table-cell>
          <table:table-cell table:formula="of:= 100 * [.AT16] * [.AT25] / [.$D16]" office:value-type="float" office:value="0.841419428571428" calcext:value-type="float">
            <text:p>0.8414194286</text:p>
          </table:table-cell>
          <table:table-cell table:formula="of:= 100 * [.AU16] * [.AU25] / [.$D16]" office:value-type="float" office:value="0.660059428571428" calcext:value-type="float">
            <text:p>0.6600594286</text:p>
          </table:table-cell>
          <table:table-cell table:formula="of:= 100 * [.AV16] * [.AV25] / [.$D16]" office:value-type="float" office:value="0.385977714285714" calcext:value-type="float">
            <text:p>0.3859777143</text:p>
          </table:table-cell>
          <table:table-cell table:formula="of:= 100 * [.AW16] * [.AW25] / [.$D16]" office:value-type="float" office:value="0" calcext:value-type="float">
            <text:p>0</text:p>
          </table:table-cell>
          <table:table-cell table:formula="of:= 100 * [.AX16] * [.AX25] / [.$D16]" office:value-type="float" office:value="0" calcext:value-type="float">
            <text:p>0</text:p>
          </table:table-cell>
          <table:table-cell table:formula="of:= 100 * [.AY16] * [.AY25] / [.$D16]" office:value-type="float" office:value="0" calcext:value-type="float">
            <text:p>0</text:p>
          </table:table-cell>
          <table:table-cell table:formula="of:= 100 * [.AZ16] * [.AZ25] / [.$D16]" office:value-type="float" office:value="0" calcext:value-type="float">
            <text:p>0</text:p>
          </table:table-cell>
          <table:table-cell table:formula="of:= 100 * [.BA16] * [.BA25] / [.$D16]" office:value-type="float" office:value="0" calcext:value-type="float">
            <text:p>0</text:p>
          </table:table-cell>
          <table:table-cell table:formula="of:= 100 * [.BB16] * [.BB25] / [.$D16]" office:value-type="float" office:value="0" calcext:value-type="float">
            <text:p>0</text:p>
          </table:table-cell>
          <table:table-cell table:formula="of:= 100 * [.BC16] * [.BC25] / [.$D16]" office:value-type="float" office:value="0" calcext:value-type="float">
            <text:p>0</text:p>
          </table:table-cell>
          <table:table-cell table:formula="of:= 100 * [.BD16] * [.BD25] / [.$D16]" office:value-type="float" office:value="0" calcext:value-type="float">
            <text:p>0</text:p>
          </table:table-cell>
          <table:table-cell table:formula="of:= 100 * [.BE16] * [.BE25] / [.$D16]" office:value-type="float" office:value="0" calcext:value-type="float">
            <text:p>0</text:p>
          </table:table-cell>
          <table:table-cell table:formula="of:= 100 * [.BF16] * [.BF25] / [.$D16]" office:value-type="float" office:value="0" calcext:value-type="float">
            <text:p>0</text:p>
          </table:table-cell>
          <table:table-cell table:formula="of:= 100 * [.BG16] * [.BG25] / [.$D16]" office:value-type="float" office:value="0" calcext:value-type="float">
            <text:p>0</text:p>
          </table:table-cell>
          <table:table-cell table:formula="of:= 100 * [.BH16] * [.BH25] / [.$D16]" office:value-type="float" office:value="0" calcext:value-type="float">
            <text:p>0</text:p>
          </table:table-cell>
          <table:table-cell table:formula="of:= 100 * [.BI16] * [.BI25] / [.$D16]" office:value-type="float" office:value="0" calcext:value-type="float">
            <text:p>0</text:p>
          </table:table-cell>
          <table:table-cell table:formula="of:= 100 * [.BJ16] * [.BJ25] / [.$D16]" office:value-type="float" office:value="0" calcext:value-type="float">
            <text:p>0</text:p>
          </table:table-cell>
          <table:table-cell table:formula="of:= 100 * [.BK16] * [.BK25] / [.$D16]" office:value-type="float" office:value="0" calcext:value-type="float">
            <text:p>0</text:p>
          </table:table-cell>
          <table:table-cell table:formula="of:= 100 * [.BL16] * [.BL25] / [.$D16]" office:value-type="float" office:value="0" calcext:value-type="float">
            <text:p>0</text:p>
          </table:table-cell>
          <table:table-cell table:formula="of:= 100 * [.BM16] * [.BM25] / [.$D16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 table:formula="of:=SUM([.G35:.BP35])" office:value-type="float" office:value="79.3003845678571" calcext:value-type="float">
            <text:p>79.30</text:p>
          </table:table-cell>
          <table:table-cell office:value-type="string" calcext:value-type="string">
            <text:p>RTP%</text:p>
          </table:table-cell>
          <table:table-cell table:formula="of:= 100 * [.G17] * [.G26] / [.$D17]" office:value-type="float" office:value="0" calcext:value-type="float">
            <text:p>0</text:p>
          </table:table-cell>
          <table:table-cell table:formula="of:= 100 * [.H17] * [.H26] / [.$D17]" office:value-type="float" office:value="0.0000000357142857142857" calcext:value-type="float">
            <text:p>3.57142857142857E-08</text:p>
          </table:table-cell>
          <table:table-cell table:formula="of:= 100 * [.I17] * [.I26] / [.$D17]" office:value-type="float" office:value="0.0000000321428571428571" calcext:value-type="float">
            <text:p>3.21428571428571E-08</text:p>
          </table:table-cell>
          <table:table-cell table:formula="of:= 100 * [.J17] * [.J26] / [.$D17]" office:value-type="float" office:value="0.00285714285714286" calcext:value-type="float">
            <text:p>0.0028571429</text:p>
          </table:table-cell>
          <table:table-cell table:formula="of:= 100 * [.K17] * [.K26] / [.$D17]" office:value-type="float" office:value="0.04" calcext:value-type="float">
            <text:p>0.04</text:p>
          </table:table-cell>
          <table:table-cell table:formula="of:= 100 * [.L17] * [.L26] / [.$D17]" office:value-type="float" office:value="0.075" calcext:value-type="float">
            <text:p>0.075</text:p>
          </table:table-cell>
          <table:table-cell table:formula="of:= 100 * [.M17] * [.M26] / [.$D17]" office:value-type="float" office:value="0.157142857142857" calcext:value-type="float">
            <text:p>0.1571428571</text:p>
          </table:table-cell>
          <table:table-cell table:formula="of:= 100 * [.N17] * [.N26] / [.$D17]" office:value-type="float" office:value="0.275714285714286" calcext:value-type="float">
            <text:p>0.2757142857</text:p>
          </table:table-cell>
          <table:table-cell table:formula="of:= 100 * [.O17] * [.O26] / [.$D17]" office:value-type="float" office:value="0.474642857142857" calcext:value-type="float">
            <text:p>0.4746428571</text:p>
          </table:table-cell>
          <table:table-cell table:formula="of:= 100 * [.P17] * [.P26] / [.$D17]" office:value-type="float" office:value="0.603571428571429" calcext:value-type="float">
            <text:p>0.6035714286</text:p>
          </table:table-cell>
          <table:table-cell table:formula="of:= 100 * [.Q17] * [.Q26] / [.$D17]" office:value-type="float" office:value="0.497857142857143" calcext:value-type="float">
            <text:p>0.4978571429</text:p>
          </table:table-cell>
          <table:table-cell table:formula="of:= 100 * [.R17] * [.R26] / [.$D17]" office:value-type="float" office:value="0.856607142857143" calcext:value-type="float">
            <text:p>0.8566071429</text:p>
          </table:table-cell>
          <table:table-cell table:formula="of:= 100 * [.S17] * [.S26] / [.$D17]" office:value-type="float" office:value="1.24857142857143" calcext:value-type="float">
            <text:p>1.2485714286</text:p>
          </table:table-cell>
          <table:table-cell table:formula="of:= 100 * [.T17] * [.T26] / [.$D17]" office:value-type="float" office:value="1.76175" calcext:value-type="float">
            <text:p>1.76175</text:p>
          </table:table-cell>
          <table:table-cell table:formula="of:= 100 * [.U17] * [.U26] / [.$D17]" office:value-type="float" office:value="2.42657142857143" calcext:value-type="float">
            <text:p>2.4265714286</text:p>
          </table:table-cell>
          <table:table-cell table:formula="of:= 100 * [.V17] * [.V26] / [.$D17]" office:value-type="float" office:value="3.05696428571429" calcext:value-type="float">
            <text:p>3.0569642857</text:p>
          </table:table-cell>
          <table:table-cell table:formula="of:= 100 * [.W17] * [.W26] / [.$D17]" office:value-type="float" office:value="3.63557142857143" calcext:value-type="float">
            <text:p>3.6355714286</text:p>
          </table:table-cell>
          <table:table-cell table:formula="of:= 100 * [.X17] * [.X26] / [.$D17]" office:value-type="float" office:value="3.93214285714286" calcext:value-type="float">
            <text:p>3.9321428571</text:p>
          </table:table-cell>
          <table:table-cell table:formula="of:= 100 * [.Y17] * [.Y26] / [.$D17]" office:value-type="float" office:value="3.75557142857143" calcext:value-type="float">
            <text:p>3.7555714286</text:p>
          </table:table-cell>
          <table:table-cell table:formula="of:= 100 * [.Z17] * [.Z26] / [.$D17]" office:value-type="float" office:value="2.61303571428571" calcext:value-type="float">
            <text:p>2.6130357143</text:p>
          </table:table-cell>
          <table:table-cell table:formula="of:= 100 * [.AA17] * [.AA26] / [.$D17]" office:value-type="float" office:value="3.24559285714286" calcext:value-type="float">
            <text:p>3.2455928571</text:p>
          </table:table-cell>
          <table:table-cell table:formula="of:= 100 * [.AB17] * [.AB26] / [.$D17]" office:value-type="float" office:value="3.88442857142857" calcext:value-type="float">
            <text:p>3.8844285714</text:p>
          </table:table-cell>
          <table:table-cell table:formula="of:= 100 * [.AC17] * [.AC26] / [.$D17]" office:value-type="float" office:value="4.5594" calcext:value-type="float">
            <text:p>4.5594</text:p>
          </table:table-cell>
          <table:table-cell table:formula="of:= 100 * [.AD17] * [.AD26] / [.$D17]" office:value-type="float" office:value="5.16207857142857" calcext:value-type="float">
            <text:p>5.1620785714</text:p>
          </table:table-cell>
          <table:table-cell table:formula="of:= 100 * [.AE17] * [.AE26] / [.$D17]" office:value-type="float" office:value="5.608375" calcext:value-type="float">
            <text:p>5.608375</text:p>
          </table:table-cell>
          <table:table-cell table:formula="of:= 100 * [.AF17] * [.AF26] / [.$D17]" office:value-type="float" office:value="5.76398571428572" calcext:value-type="float">
            <text:p>5.7639857143</text:p>
          </table:table-cell>
          <table:table-cell table:formula="of:= 100 * [.AG17] * [.AG26] / [.$D17]" office:value-type="float" office:value="5.50429285714286" calcext:value-type="float">
            <text:p>5.5042928571</text:p>
          </table:table-cell>
          <table:table-cell table:formula="of:= 100 * [.AH17] * [.AH26] / [.$D17]" office:value-type="float" office:value="4.62969285714286" calcext:value-type="float">
            <text:p>4.6296928571</text:p>
          </table:table-cell>
          <table:table-cell table:formula="of:= 100 * [.AI17] * [.AI26] / [.$D17]" office:value-type="float" office:value="2.891225" calcext:value-type="float">
            <text:p>2.891225</text:p>
          </table:table-cell>
          <table:table-cell table:formula="of:= 100 * [.AJ17] * [.AJ26] / [.$D17]" office:value-type="float" office:value="2.68741607142857" calcext:value-type="float">
            <text:p>2.6874160714</text:p>
          </table:table-cell>
          <table:table-cell table:formula="of:= 100 * [.AK17] * [.AK26] / [.$D17]" office:value-type="float" office:value="2.19720892857143" calcext:value-type="float">
            <text:p>2.1972089286</text:p>
          </table:table-cell>
          <table:table-cell table:formula="of:= 100 * [.AL17] * [.AL26] / [.$D17]" office:value-type="float" office:value="1.33655982142857" calcext:value-type="float">
            <text:p>1.3365598214</text:p>
          </table:table-cell>
          <table:table-cell table:formula="of:= 100 * [.AM17] * [.AM26] / [.$D17]" office:value-type="float" office:value="0.64727" calcext:value-type="float">
            <text:p>0.64727</text:p>
          </table:table-cell>
          <table:table-cell table:formula="of:= 100 * [.AN17] * [.AN26] / [.$D17]" office:value-type="float" office:value="0.699314785714286" calcext:value-type="float">
            <text:p>0.6993147857</text:p>
          </table:table-cell>
          <table:table-cell table:formula="of:= 100 * [.AO17] * [.AO26] / [.$D17]" office:value-type="float" office:value="0.740619714285714" calcext:value-type="float">
            <text:p>0.7406197143</text:p>
          </table:table-cell>
          <table:table-cell table:formula="of:= 100 * [.AP17] * [.AP26] / [.$D17]" office:value-type="float" office:value="0.76595325" calcext:value-type="float">
            <text:p>0.76595325</text:p>
          </table:table-cell>
          <table:table-cell table:formula="of:= 100 * [.AQ17] * [.AQ26] / [.$D17]" office:value-type="float" office:value="0.773052214285714" calcext:value-type="float">
            <text:p>0.7730522143</text:p>
          </table:table-cell>
          <table:table-cell table:formula="of:= 100 * [.AR17] * [.AR26] / [.$D17]" office:value-type="float" office:value="0.752858571428572" calcext:value-type="float">
            <text:p>0.7528585714</text:p>
          </table:table-cell>
          <table:table-cell table:formula="of:= 100 * [.AS17] * [.AS26] / [.$D17]" office:value-type="float" office:value="0.699956571428571" calcext:value-type="float">
            <text:p>0.6999565714</text:p>
          </table:table-cell>
          <table:table-cell table:formula="of:= 100 * [.AT17] * [.AT26] / [.$D17]" office:value-type="float" office:value="0.607128857142857" calcext:value-type="float">
            <text:p>0.6071288571</text:p>
          </table:table-cell>
          <table:table-cell table:formula="of:= 100 * [.AU17] * [.AU26] / [.$D17]" office:value-type="float" office:value="0.464731428571429" calcext:value-type="float">
            <text:p>0.4647314286</text:p>
          </table:table-cell>
          <table:table-cell table:formula="of:= 100 * [.AV17] * [.AV26] / [.$D17]" office:value-type="float" office:value="0.265671428571429" calcext:value-type="float">
            <text:p>0.2656714286</text:p>
          </table:table-cell>
          <table:table-cell table:formula="of:= 100 * [.AW17] * [.AW26] / [.$D17]" office:value-type="float" office:value="0" calcext:value-type="float">
            <text:p>0</text:p>
          </table:table-cell>
          <table:table-cell table:formula="of:= 100 * [.AX17] * [.AX26] / [.$D17]" office:value-type="float" office:value="0" calcext:value-type="float">
            <text:p>0</text:p>
          </table:table-cell>
          <table:table-cell table:formula="of:= 100 * [.AY17] * [.AY26] / [.$D17]" office:value-type="float" office:value="0" calcext:value-type="float">
            <text:p>0</text:p>
          </table:table-cell>
          <table:table-cell table:formula="of:= 100 * [.AZ17] * [.AZ26] / [.$D17]" office:value-type="float" office:value="0" calcext:value-type="float">
            <text:p>0</text:p>
          </table:table-cell>
          <table:table-cell table:formula="of:= 100 * [.BA17] * [.BA26] / [.$D17]" office:value-type="float" office:value="0" calcext:value-type="float">
            <text:p>0</text:p>
          </table:table-cell>
          <table:table-cell table:formula="of:= 100 * [.BB17] * [.BB26] / [.$D17]" office:value-type="float" office:value="0" calcext:value-type="float">
            <text:p>0</text:p>
          </table:table-cell>
          <table:table-cell table:formula="of:= 100 * [.BC17] * [.BC26] / [.$D17]" office:value-type="float" office:value="0" calcext:value-type="float">
            <text:p>0</text:p>
          </table:table-cell>
          <table:table-cell table:formula="of:= 100 * [.BD17] * [.BD26] / [.$D17]" office:value-type="float" office:value="0" calcext:value-type="float">
            <text:p>0</text:p>
          </table:table-cell>
          <table:table-cell table:formula="of:= 100 * [.BE17] * [.BE26] / [.$D17]" office:value-type="float" office:value="0" calcext:value-type="float">
            <text:p>0</text:p>
          </table:table-cell>
          <table:table-cell table:formula="of:= 100 * [.BF17] * [.BF26] / [.$D17]" office:value-type="float" office:value="0" calcext:value-type="float">
            <text:p>0</text:p>
          </table:table-cell>
          <table:table-cell table:formula="of:= 100 * [.BG17] * [.BG26] / [.$D17]" office:value-type="float" office:value="0" calcext:value-type="float">
            <text:p>0</text:p>
          </table:table-cell>
          <table:table-cell table:formula="of:= 100 * [.BH17] * [.BH26] / [.$D17]" office:value-type="float" office:value="0" calcext:value-type="float">
            <text:p>0</text:p>
          </table:table-cell>
          <table:table-cell table:formula="of:= 100 * [.BI17] * [.BI26] / [.$D17]" office:value-type="float" office:value="0" calcext:value-type="float">
            <text:p>0</text:p>
          </table:table-cell>
          <table:table-cell table:formula="of:= 100 * [.BJ17] * [.BJ26] / [.$D17]" office:value-type="float" office:value="0" calcext:value-type="float">
            <text:p>0</text:p>
          </table:table-cell>
          <table:table-cell table:formula="of:= 100 * [.BK17] * [.BK26] / [.$D17]" office:value-type="float" office:value="0" calcext:value-type="float">
            <text:p>0</text:p>
          </table:table-cell>
          <table:table-cell table:formula="of:= 100 * [.BL17] * [.BL26] / [.$D17]" office:value-type="float" office:value="0" calcext:value-type="float">
            <text:p>0</text:p>
          </table:table-cell>
          <table:table-cell table:formula="of:= 100 * [.BM17] * [.BM26] / [.$D1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 table:formula="of:=SUM([.G36:.BP36])" office:value-type="float" office:value="80.5102807625" calcext:value-type="float">
            <text:p>80.51</text:p>
          </table:table-cell>
          <table:table-cell office:value-type="string" calcext:value-type="string">
            <text:p>RTP%</text:p>
          </table:table-cell>
          <table:table-cell table:formula="of:= 100 * [.G18] * [.G27] / [.$D18]" office:value-type="float" office:value="0" calcext:value-type="float">
            <text:p>0</text:p>
          </table:table-cell>
          <table:table-cell table:formula="of:= 100 * [.H18] * [.H27] / [.$D18]" office:value-type="float" office:value="0.0000000125" calcext:value-type="float">
            <text:p>1.25E-08</text:p>
          </table:table-cell>
          <table:table-cell table:formula="of:= 100 * [.I18] * [.I27] / [.$D18]" office:value-type="float" office:value="0.001125" calcext:value-type="float">
            <text:p>0.001125</text:p>
          </table:table-cell>
          <table:table-cell table:formula="of:= 100 * [.J18] * [.J27] / [.$D18]" office:value-type="float" office:value="0.011" calcext:value-type="float">
            <text:p>0.011</text:p>
          </table:table-cell>
          <table:table-cell table:formula="of:= 100 * [.K18] * [.K27] / [.$D18]" office:value-type="float" office:value="0.035875" calcext:value-type="float">
            <text:p>0.035875</text:p>
          </table:table-cell>
          <table:table-cell table:formula="of:= 100 * [.L18] * [.L27] / [.$D18]" office:value-type="float" office:value="0.10275" calcext:value-type="float">
            <text:p>0.10275</text:p>
          </table:table-cell>
          <table:table-cell table:formula="of:= 100 * [.M18] * [.M27] / [.$D18]" office:value-type="float" office:value="0.19875" calcext:value-type="float">
            <text:p>0.19875</text:p>
          </table:table-cell>
          <table:table-cell table:formula="of:= 100 * [.N18] * [.N27] / [.$D18]" office:value-type="float" office:value="0.382" calcext:value-type="float">
            <text:p>0.382</text:p>
          </table:table-cell>
          <table:table-cell table:formula="of:= 100 * [.O18] * [.O27] / [.$D18]" office:value-type="float" office:value="0.588" calcext:value-type="float">
            <text:p>0.588</text:p>
          </table:table-cell>
          <table:table-cell table:formula="of:= 100 * [.P18] * [.P27] / [.$D18]" office:value-type="float" office:value="0.7345" calcext:value-type="float">
            <text:p>0.7345</text:p>
          </table:table-cell>
          <table:table-cell table:formula="of:= 100 * [.Q18] * [.Q27] / [.$D18]" office:value-type="float" office:value="0.66725" calcext:value-type="float">
            <text:p>0.66725</text:p>
          </table:table-cell>
          <table:table-cell table:formula="of:= 100 * [.R18] * [.R27] / [.$D18]" office:value-type="float" office:value="1.04175" calcext:value-type="float">
            <text:p>1.04175</text:p>
          </table:table-cell>
          <table:table-cell table:formula="of:= 100 * [.S18] * [.S27] / [.$D18]" office:value-type="float" office:value="1.5061" calcext:value-type="float">
            <text:p>1.5061</text:p>
          </table:table-cell>
          <table:table-cell table:formula="of:= 100 * [.T18] * [.T27] / [.$D18]" office:value-type="float" office:value="2.127825" calcext:value-type="float">
            <text:p>2.127825</text:p>
          </table:table-cell>
          <table:table-cell table:formula="of:= 100 * [.U18] * [.U27] / [.$D18]" office:value-type="float" office:value="2.779875" calcext:value-type="float">
            <text:p>2.779875</text:p>
          </table:table-cell>
          <table:table-cell table:formula="of:= 100 * [.V18] * [.V27] / [.$D18]" office:value-type="float" office:value="3.483" calcext:value-type="float">
            <text:p>3.483</text:p>
          </table:table-cell>
          <table:table-cell table:formula="of:= 100 * [.W18] * [.W27] / [.$D18]" office:value-type="float" office:value="4.1044" calcext:value-type="float">
            <text:p>4.1044</text:p>
          </table:table-cell>
          <table:table-cell table:formula="of:= 100 * [.X18] * [.X27] / [.$D18]" office:value-type="float" office:value="4.41315" calcext:value-type="float">
            <text:p>4.41315</text:p>
          </table:table-cell>
          <table:table-cell table:formula="of:= 100 * [.Y18] * [.Y27] / [.$D18]" office:value-type="float" office:value="4.10165" calcext:value-type="float">
            <text:p>4.10165</text:p>
          </table:table-cell>
          <table:table-cell table:formula="of:= 100 * [.Z18] * [.Z27] / [.$D18]" office:value-type="float" office:value="2.82875" calcext:value-type="float">
            <text:p>2.82875</text:p>
          </table:table-cell>
          <table:table-cell table:formula="of:= 100 * [.AA18] * [.AA27] / [.$D18]" office:value-type="float" office:value="3.4459425" calcext:value-type="float">
            <text:p>3.4459425</text:p>
          </table:table-cell>
          <table:table-cell table:formula="of:= 100 * [.AB18] * [.AB27] / [.$D18]" office:value-type="float" office:value="4.0797" calcext:value-type="float">
            <text:p>4.0797</text:p>
          </table:table-cell>
          <table:table-cell table:formula="of:= 100 * [.AC18] * [.AC27] / [.$D18]" office:value-type="float" office:value="4.68258875" calcext:value-type="float">
            <text:p>4.68258875</text:p>
          </table:table-cell>
          <table:table-cell table:formula="of:= 100 * [.AD18] * [.AD27] / [.$D18]" office:value-type="float" office:value="5.208105" calcext:value-type="float">
            <text:p>5.208105</text:p>
          </table:table-cell>
          <table:table-cell table:formula="of:= 100 * [.AE18] * [.AE27] / [.$D18]" office:value-type="float" office:value="5.551525" calcext:value-type="float">
            <text:p>5.551525</text:p>
          </table:table-cell>
          <table:table-cell table:formula="of:= 100 * [.AF18] * [.AF27] / [.$D18]" office:value-type="float" office:value="5.6188" calcext:value-type="float">
            <text:p>5.6188</text:p>
          </table:table-cell>
          <table:table-cell table:formula="of:= 100 * [.AG18] * [.AG27] / [.$D18]" office:value-type="float" office:value="5.27089125" calcext:value-type="float">
            <text:p>5.27089125</text:p>
          </table:table-cell>
          <table:table-cell table:formula="of:= 100 * [.AH18] * [.AH27] / [.$D18]" office:value-type="float" office:value="4.34834" calcext:value-type="float">
            <text:p>4.34834</text:p>
          </table:table-cell>
          <table:table-cell table:formula="of:= 100 * [.AI18] * [.AI27] / [.$D18]" office:value-type="float" office:value="2.664065" calcext:value-type="float">
            <text:p>2.664065</text:p>
          </table:table-cell>
          <table:table-cell table:formula="of:= 100 * [.AJ18] * [.AJ27] / [.$D18]" office:value-type="float" office:value="2.42577" calcext:value-type="float">
            <text:p>2.42577</text:p>
          </table:table-cell>
          <table:table-cell table:formula="of:= 100 * [.AK18] * [.AK27] / [.$D18]" office:value-type="float" office:value="1.946221875" calcext:value-type="float">
            <text:p>1.946221875</text:p>
          </table:table-cell>
          <table:table-cell table:formula="of:= 100 * [.AL18] * [.AL27] / [.$D18]" office:value-type="float" office:value="1.162573125" calcext:value-type="float">
            <text:p>1.162573125</text:p>
          </table:table-cell>
          <table:table-cell table:formula="of:= 100 * [.AM18] * [.AM27] / [.$D18]" office:value-type="float" office:value="0.5505425" calcext:value-type="float">
            <text:p>0.5505425</text:p>
          </table:table-cell>
          <table:table-cell table:formula="of:= 100 * [.AN18] * [.AN27] / [.$D18]" office:value-type="float" office:value="0.5819140125" calcext:value-type="float">
            <text:p>0.5819140125</text:p>
          </table:table-cell>
          <table:table-cell table:formula="of:= 100 * [.AO18] * [.AO27] / [.$D18]" office:value-type="float" office:value="0.6031672" calcext:value-type="float">
            <text:p>0.6031672</text:p>
          </table:table-cell>
          <table:table-cell table:formula="of:= 100 * [.AP18] * [.AP27] / [.$D18]" office:value-type="float" office:value="0.6111469875" calcext:value-type="float">
            <text:p>0.6111469875</text:p>
          </table:table-cell>
          <table:table-cell table:formula="of:= 100 * [.AQ18] * [.AQ27] / [.$D18]" office:value-type="float" office:value="0.6025983" calcext:value-type="float">
            <text:p>0.6025983</text:p>
          </table:table-cell>
          <table:table-cell table:formula="of:= 100 * [.AR18] * [.AR27] / [.$D18]" office:value-type="float" office:value="0.573720625" calcext:value-type="float">
            <text:p>0.573720625</text:p>
          </table:table-cell>
          <table:table-cell table:formula="of:= 100 * [.AS18] * [.AS27] / [.$D18]" office:value-type="float" office:value="0.52104755" calcext:value-type="float">
            <text:p>0.52104755</text:p>
          </table:table-cell>
          <table:table-cell table:formula="of:= 100 * [.AT18] * [.AT27] / [.$D18]" office:value-type="float" office:value="0.440919675" calcext:value-type="float">
            <text:p>0.440919675</text:p>
          </table:table-cell>
          <table:table-cell table:formula="of:= 100 * [.AU18] * [.AU27] / [.$D18]" office:value-type="float" office:value="0.3294505" calcext:value-type="float">
            <text:p>0.3294505</text:p>
          </table:table-cell>
          <table:table-cell table:formula="of:= 100 * [.AV18] * [.AV27] / [.$D18]" office:value-type="float" office:value="0.1835009" calcext:value-type="float">
            <text:p>0.1835009</text:p>
          </table:table-cell>
          <table:table-cell table:formula="of:= 100 * [.AW18] * [.AW27] / [.$D18]" office:value-type="float" office:value="0" calcext:value-type="float">
            <text:p>0</text:p>
          </table:table-cell>
          <table:table-cell table:formula="of:= 100 * [.AX18] * [.AX27] / [.$D18]" office:value-type="float" office:value="0" calcext:value-type="float">
            <text:p>0</text:p>
          </table:table-cell>
          <table:table-cell table:formula="of:= 100 * [.AY18] * [.AY27] / [.$D18]" office:value-type="float" office:value="0" calcext:value-type="float">
            <text:p>0</text:p>
          </table:table-cell>
          <table:table-cell table:formula="of:= 100 * [.AZ18] * [.AZ27] / [.$D18]" office:value-type="float" office:value="0" calcext:value-type="float">
            <text:p>0</text:p>
          </table:table-cell>
          <table:table-cell table:formula="of:= 100 * [.BA18] * [.BA27] / [.$D18]" office:value-type="float" office:value="0" calcext:value-type="float">
            <text:p>0</text:p>
          </table:table-cell>
          <table:table-cell table:formula="of:= 100 * [.BB18] * [.BB27] / [.$D18]" office:value-type="float" office:value="0" calcext:value-type="float">
            <text:p>0</text:p>
          </table:table-cell>
          <table:table-cell table:formula="of:= 100 * [.BC18] * [.BC27] / [.$D18]" office:value-type="float" office:value="0" calcext:value-type="float">
            <text:p>0</text:p>
          </table:table-cell>
          <table:table-cell table:formula="of:= 100 * [.BD18] * [.BD27] / [.$D18]" office:value-type="float" office:value="0" calcext:value-type="float">
            <text:p>0</text:p>
          </table:table-cell>
          <table:table-cell table:formula="of:= 100 * [.BE18] * [.BE27] / [.$D18]" office:value-type="float" office:value="0" calcext:value-type="float">
            <text:p>0</text:p>
          </table:table-cell>
          <table:table-cell table:formula="of:= 100 * [.BF18] * [.BF27] / [.$D18]" office:value-type="float" office:value="0" calcext:value-type="float">
            <text:p>0</text:p>
          </table:table-cell>
          <table:table-cell table:formula="of:= 100 * [.BG18] * [.BG27] / [.$D18]" office:value-type="float" office:value="0" calcext:value-type="float">
            <text:p>0</text:p>
          </table:table-cell>
          <table:table-cell table:formula="of:= 100 * [.BH18] * [.BH27] / [.$D18]" office:value-type="float" office:value="0" calcext:value-type="float">
            <text:p>0</text:p>
          </table:table-cell>
          <table:table-cell table:formula="of:= 100 * [.BI18] * [.BI27] / [.$D18]" office:value-type="float" office:value="0" calcext:value-type="float">
            <text:p>0</text:p>
          </table:table-cell>
          <table:table-cell table:formula="of:= 100 * [.BJ18] * [.BJ27] / [.$D18]" office:value-type="float" office:value="0" calcext:value-type="float">
            <text:p>0</text:p>
          </table:table-cell>
          <table:table-cell table:formula="of:= 100 * [.BK18] * [.BK27] / [.$D18]" office:value-type="float" office:value="0" calcext:value-type="float">
            <text:p>0</text:p>
          </table:table-cell>
          <table:table-cell table:formula="of:= 100 * [.BL18] * [.BL27] / [.$D18]" office:value-type="float" office:value="0" calcext:value-type="float">
            <text:p>0</text:p>
          </table:table-cell>
          <table:table-cell table:formula="of:= 100 * [.BM18] * [.BM27] / [.$D1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 table:formula="of:=SUM([.G37:.BP37])" office:value-type="float" office:value="80.6477704526315" calcext:value-type="float">
            <text:p>80.65</text:p>
          </table:table-cell>
          <table:table-cell office:value-type="string" calcext:value-type="string">
            <text:p>RTP%</text:p>
          </table:table-cell>
          <table:table-cell table:formula="of:= 100 * [.G19] * [.G28] / [.$D19]" office:value-type="float" office:value="0" calcext:value-type="float">
            <text:p>0</text:p>
          </table:table-cell>
          <table:table-cell table:formula="of:= 100 * [.H19] * [.H28] / [.$D19]" office:value-type="float" office:value="0.000526315789473684" calcext:value-type="float">
            <text:p>0.0005263158</text:p>
          </table:table-cell>
          <table:table-cell table:formula="of:= 100 * [.I19] * [.I28] / [.$D19]" office:value-type="float" office:value="0.00426315789473684" calcext:value-type="float">
            <text:p>0.0042631579</text:p>
          </table:table-cell>
          <table:table-cell table:formula="of:= 100 * [.J19] * [.J28] / [.$D19]" office:value-type="float" office:value="0.0143157894736842" calcext:value-type="float">
            <text:p>0.0143157895</text:p>
          </table:table-cell>
          <table:table-cell table:formula="of:= 100 * [.K19] * [.K28] / [.$D19]" office:value-type="float" office:value="0.0501052631578947" calcext:value-type="float">
            <text:p>0.0501052632</text:p>
          </table:table-cell>
          <table:table-cell table:formula="of:= 100 * [.L19] * [.L28] / [.$D19]" office:value-type="float" office:value="0.123789473684211" calcext:value-type="float">
            <text:p>0.1237894737</text:p>
          </table:table-cell>
          <table:table-cell table:formula="of:= 100 * [.M19] * [.M28] / [.$D19]" office:value-type="float" office:value="0.266315789473684" calcext:value-type="float">
            <text:p>0.2663157895</text:p>
          </table:table-cell>
          <table:table-cell table:formula="of:= 100 * [.N19] * [.N28] / [.$D19]" office:value-type="float" office:value="0.476" calcext:value-type="float">
            <text:p>0.476</text:p>
          </table:table-cell>
          <table:table-cell table:formula="of:= 100 * [.O19] * [.O28] / [.$D19]" office:value-type="float" office:value="0.711" calcext:value-type="float">
            <text:p>0.711</text:p>
          </table:table-cell>
          <table:table-cell table:formula="of:= 100 * [.P19] * [.P28] / [.$D19]" office:value-type="float" office:value="0.890631578947369" calcext:value-type="float">
            <text:p>0.8906315789</text:p>
          </table:table-cell>
          <table:table-cell table:formula="of:= 100 * [.Q19] * [.Q28] / [.$D19]" office:value-type="float" office:value="0.788105263157895" calcext:value-type="float">
            <text:p>0.7881052632</text:p>
          </table:table-cell>
          <table:table-cell table:formula="of:= 100 * [.R19] * [.R28] / [.$D19]" office:value-type="float" office:value="1.22958947368421" calcext:value-type="float">
            <text:p>1.2295894737</text:p>
          </table:table-cell>
          <table:table-cell table:formula="of:= 100 * [.S19] * [.S28] / [.$D19]" office:value-type="float" office:value="1.78892631578947" calcext:value-type="float">
            <text:p>1.7889263158</text:p>
          </table:table-cell>
          <table:table-cell table:formula="of:= 100 * [.T19] * [.T28] / [.$D19]" office:value-type="float" office:value="2.43776842105263" calcext:value-type="float">
            <text:p>2.4377684211</text:p>
          </table:table-cell>
          <table:table-cell table:formula="of:= 100 * [.U19] * [.U28] / [.$D19]" office:value-type="float" office:value="3.1776947368421" calcext:value-type="float">
            <text:p>3.1776947368</text:p>
          </table:table-cell>
          <table:table-cell table:formula="of:= 100 * [.V19] * [.V28] / [.$D19]" office:value-type="float" office:value="3.93584210526316" calcext:value-type="float">
            <text:p>3.9358421053</text:p>
          </table:table-cell>
          <table:table-cell table:formula="of:= 100 * [.W19] * [.W28] / [.$D19]" office:value-type="float" office:value="4.53972631578947" calcext:value-type="float">
            <text:p>4.5397263158</text:p>
          </table:table-cell>
          <table:table-cell table:formula="of:= 100 * [.X19] * [.X28] / [.$D19]" office:value-type="float" office:value="4.77183157894737" calcext:value-type="float">
            <text:p>4.7718315789</text:p>
          </table:table-cell>
          <table:table-cell table:formula="of:= 100 * [.Y19] * [.Y28] / [.$D19]" office:value-type="float" office:value="4.41570526315789" calcext:value-type="float">
            <text:p>4.4157052632</text:p>
          </table:table-cell>
          <table:table-cell table:formula="of:= 100 * [.Z19] * [.Z28] / [.$D19]" office:value-type="float" office:value="2.982" calcext:value-type="float">
            <text:p>2.982</text:p>
          </table:table-cell>
          <table:table-cell table:formula="of:= 100 * [.AA19] * [.AA28] / [.$D19]" office:value-type="float" office:value="3.57523105263158" calcext:value-type="float">
            <text:p>3.5752310526</text:p>
          </table:table-cell>
          <table:table-cell table:formula="of:= 100 * [.AB19] * [.AB28] / [.$D19]" office:value-type="float" office:value="4.14753263157895" calcext:value-type="float">
            <text:p>4.1475326316</text:p>
          </table:table-cell>
          <table:table-cell table:formula="of:= 100 * [.AC19] * [.AC28] / [.$D19]" office:value-type="float" office:value="4.70592684210526" calcext:value-type="float">
            <text:p>4.7059268421</text:p>
          </table:table-cell>
          <table:table-cell table:formula="of:= 100 * [.AD19] * [.AD28] / [.$D19]" office:value-type="float" office:value="5.12511157894737" calcext:value-type="float">
            <text:p>5.1251115789</text:p>
          </table:table-cell>
          <table:table-cell table:formula="of:= 100 * [.AE19] * [.AE28] / [.$D19]" office:value-type="float" office:value="5.35670526315789" calcext:value-type="float">
            <text:p>5.3567052632</text:p>
          </table:table-cell>
          <table:table-cell table:formula="of:= 100 * [.AF19] * [.AF28] / [.$D19]" office:value-type="float" office:value="5.31796421052632" calcext:value-type="float">
            <text:p>5.3179642105</text:p>
          </table:table-cell>
          <table:table-cell table:formula="of:= 100 * [.AG19] * [.AG28] / [.$D19]" office:value-type="float" office:value="4.90368" calcext:value-type="float">
            <text:p>4.90368</text:p>
          </table:table-cell>
          <table:table-cell table:formula="of:= 100 * [.AH19] * [.AH28] / [.$D19]" office:value-type="float" office:value="3.96538736842105" calcext:value-type="float">
            <text:p>3.9653873684</text:p>
          </table:table-cell>
          <table:table-cell table:formula="of:= 100 * [.AI19] * [.AI28] / [.$D19]" office:value-type="float" office:value="2.38382526315789" calcext:value-type="float">
            <text:p>2.3838252632</text:p>
          </table:table-cell>
          <table:table-cell table:formula="of:= 100 * [.AJ19] * [.AJ28] / [.$D19]" office:value-type="float" office:value="2.12796631578947" calcext:value-type="float">
            <text:p>2.1279663158</text:p>
          </table:table-cell>
          <table:table-cell table:formula="of:= 100 * [.AK19] * [.AK28] / [.$D19]" office:value-type="float" office:value="1.67414526315789" calcext:value-type="float">
            <text:p>1.6741452632</text:p>
          </table:table-cell>
          <table:table-cell table:formula="of:= 100 * [.AL19] * [.AL28] / [.$D19]" office:value-type="float" office:value="0.978909078947368" calcext:value-type="float">
            <text:p>0.9789090789</text:p>
          </table:table-cell>
          <table:table-cell table:formula="of:= 100 * [.AM19] * [.AM28] / [.$D19]" office:value-type="float" office:value="0.453685210526316" calcext:value-type="float">
            <text:p>0.4536852105</text:p>
          </table:table-cell>
          <table:table-cell table:formula="of:= 100 * [.AN19] * [.AN28] / [.$D19]" office:value-type="float" office:value="0.469572205263158" calcext:value-type="float">
            <text:p>0.4695722053</text:p>
          </table:table-cell>
          <table:table-cell table:formula="of:= 100 * [.AO19] * [.AO28] / [.$D19]" office:value-type="float" office:value="0.476428252631579" calcext:value-type="float">
            <text:p>0.4764282526</text:p>
          </table:table-cell>
          <table:table-cell table:formula="of:= 100 * [.AP19] * [.AP28] / [.$D19]" office:value-type="float" office:value="0.472093963157895" calcext:value-type="float">
            <text:p>0.4720939632</text:p>
          </table:table-cell>
          <table:table-cell table:formula="of:= 100 * [.AQ19] * [.AQ28] / [.$D19]" office:value-type="float" office:value="0.454669610526316" calcext:value-type="float">
            <text:p>0.4546696105</text:p>
          </table:table-cell>
          <table:table-cell table:formula="of:= 100 * [.AR19] * [.AR28] / [.$D19]" office:value-type="float" office:value="0.422932894736842" calcext:value-type="float">
            <text:p>0.4229328947</text:p>
          </table:table-cell>
          <table:table-cell table:formula="of:= 100 * [.AS19] * [.AS28] / [.$D19]" office:value-type="float" office:value="0.374692252631579" calcext:value-type="float">
            <text:p>0.3746922526</text:p>
          </table:table-cell>
          <table:table-cell table:formula="of:= 100 * [.AT19] * [.AT28] / [.$D19]" office:value-type="float" office:value="0.309386968421053" calcext:value-type="float">
            <text:p>0.3093869684</text:p>
          </table:table-cell>
          <table:table-cell table:formula="of:= 100 * [.AU19] * [.AU28] / [.$D19]" office:value-type="float" office:value="0.225388947368421" calcext:value-type="float">
            <text:p>0.2253889474</text:p>
          </table:table-cell>
          <table:table-cell table:formula="of:= 100 * [.AV19] * [.AV28] / [.$D19]" office:value-type="float" office:value="0.122398436842105" calcext:value-type="float">
            <text:p>0.1223984368</text:p>
          </table:table-cell>
          <table:table-cell table:formula="of:= 100 * [.AW19] * [.AW28] / [.$D19]" office:value-type="float" office:value="0" calcext:value-type="float">
            <text:p>0</text:p>
          </table:table-cell>
          <table:table-cell table:formula="of:= 100 * [.AX19] * [.AX28] / [.$D19]" office:value-type="float" office:value="0" calcext:value-type="float">
            <text:p>0</text:p>
          </table:table-cell>
          <table:table-cell table:formula="of:= 100 * [.AY19] * [.AY28] / [.$D19]" office:value-type="float" office:value="0" calcext:value-type="float">
            <text:p>0</text:p>
          </table:table-cell>
          <table:table-cell table:formula="of:= 100 * [.AZ19] * [.AZ28] / [.$D19]" office:value-type="float" office:value="0" calcext:value-type="float">
            <text:p>0</text:p>
          </table:table-cell>
          <table:table-cell table:formula="of:= 100 * [.BA19] * [.BA28] / [.$D19]" office:value-type="float" office:value="0" calcext:value-type="float">
            <text:p>0</text:p>
          </table:table-cell>
          <table:table-cell table:formula="of:= 100 * [.BB19] * [.BB28] / [.$D19]" office:value-type="float" office:value="0" calcext:value-type="float">
            <text:p>0</text:p>
          </table:table-cell>
          <table:table-cell table:formula="of:= 100 * [.BC19] * [.BC28] / [.$D19]" office:value-type="float" office:value="0" calcext:value-type="float">
            <text:p>0</text:p>
          </table:table-cell>
          <table:table-cell table:formula="of:= 100 * [.BD19] * [.BD28] / [.$D19]" office:value-type="float" office:value="0" calcext:value-type="float">
            <text:p>0</text:p>
          </table:table-cell>
          <table:table-cell table:formula="of:= 100 * [.BE19] * [.BE28] / [.$D19]" office:value-type="float" office:value="0" calcext:value-type="float">
            <text:p>0</text:p>
          </table:table-cell>
          <table:table-cell table:formula="of:= 100 * [.BF19] * [.BF28] / [.$D19]" office:value-type="float" office:value="0" calcext:value-type="float">
            <text:p>0</text:p>
          </table:table-cell>
          <table:table-cell table:formula="of:= 100 * [.BG19] * [.BG28] / [.$D19]" office:value-type="float" office:value="0" calcext:value-type="float">
            <text:p>0</text:p>
          </table:table-cell>
          <table:table-cell table:formula="of:= 100 * [.BH19] * [.BH28] / [.$D19]" office:value-type="float" office:value="0" calcext:value-type="float">
            <text:p>0</text:p>
          </table:table-cell>
          <table:table-cell table:formula="of:= 100 * [.BI19] * [.BI28] / [.$D19]" office:value-type="float" office:value="0" calcext:value-type="float">
            <text:p>0</text:p>
          </table:table-cell>
          <table:table-cell table:formula="of:= 100 * [.BJ19] * [.BJ28] / [.$D19]" office:value-type="float" office:value="0" calcext:value-type="float">
            <text:p>0</text:p>
          </table:table-cell>
          <table:table-cell table:formula="of:= 100 * [.BK19] * [.BK28] / [.$D19]" office:value-type="float" office:value="0" calcext:value-type="float">
            <text:p>0</text:p>
          </table:table-cell>
          <table:table-cell table:formula="of:= 100 * [.BL19] * [.BL28] / [.$D19]" office:value-type="float" office:value="0" calcext:value-type="float">
            <text:p>0</text:p>
          </table:table-cell>
          <table:table-cell table:formula="of:= 100 * [.BM19] * [.BM28] / [.$D1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 table:formula="of:=SUM([.G38:.BP38])" office:value-type="float" office:value="80.138920521519" calcext:value-type="float">
            <text:p>80.14</text:p>
          </table:table-cell>
          <table:table-cell office:value-type="string" calcext:value-type="string">
            <text:p>RTP%</text:p>
          </table:table-cell>
          <table:table-cell table:formula="of:= 100 * [.G20] * [.G29] / [.$D20]" office:value-type="float" office:value="0" calcext:value-type="float">
            <text:p>0</text:p>
          </table:table-cell>
          <table:table-cell table:formula="of:= 100 * [.H20] * [.H29] / [.$D20]" office:value-type="float" office:value="0.0010126582278481" calcext:value-type="float">
            <text:p>0.0010126582</text:p>
          </table:table-cell>
          <table:table-cell table:formula="of:= 100 * [.I20] * [.I29] / [.$D20]" office:value-type="float" office:value="0.0050126582278481" calcext:value-type="float">
            <text:p>0.0050126582</text:p>
          </table:table-cell>
          <table:table-cell table:formula="of:= 100 * [.J20] * [.J29] / [.$D20]" office:value-type="float" office:value="0.0204556962025316" calcext:value-type="float">
            <text:p>0.0204556962</text:p>
          </table:table-cell>
          <table:table-cell table:formula="of:= 100 * [.K20] * [.K29] / [.$D20]" office:value-type="float" office:value="0.0692911392405063" calcext:value-type="float">
            <text:p>0.0692911392</text:p>
          </table:table-cell>
          <table:table-cell table:formula="of:= 100 * [.L20] * [.L29] / [.$D20]" office:value-type="float" office:value="0.160101265822785" calcext:value-type="float">
            <text:p>0.1601012658</text:p>
          </table:table-cell>
          <table:table-cell table:formula="of:= 100 * [.M20] * [.M29] / [.$D20]" office:value-type="float" office:value="0.323924050632911" calcext:value-type="float">
            <text:p>0.3239240506</text:p>
          </table:table-cell>
          <table:table-cell table:formula="of:= 100 * [.N20] * [.N29] / [.$D20]" office:value-type="float" office:value="0.579443037974684" calcext:value-type="float">
            <text:p>0.579443038</text:p>
          </table:table-cell>
          <table:table-cell table:formula="of:= 100 * [.O20] * [.O29] / [.$D20]" office:value-type="float" office:value="0.87653164556962" calcext:value-type="float">
            <text:p>0.8765316456</text:p>
          </table:table-cell>
          <table:table-cell table:formula="of:= 100 * [.P20] * [.P29] / [.$D20]" office:value-type="float" office:value="1.07807594936709" calcext:value-type="float">
            <text:p>1.0780759494</text:p>
          </table:table-cell>
          <table:table-cell table:formula="of:= 100 * [.Q20] * [.Q29] / [.$D20]" office:value-type="float" office:value="0.951544303797468" calcext:value-type="float">
            <text:p>0.9515443038</text:p>
          </table:table-cell>
          <table:table-cell table:formula="of:= 100 * [.R20] * [.R29] / [.$D20]" office:value-type="float" office:value="1.43938481012658" calcext:value-type="float">
            <text:p>1.4393848101</text:p>
          </table:table-cell>
          <table:table-cell table:formula="of:= 100 * [.S20] * [.S29] / [.$D20]" office:value-type="float" office:value="2.06796962025316" calcext:value-type="float">
            <text:p>2.0679696203</text:p>
          </table:table-cell>
          <table:table-cell table:formula="of:= 100 * [.T20] * [.T29] / [.$D20]" office:value-type="float" office:value="2.78809113924051" calcext:value-type="float">
            <text:p>2.7880911392</text:p>
          </table:table-cell>
          <table:table-cell table:formula="of:= 100 * [.U20] * [.U29] / [.$D20]" office:value-type="float" office:value="3.56838987341772" calcext:value-type="float">
            <text:p>3.5683898734</text:p>
          </table:table-cell>
          <table:table-cell table:formula="of:= 100 * [.V20] * [.V29] / [.$D20]" office:value-type="float" office:value="4.32479746835443" calcext:value-type="float">
            <text:p>4.3247974684</text:p>
          </table:table-cell>
          <table:table-cell table:formula="of:= 100 * [.W20] * [.W29] / [.$D20]" office:value-type="float" office:value="4.9058835443038" calcext:value-type="float">
            <text:p>4.9058835443</text:p>
          </table:table-cell>
          <table:table-cell table:formula="of:= 100 * [.X20] * [.X29] / [.$D20]" office:value-type="float" office:value="5.09438734177215" calcext:value-type="float">
            <text:p>5.0943873418</text:p>
          </table:table-cell>
          <table:table-cell table:formula="of:= 100 * [.Y20] * [.Y29] / [.$D20]" office:value-type="float" office:value="4.62098734177215" calcext:value-type="float">
            <text:p>4.6209873418</text:p>
          </table:table-cell>
          <table:table-cell table:formula="of:= 100 * [.Z20] * [.Z29] / [.$D20]" office:value-type="float" office:value="3.07056962025316" calcext:value-type="float">
            <text:p>3.0705696203</text:p>
          </table:table-cell>
          <table:table-cell table:formula="of:= 100 * [.AA20] * [.AA29] / [.$D20]" office:value-type="float" office:value="3.6228417721519" calcext:value-type="float">
            <text:p>3.6228417722</text:p>
          </table:table-cell>
          <table:table-cell table:formula="of:= 100 * [.AB20] * [.AB29] / [.$D20]" office:value-type="float" office:value="4.14288810126582" calcext:value-type="float">
            <text:p>4.1428881013</text:p>
          </table:table-cell>
          <table:table-cell table:formula="of:= 100 * [.AC20] * [.AC29] / [.$D20]" office:value-type="float" office:value="4.59935443037975" calcext:value-type="float">
            <text:p>4.5993544304</text:p>
          </table:table-cell>
          <table:table-cell table:formula="of:= 100 * [.AD20] * [.AD29] / [.$D20]" office:value-type="float" office:value="4.92174987341772" calcext:value-type="float">
            <text:p>4.9217498734</text:p>
          </table:table-cell>
          <table:table-cell table:formula="of:= 100 * [.AE20] * [.AE29] / [.$D20]" office:value-type="float" office:value="5.06126202531646" calcext:value-type="float">
            <text:p>5.0612620253</text:p>
          </table:table-cell>
          <table:table-cell table:formula="of:= 100 * [.AF20] * [.AF29] / [.$D20]" office:value-type="float" office:value="4.93234227848101" calcext:value-type="float">
            <text:p>4.9323422785</text:p>
          </table:table-cell>
          <table:table-cell table:formula="of:= 100 * [.AG20] * [.AG29] / [.$D20]" office:value-type="float" office:value="4.45664734177215" calcext:value-type="float">
            <text:p>4.4566473418</text:p>
          </table:table-cell>
          <table:table-cell table:formula="of:= 100 * [.AH20] * [.AH29] / [.$D20]" office:value-type="float" office:value="3.5401235443038" calcext:value-type="float">
            <text:p>3.5401235443</text:p>
          </table:table-cell>
          <table:table-cell table:formula="of:= 100 * [.AI20] * [.AI29] / [.$D20]" office:value-type="float" office:value="2.08493772151899" calcext:value-type="float">
            <text:p>2.0849377215</text:p>
          </table:table-cell>
          <table:table-cell table:formula="of:= 100 * [.AJ20] * [.AJ29] / [.$D20]" office:value-type="float" office:value="1.82480259493671" calcext:value-type="float">
            <text:p>1.8248025949</text:p>
          </table:table-cell>
          <table:table-cell table:formula="of:= 100 * [.AK20] * [.AK29] / [.$D20]" office:value-type="float" office:value="1.40547835443038" calcext:value-type="float">
            <text:p>1.4054783544</text:p>
          </table:table-cell>
          <table:table-cell table:formula="of:= 100 * [.AL20] * [.AL29] / [.$D20]" office:value-type="float" office:value="0.804216012658228" calcext:value-type="float">
            <text:p>0.8042160127</text:p>
          </table:table-cell>
          <table:table-cell table:formula="of:= 100 * [.AM20] * [.AM29] / [.$D20]" office:value-type="float" office:value="0.365203518987342" calcext:value-type="float">
            <text:p>0.365203519</text:p>
          </table:table-cell>
          <table:table-cell table:formula="of:= 100 * [.AN20] * [.AN29] / [.$D20]" office:value-type="float" office:value="0.369814693670886" calcext:value-type="float">
            <text:p>0.3698146937</text:p>
          </table:table-cell>
          <table:table-cell table:formula="of:= 100 * [.AO20] * [.AO29] / [.$D20]" office:value-type="float" office:value="0.366595827848101" calcext:value-type="float">
            <text:p>0.3665958278</text:p>
          </table:table-cell>
          <table:table-cell table:formula="of:= 100 * [.AP20] * [.AP29] / [.$D20]" office:value-type="float" office:value="0.355125187341772" calcext:value-type="float">
            <text:p>0.3551251873</text:p>
          </table:table-cell>
          <table:table-cell table:formula="of:= 100 * [.AQ20] * [.AQ29] / [.$D20]" office:value-type="float" office:value="0.334040855696202" calcext:value-type="float">
            <text:p>0.3340408557</text:p>
          </table:table-cell>
          <table:table-cell table:formula="of:= 100 * [.AR20] * [.AR29] / [.$D20]" office:value-type="float" office:value="0.303224797468354" calcext:value-type="float">
            <text:p>0.3032247975</text:p>
          </table:table-cell>
          <table:table-cell table:formula="of:= 100 * [.AS20] * [.AS29] / [.$D20]" office:value-type="float" office:value="0.262301407594937" calcext:value-type="float">
            <text:p>0.2623014076</text:p>
          </table:table-cell>
          <table:table-cell table:formula="of:= 100 * [.AT20] * [.AT29] / [.$D20]" office:value-type="float" office:value="0.211064893670886" calcext:value-type="float">
            <text:p>0.2110648937</text:p>
          </table:table-cell>
          <table:table-cell table:formula="of:= 100 * [.AU20] * [.AU29] / [.$D20]" office:value-type="float" office:value="0.149856015189873" calcext:value-type="float">
            <text:p>0.1498560152</text:p>
          </table:table-cell>
          <table:table-cell table:formula="of:= 100 * [.AV20] * [.AV29] / [.$D20]" office:value-type="float" office:value="0.0791961088607595" calcext:value-type="float">
            <text:p>0.0791961089</text:p>
          </table:table-cell>
          <table:table-cell table:formula="of:= 100 * [.AW20] * [.AW29] / [.$D20]" office:value-type="float" office:value="0" calcext:value-type="float">
            <text:p>0</text:p>
          </table:table-cell>
          <table:table-cell table:formula="of:= 100 * [.AX20] * [.AX29] / [.$D20]" office:value-type="float" office:value="0" calcext:value-type="float">
            <text:p>0</text:p>
          </table:table-cell>
          <table:table-cell table:formula="of:= 100 * [.AY20] * [.AY29] / [.$D20]" office:value-type="float" office:value="0" calcext:value-type="float">
            <text:p>0</text:p>
          </table:table-cell>
          <table:table-cell table:formula="of:= 100 * [.AZ20] * [.AZ29] / [.$D20]" office:value-type="float" office:value="0" calcext:value-type="float">
            <text:p>0</text:p>
          </table:table-cell>
          <table:table-cell table:formula="of:= 100 * [.BA20] * [.BA29] / [.$D20]" office:value-type="float" office:value="0" calcext:value-type="float">
            <text:p>0</text:p>
          </table:table-cell>
          <table:table-cell table:formula="of:= 100 * [.BB20] * [.BB29] / [.$D20]" office:value-type="float" office:value="0" calcext:value-type="float">
            <text:p>0</text:p>
          </table:table-cell>
          <table:table-cell table:formula="of:= 100 * [.BC20] * [.BC29] / [.$D20]" office:value-type="float" office:value="0" calcext:value-type="float">
            <text:p>0</text:p>
          </table:table-cell>
          <table:table-cell table:formula="of:= 100 * [.BD20] * [.BD29] / [.$D20]" office:value-type="float" office:value="0" calcext:value-type="float">
            <text:p>0</text:p>
          </table:table-cell>
          <table:table-cell table:formula="of:= 100 * [.BE20] * [.BE29] / [.$D20]" office:value-type="float" office:value="0" calcext:value-type="float">
            <text:p>0</text:p>
          </table:table-cell>
          <table:table-cell table:formula="of:= 100 * [.BF20] * [.BF29] / [.$D20]" office:value-type="float" office:value="0" calcext:value-type="float">
            <text:p>0</text:p>
          </table:table-cell>
          <table:table-cell table:formula="of:= 100 * [.BG20] * [.BG29] / [.$D20]" office:value-type="float" office:value="0" calcext:value-type="float">
            <text:p>0</text:p>
          </table:table-cell>
          <table:table-cell table:formula="of:= 100 * [.BH20] * [.BH29] / [.$D20]" office:value-type="float" office:value="0" calcext:value-type="float">
            <text:p>0</text:p>
          </table:table-cell>
          <table:table-cell table:formula="of:= 100 * [.BI20] * [.BI29] / [.$D20]" office:value-type="float" office:value="0" calcext:value-type="float">
            <text:p>0</text:p>
          </table:table-cell>
          <table:table-cell table:formula="of:= 100 * [.BJ20] * [.BJ29] / [.$D20]" office:value-type="float" office:value="0" calcext:value-type="float">
            <text:p>0</text:p>
          </table:table-cell>
          <table:table-cell table:formula="of:= 100 * [.BK20] * [.BK29] / [.$D20]" office:value-type="float" office:value="0" calcext:value-type="float">
            <text:p>0</text:p>
          </table:table-cell>
          <table:table-cell table:formula="of:= 100 * [.BL20] * [.BL29] / [.$D20]" office:value-type="float" office:value="0" calcext:value-type="float">
            <text:p>0</text:p>
          </table:table-cell>
          <table:table-cell table:formula="of:= 100 * [.BM20] * [.BM29] / [.$D2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 table:formula="of:=SUM([.G39:.BP39])" office:value-type="float" office:value="80.6356087657534" calcext:value-type="float">
            <text:p>80.64</text:p>
          </table:table-cell>
          <table:table-cell office:value-type="string" calcext:value-type="string">
            <text:p>RTP%</text:p>
          </table:table-cell>
          <table:table-cell table:formula="of:= 100 * [.G21] * [.G30] / [.$D21]" office:value-type="float" office:value="0" calcext:value-type="float">
            <text:p>0</text:p>
          </table:table-cell>
          <table:table-cell table:formula="of:= 100 * [.H21] * [.H30] / [.$D21]" office:value-type="float" office:value="0.0010958904109589" calcext:value-type="float">
            <text:p>0.0010958904</text:p>
          </table:table-cell>
          <table:table-cell table:formula="of:= 100 * [.I21] * [.I30] / [.$D21]" office:value-type="float" office:value="0.00653424657534247" calcext:value-type="float">
            <text:p>0.0065342466</text:p>
          </table:table-cell>
          <table:table-cell table:formula="of:= 100 * [.J21] * [.J30] / [.$D21]" office:value-type="float" office:value="0.0268493150684932" calcext:value-type="float">
            <text:p>0.0268493151</text:p>
          </table:table-cell>
          <table:table-cell table:formula="of:= 100 * [.K21] * [.K30] / [.$D21]" office:value-type="float" office:value="0.0886986301369863" calcext:value-type="float">
            <text:p>0.0886986301</text:p>
          </table:table-cell>
          <table:table-cell table:formula="of:= 100 * [.L21] * [.L30] / [.$D21]" office:value-type="float" office:value="0.213123287671233" calcext:value-type="float">
            <text:p>0.2131232877</text:p>
          </table:table-cell>
          <table:table-cell table:formula="of:= 100 * [.M21] * [.M30] / [.$D21]" office:value-type="float" office:value="0.42" calcext:value-type="float">
            <text:p>0.42</text:p>
          </table:table-cell>
          <table:table-cell table:formula="of:= 100 * [.N21] * [.N30] / [.$D21]" office:value-type="float" office:value="0.725753424657534" calcext:value-type="float">
            <text:p>0.7257534247</text:p>
          </table:table-cell>
          <table:table-cell table:formula="of:= 100 * [.O21] * [.O30] / [.$D21]" office:value-type="float" office:value="1.07732876712329" calcext:value-type="float">
            <text:p>1.0773287671</text:p>
          </table:table-cell>
          <table:table-cell table:formula="of:= 100 * [.P21] * [.P30] / [.$D21]" office:value-type="float" office:value="1.31430136986301" calcext:value-type="float">
            <text:p>1.3143013699</text:p>
          </table:table-cell>
          <table:table-cell table:formula="of:= 100 * [.Q21] * [.Q30] / [.$D21]" office:value-type="float" office:value="1.13864383561644" calcext:value-type="float">
            <text:p>1.1386438356</text:p>
          </table:table-cell>
          <table:table-cell table:formula="of:= 100 * [.R21] * [.R30] / [.$D21]" office:value-type="float" office:value="1.68613150684932" calcext:value-type="float">
            <text:p>1.6861315068</text:p>
          </table:table-cell>
          <table:table-cell table:formula="of:= 100 * [.S21] * [.S30] / [.$D21]" office:value-type="float" office:value="2.37044383561644" calcext:value-type="float">
            <text:p>2.3704438356</text:p>
          </table:table-cell>
          <table:table-cell table:formula="of:= 100 * [.T21] * [.T30] / [.$D21]" office:value-type="float" office:value="3.16071095890411" calcext:value-type="float">
            <text:p>3.1607109589</text:p>
          </table:table-cell>
          <table:table-cell table:formula="of:= 100 * [.U21] * [.U30] / [.$D21]" office:value-type="float" office:value="3.99639452054795" calcext:value-type="float">
            <text:p>3.9963945205</text:p>
          </table:table-cell>
          <table:table-cell table:formula="of:= 100 * [.V21] * [.V30] / [.$D21]" office:value-type="float" office:value="4.77193150684932" calcext:value-type="float">
            <text:p>4.7719315068</text:p>
          </table:table-cell>
          <table:table-cell table:formula="of:= 100 * [.W21] * [.W30] / [.$D21]" office:value-type="float" office:value="5.32957808219178" calcext:value-type="float">
            <text:p>5.3295780822</text:p>
          </table:table-cell>
          <table:table-cell table:formula="of:= 100 * [.X21] * [.X30] / [.$D21]" office:value-type="float" office:value="5.44645479452055" calcext:value-type="float">
            <text:p>5.4464547945</text:p>
          </table:table-cell>
          <table:table-cell table:formula="of:= 100 * [.Y21] * [.Y30] / [.$D21]" office:value-type="float" office:value="4.84838356164383" calcext:value-type="float">
            <text:p>4.8483835616</text:p>
          </table:table-cell>
          <table:table-cell table:formula="of:= 100 * [.Z21] * [.Z30] / [.$D21]" office:value-type="float" office:value="3.17411232876712" calcext:value-type="float">
            <text:p>3.1741123288</text:p>
          </table:table-cell>
          <table:table-cell table:formula="of:= 100 * [.AA21] * [.AA30] / [.$D21]" office:value-type="float" office:value="3.67405273972603" calcext:value-type="float">
            <text:p>3.6740527397</text:p>
          </table:table-cell>
          <table:table-cell table:formula="of:= 100 * [.AB21] * [.AB30] / [.$D21]" office:value-type="float" office:value="4.12920657534247" calcext:value-type="float">
            <text:p>4.1292065753</text:p>
          </table:table-cell>
          <table:table-cell table:formula="of:= 100 * [.AC21] * [.AC30] / [.$D21]" office:value-type="float" office:value="4.4973504109589" calcext:value-type="float">
            <text:p>4.497350411</text:p>
          </table:table-cell>
          <table:table-cell table:formula="of:= 100 * [.AD21] * [.AD30] / [.$D21]" office:value-type="float" office:value="4.73264547945206" calcext:value-type="float">
            <text:p>4.7326454795</text:p>
          </table:table-cell>
          <table:table-cell table:formula="of:= 100 * [.AE21] * [.AE30] / [.$D21]" office:value-type="float" office:value="4.77524589041096" calcext:value-type="float">
            <text:p>4.7752458904</text:p>
          </table:table-cell>
          <table:table-cell table:formula="of:= 100 * [.AF21] * [.AF30] / [.$D21]" office:value-type="float" office:value="4.56435397260274" calcext:value-type="float">
            <text:p>4.5643539726</text:p>
          </table:table-cell>
          <table:table-cell table:formula="of:= 100 * [.AG21] * [.AG30] / [.$D21]" office:value-type="float" office:value="4.04438671232877" calcext:value-type="float">
            <text:p>4.0443867123</text:p>
          </table:table-cell>
          <table:table-cell table:formula="of:= 100 * [.AH21] * [.AH30] / [.$D21]" office:value-type="float" office:value="3.14848931506849" calcext:value-type="float">
            <text:p>3.1484893151</text:p>
          </table:table-cell>
          <table:table-cell table:formula="of:= 100 * [.AI21] * [.AI30] / [.$D21]" office:value-type="float" office:value="1.81841287671233" calcext:value-type="float">
            <text:p>1.8184128767</text:p>
          </table:table-cell>
          <table:table-cell table:formula="of:= 100 * [.AJ21] * [.AJ30] / [.$D21]" office:value-type="float" office:value="1.55888188356164" calcext:value-type="float">
            <text:p>1.5588818836</text:p>
          </table:table-cell>
          <table:table-cell table:formula="of:= 100 * [.AK21] * [.AK30] / [.$D21]" office:value-type="float" office:value="1.17559109589041" calcext:value-type="float">
            <text:p>1.1755910959</text:p>
          </table:table-cell>
          <table:table-cell table:formula="of:= 100 * [.AL21] * [.AL30] / [.$D21]" office:value-type="float" office:value="0.6586225" calcext:value-type="float">
            <text:p>0.6586225</text:p>
          </table:table-cell>
          <table:table-cell table:formula="of:= 100 * [.AM21] * [.AM30] / [.$D21]" office:value-type="float" office:value="0.292455630136986" calcext:value-type="float">
            <text:p>0.2924556301</text:p>
          </table:table-cell>
          <table:table-cell table:formula="of:= 100 * [.AN21] * [.AN30] / [.$D21]" office:value-type="float" office:value="0.289598375342466" calcext:value-type="float">
            <text:p>0.2895983753</text:p>
          </table:table-cell>
          <table:table-cell table:formula="of:= 100 * [.AO21] * [.AO30] / [.$D21]" office:value-type="float" office:value="0.280549534246575" calcext:value-type="float">
            <text:p>0.2805495342</text:p>
          </table:table-cell>
          <table:table-cell table:formula="of:= 100 * [.AP21] * [.AP30] / [.$D21]" office:value-type="float" office:value="0.265366960273973" calcext:value-type="float">
            <text:p>0.2653669603</text:p>
          </table:table-cell>
          <table:table-cell table:formula="of:= 100 * [.AQ21] * [.AQ30] / [.$D21]" office:value-type="float" office:value="0.243749860273973" calcext:value-type="float">
            <text:p>0.2437498603</text:p>
          </table:table-cell>
          <table:table-cell table:formula="of:= 100 * [.AR21] * [.AR30] / [.$D21]" office:value-type="float" office:value="0.21590445890411" calcext:value-type="float">
            <text:p>0.2159044589</text:p>
          </table:table-cell>
          <table:table-cell table:formula="of:= 100 * [.AS21] * [.AS30] / [.$D21]" office:value-type="float" office:value="0.182066547945206" calcext:value-type="float">
            <text:p>0.1820665479</text:p>
          </table:table-cell>
          <table:table-cell table:formula="of:= 100 * [.AT21] * [.AT30] / [.$D21]" office:value-type="float" office:value="0.142761912328767" calcext:value-type="float">
            <text:p>0.1427619123</text:p>
          </table:table-cell>
          <table:table-cell table:formula="of:= 100 * [.AU21] * [.AU30] / [.$D21]" office:value-type="float" office:value="0.0986841041095891" calcext:value-type="float">
            <text:p>0.0986841041</text:p>
          </table:table-cell>
          <table:table-cell table:formula="of:= 100 * [.AV21] * [.AV30] / [.$D21]" office:value-type="float" office:value="0.0507620671232877" calcext:value-type="float">
            <text:p>0.0507620671</text:p>
          </table:table-cell>
          <table:table-cell table:formula="of:= 100 * [.AW21] * [.AW30] / [.$D21]" office:value-type="float" office:value="0" calcext:value-type="float">
            <text:p>0</text:p>
          </table:table-cell>
          <table:table-cell table:formula="of:= 100 * [.AX21] * [.AX30] / [.$D21]" office:value-type="float" office:value="0" calcext:value-type="float">
            <text:p>0</text:p>
          </table:table-cell>
          <table:table-cell table:formula="of:= 100 * [.AY21] * [.AY30] / [.$D21]" office:value-type="float" office:value="0" calcext:value-type="float">
            <text:p>0</text:p>
          </table:table-cell>
          <table:table-cell table:formula="of:= 100 * [.AZ21] * [.AZ30] / [.$D21]" office:value-type="float" office:value="0" calcext:value-type="float">
            <text:p>0</text:p>
          </table:table-cell>
          <table:table-cell table:formula="of:= 100 * [.BA21] * [.BA30] / [.$D21]" office:value-type="float" office:value="0" calcext:value-type="float">
            <text:p>0</text:p>
          </table:table-cell>
          <table:table-cell table:formula="of:= 100 * [.BB21] * [.BB30] / [.$D21]" office:value-type="float" office:value="0" calcext:value-type="float">
            <text:p>0</text:p>
          </table:table-cell>
          <table:table-cell table:formula="of:= 100 * [.BC21] * [.BC30] / [.$D21]" office:value-type="float" office:value="0" calcext:value-type="float">
            <text:p>0</text:p>
          </table:table-cell>
          <table:table-cell table:formula="of:= 100 * [.BD21] * [.BD30] / [.$D21]" office:value-type="float" office:value="0" calcext:value-type="float">
            <text:p>0</text:p>
          </table:table-cell>
          <table:table-cell table:formula="of:= 100 * [.BE21] * [.BE30] / [.$D21]" office:value-type="float" office:value="0" calcext:value-type="float">
            <text:p>0</text:p>
          </table:table-cell>
          <table:table-cell table:formula="of:= 100 * [.BF21] * [.BF30] / [.$D21]" office:value-type="float" office:value="0" calcext:value-type="float">
            <text:p>0</text:p>
          </table:table-cell>
          <table:table-cell table:formula="of:= 100 * [.BG21] * [.BG30] / [.$D21]" office:value-type="float" office:value="0" calcext:value-type="float">
            <text:p>0</text:p>
          </table:table-cell>
          <table:table-cell table:formula="of:= 100 * [.BH21] * [.BH30] / [.$D21]" office:value-type="float" office:value="0" calcext:value-type="float">
            <text:p>0</text:p>
          </table:table-cell>
          <table:table-cell table:formula="of:= 100 * [.BI21] * [.BI30] / [.$D21]" office:value-type="float" office:value="0" calcext:value-type="float">
            <text:p>0</text:p>
          </table:table-cell>
          <table:table-cell table:formula="of:= 100 * [.BJ21] * [.BJ30] / [.$D21]" office:value-type="float" office:value="0" calcext:value-type="float">
            <text:p>0</text:p>
          </table:table-cell>
          <table:table-cell table:formula="of:= 100 * [.BK21] * [.BK30] / [.$D21]" office:value-type="float" office:value="0" calcext:value-type="float">
            <text:p>0</text:p>
          </table:table-cell>
          <table:table-cell table:formula="of:= 100 * [.BL21] * [.BL30] / [.$D21]" office:value-type="float" office:value="0" calcext:value-type="float">
            <text:p>0</text:p>
          </table:table-cell>
          <table:table-cell table:formula="of:= 100 * [.BM21] * [.BM30] / [.$D2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 style:data-style-name="N2" text:time-value="00:34:46.7970111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2:42:42.590296163</meta:creation-date>
    <meta:generator>LibreOffice/5.1.6.2$Linux_X86_64 LibreOffice_project/10m0$Build-2</meta:generator>
    <dc:date>2017-08-02T01:09:56.226732730</dc:date>
    <meta:editing-duration>PT5H41M4S</meta:editing-duration>
    <meta:editing-cycles>95</meta:editing-cycles>
    <meta:document-statistic meta:table-count="3" meta:cell-count="3364" meta:object-count="0"/>
  </office:meta>
</office:document-meta>
</file>